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9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29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29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3" style:family="table-cell" style:parent-style-name="Default">
      <style:table-cell-properties fo:background-color="#81d41a" fo:border="0.74pt solid #000000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7" style:family="table-cell" style:parent-style-name="Default" style:data-style-name="N133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3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I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>
            <text:p/>
          </table:table-cell>
          <table:table-cell table:style-name="ce81" table:formula="of:=IFERROR(&quot;1/&quot; &amp; TEXT(1000/[$'Combined Results (Full-Sensor, 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2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2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2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3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3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4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1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1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1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14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1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1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5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1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5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1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5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6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1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16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16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16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16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16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7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1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17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17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1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17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18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18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1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18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19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19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19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19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0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0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0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0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0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1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1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1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1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1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1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1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1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1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1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2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2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3]" office:value-type="string" office:string-value="Sony A7M3" calcext:value-type="string">
            <text:p>Sony A7M3</text:p>
          </table:table-cell>
          <table:table-cell table:style-name="ce74" table:formula="of:=IFERROR(&quot;1/&quot; &amp; TEXT(1000/[$'Combined Results (Full-Sensor, ms)'.B2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3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3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3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4]" office:value-type="string" office:string-value="Sony A7rIV" calcext:value-type="string">
            <text:p>Sony A7rIV</text:p>
          </table:table-cell>
          <table:table-cell table:style-name="ce73" table:formula="of:=IFERROR(&quot;1/&quot; &amp; TEXT(1000/[$'Combined Results (Full-Sensor, ms)'.B2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2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2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5]" office:value-type="string" office:string-value="Sony A7rV" calcext:value-type="string">
            <text:p>Sony A7rV</text:p>
          </table:table-cell>
          <table:table-cell table:style-name="ce74" table:formula="of:=IFERROR(&quot;1/&quot; &amp; TEXT(1000/[$'Combined Results (Full-Sensor, ms)'.B2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2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2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45" table:formula="of:=[$'Combined Results (Full-Sensor, ms)'.A26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26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6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2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26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26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26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47" table:formula="of:=[$'Combined Results (Full-Sensor, ms)'.A27]" office:value-type="string" office:string-value="Sony ZV1" calcext:value-type="string">
            <text:p>Sony ZV1</text:p>
          </table:table-cell>
          <table:table-cell table:style-name="ce74" table:formula="of:=IFERROR(&quot;1/&quot; &amp; TEXT(1000/[$'Combined Results (Full-Sensor, ms)'.B27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27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27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27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27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48" table:formula="of:=[$'Combined Results (Full-Sensor, ms)'.A28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8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8]; &quot;0&quot;);&quot;&quot;)">
            <text:p/>
          </table:table-cell>
          <table:table-cell table:style-name="ce75" table:formula="of:=IFERROR(&quot;1/&quot; &amp; TEXT(1000/[$'Combined Results (Full-Sensor, ms)'.D28]; &quot;0&quot;);&quot;&quot;)">
            <text:p/>
          </table:table-cell>
          <table:table-cell table:style-name="ce75" table:formula="of:=IFERROR(&quot;1/&quot; &amp; TEXT(1000/[$'Combined Results (Full-Sensor, ms)'.E28]; &quot;0&quot;);&quot;&quot;)">
            <text:p/>
          </table:table-cell>
          <table:table-cell table:style-name="ce75" table:formula="of:=IFERROR(&quot;1/&quot; &amp; TEXT(1000/[$'Combined Results (Full-Sensor, ms)'.F28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8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8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8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8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8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84" table:formula="of:=[$'Canon M50 II'.F6]" office:value-type="float" office:value="78.3929446349829" calcext:value-type="float">
            <text:p>78.39 ms</text:p>
          </table:table-cell>
          <table:table-cell table:style-name="ce84" table:number-columns-repeated="5"/>
          <table:table-cell table:style-name="ce84" table:formula="of:=[$'Canon M50 II'.F7]" office:value-type="float" office:value="32.7935222672065" calcext:value-type="float">
            <text:p>32.79 ms</text:p>
          </table:table-cell>
          <table:table-cell table:style-name="ce84"/>
          <table:table-cell table:style-name="ce84" table:formula="of:=[$'Canon M50 II'.F8]" office:value-type="float" office:value="13.4328358208955" calcext:value-type="float">
            <text:p>13.43 ms</text:p>
          </table:table-cell>
          <table:table-cell table:style-name="ce84" table:formula="of:=[$'Canon M50 II'.F9]" office:value-type="float" office:value="13.374613003096" calcext:value-type="float">
            <text:p>13.37 ms</text:p>
          </table:table-cell>
          <table:table-cell table:style-name="ce90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85" table:formula="of:=[$'Canon R5'.F6]" office:value-type="float" office:value="16.392" calcext:value-type="float">
            <text:p>16.39 ms</text:p>
          </table:table-cell>
          <table:table-cell table:style-name="ce85" table:formula="of:=[$'Canon R5'.F12]" office:value-type="float" office:value="15.5900396968603" calcext:value-type="float">
            <text:p>15.59 ms</text:p>
          </table:table-cell>
          <table:table-cell table:style-name="ce85" table:formula="of:=[$'Canon R5'.F13]" office:value-type="float" office:value="15.4949784791966" calcext:value-type="float">
            <text:p>15.49 ms</text:p>
          </table:table-cell>
          <table:table-cell table:style-name="ce85" table:formula="of:=[$'Canon R5'.F14]" office:value-type="float" office:value="7.84029038112523" calcext:value-type="float">
            <text:p>7.84 ms</text:p>
          </table:table-cell>
          <table:table-cell table:style-name="ce85" table:formula="of:=[$'Canon R5'.F15]" office:value-type="float" office:value="9.72972972972973" calcext:value-type="float">
            <text:p>9.73 ms</text:p>
          </table:table-cell>
          <table:table-cell table:style-name="ce85" table:formula="of:=[$'Canon R5'.F16]" office:value-type="float" office:value="9.70786516853933" calcext:value-type="float">
            <text:p>9.71 ms</text:p>
          </table:table-cell>
          <table:table-cell table:style-name="ce85" table:formula="of:=[$'Canon R5'.F17]" office:value-type="float" office:value="9.70786516853933" calcext:value-type="float">
            <text:p>9.71 ms</text:p>
          </table:table-cell>
          <table:table-cell table:style-name="ce85" table:formula="of:=[$'Canon R5'.F18]" office:value-type="float" office:value="7.78378378378378" calcext:value-type="float">
            <text:p>7.78 ms</text:p>
          </table:table-cell>
          <table:table-cell table:style-name="ce85" table:formula="of:=[$'Canon R5'.F19]" office:value-type="float" office:value="9.71514242878561" calcext:value-type="float">
            <text:p>9.72 ms</text:p>
          </table:table-cell>
          <table:table-cell table:style-name="ce85" table:formula="of:=[$'Canon R5'.F20]" office:value-type="float" office:value="9.70059880239521" calcext:value-type="float">
            <text:p>9.70 ms</text:p>
          </table:table-cell>
          <table:table-cell table:style-name="ce85" table:formula="of:=[$'Canon R5'.F21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84" table:formula="of:=[$'Canon R7'.F6]" office:value-type="float" office:value="29.696" calcext:value-type="float">
            <text:p>29.70 ms</text:p>
          </table:table-cell>
          <table:table-cell table:style-name="ce84" table:number-columns-repeated="3"/>
          <table:table-cell table:style-name="ce84" table:formula="of:=[$'Canon R7'.F12]" office:value-type="float" office:value="13.5168961201502" calcext:value-type="float">
            <text:p>13.52 ms</text:p>
          </table:table-cell>
          <table:table-cell table:style-name="ce84" table:formula="of:=[$'Canon R7'.F13]" office:value-type="float" office:value="13.4915677701437" calcext:value-type="float">
            <text:p>13.49 ms</text:p>
          </table:table-cell>
          <table:table-cell table:style-name="ce84" table:formula="of:=[$'Canon R7'.F14]" office:value-type="float" office:value="13.4411947728687" calcext:value-type="float">
            <text:p>13.44 ms</text:p>
          </table:table-cell>
          <table:table-cell table:style-name="ce84" table:formula="of:=[$'Canon R7'.F15]" office:value-type="float" office:value="7.12871287128713" calcext:value-type="float">
            <text:p>7.13 ms</text:p>
          </table:table-cell>
          <table:table-cell table:style-name="ce84" table:formula="of:=[$'Canon R7'.F16]" office:value-type="float" office:value="11.8844566712517" calcext:value-type="float">
            <text:p>11.88 ms</text:p>
          </table:table-cell>
          <table:table-cell table:style-name="ce84" table:formula="of:=[$'Canon R7'.F17]" office:value-type="float" office:value="12.0166898470097" calcext:value-type="float">
            <text:p>12.02 ms</text:p>
          </table:table-cell>
          <table:table-cell table:style-name="ce90" table:formula="of:=[$'Canon R7'.F18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85" table:formula="of:=[$'Fuji 50S'.F6]" office:value-type="float" office:value="299.036220472441" calcext:value-type="float">
            <text:p>299.04 ms</text:p>
          </table:table-cell>
          <table:table-cell table:style-name="ce85" table:number-columns-repeated="8"/>
          <table:table-cell table:style-name="ce85" table:formula="of:=[$'Fuji 50S'.F7]" office:value-type="float" office:value="30.9307875894988" calcext:value-type="float">
            <text:p>30.93 ms</text:p>
          </table:table-cell>
          <table:table-cell table:style-name="ce91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45" table:formula="of:=[$'Fuji X100V'.A1]" office:value-type="string" office:string-value="Fuji X100V" calcext:value-type="string">
            <text:p>Fuji X100V</text:p>
          </table:table-cell>
          <table:table-cell table:style-name="ce84" table:formula="of:=[$'Fuji X100V'.F6]" office:value-type="float" office:value="24.0984793627806" calcext:value-type="float">
            <text:p>24.10 ms</text:p>
          </table:table-cell>
          <table:table-cell table:style-name="ce84" table:number-columns-repeated="4"/>
          <table:table-cell table:style-name="ce84" table:formula="of:=[$'Fuji X100V'.F12]" office:value-type="float" office:value="20.3533568904594" calcext:value-type="float">
            <text:p>20.35 ms</text:p>
          </table:table-cell>
          <table:table-cell table:style-name="ce84" table:formula="of:=[$'Fuji X100V'.F13]" office:value-type="float" office:value="20.3533568904594" calcext:value-type="float">
            <text:p>20.35 ms</text:p>
          </table:table-cell>
          <table:table-cell table:style-name="ce84"/>
          <table:table-cell table:style-name="ce84" table:formula="of:=[$'Fuji X100V'.F14]" office:value-type="float" office:value="12.7433628318584" calcext:value-type="float">
            <text:p>12.74 ms</text:p>
          </table:table-cell>
          <table:table-cell table:style-name="ce84" table:formula="of:=[$'Fuji X100V'.F15]" office:value-type="float" office:value="12.7433628318584" calcext:value-type="float">
            <text:p>12.74 ms</text:p>
          </table:table-cell>
          <table:table-cell table:style-name="ce90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47" table:formula="of:=[$'Leica M11'.A1]" office:value-type="string" office:string-value="Leica M11" calcext:value-type="string">
            <text:p>Leica M11</text:p>
          </table:table-cell>
          <table:table-cell table:style-name="ce85" table:formula="of:=[$'Leica M11'.F6]" office:value-type="float" office:value="102.043415340087" calcext:value-type="float">
            <text:p>102.04 ms</text:p>
          </table:table-cell>
          <table:table-cell table:style-name="ce85" table:number-columns-repeated="9"/>
          <table:table-cell table:style-name="ce91"/>
          <table:table-cell table:number-columns-repeated="2"/>
        </table:table-row>
        <table:table-row table:style-name="ro3">
          <table:table-cell table:style-name="ce45" table:formula="of:=[$'Leica Q2'.A1]" office:value-type="string" office:string-value="Leica Q2" calcext:value-type="string">
            <text:p>Leica Q2</text:p>
          </table:table-cell>
          <table:table-cell table:style-name="ce84" table:formula="of:=[$'Leica Q2'.F6]" office:value-type="float" office:value="38.7105719237435" calcext:value-type="float">
            <text:p>38.71 ms</text:p>
          </table:table-cell>
          <table:table-cell table:style-name="ce84" table:number-columns-repeated="9"/>
          <table:table-cell table:style-name="ce90"/>
          <table:table-cell table:number-columns-repeated="2"/>
        </table:table-row>
        <table:table-row table:style-name="ro3">
          <table:table-cell table:style-name="ce47" table:formula="of:=[$'Leica SL2'.A1]" office:value-type="string" office:string-value="Leica SL2" calcext:value-type="string">
            <text:p>Leica SL2</text:p>
          </table:table-cell>
          <table:table-cell table:style-name="ce85" table:formula="of:=[$'Leica SL2'.F6]" office:value-type="float" office:value="38.8066517746339" calcext:value-type="float">
            <text:p>38.81 ms</text:p>
          </table:table-cell>
          <table:table-cell table:style-name="ce85" table:number-columns-repeated="3"/>
          <table:table-cell table:style-name="ce85" table:formula="of:=[$'Leica SL2'.F15]" office:value-type="float" office:value="15.9057437407953" calcext:value-type="float">
            <text:p>15.91 ms</text:p>
          </table:table-cell>
          <table:table-cell table:style-name="ce85" table:formula="of:=[$'Leica SL2'.F16]" office:value-type="float" office:value="15.9057437407953" calcext:value-type="float">
            <text:p>15.91 ms</text:p>
          </table:table-cell>
          <table:table-cell table:style-name="ce85" table:formula="of:=[$'Leica SL2'.F17]" office:value-type="float" office:value="15.9763313609467" calcext:value-type="float">
            <text:p>15.98 ms</text:p>
          </table:table-cell>
          <table:table-cell table:style-name="ce85"/>
          <table:table-cell table:style-name="ce85" table:formula="of:=[$'Leica SL2'.F18]" office:value-type="float" office:value="14.094616639478" calcext:value-type="float">
            <text:p>14.09 ms</text:p>
          </table:table-cell>
          <table:table-cell table:style-name="ce85" table:formula="of:=[$'Leica SL2'.F19]" office:value-type="float" office:value="14.1361256544503" calcext:value-type="float">
            <text:p>14.14 ms</text:p>
          </table:table-cell>
          <table:table-cell table:style-name="ce91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45" table:formula="of:=[$'Nikon Z6'.A1]" office:value-type="string" office:string-value="Nikon Z6" calcext:value-type="string">
            <text:p>Nikon Z6</text:p>
          </table:table-cell>
          <table:table-cell table:style-name="ce84" table:formula="of:=[$'Nikon Z6'.F6]" office:value-type="float" office:value="50.5078232226187" calcext:value-type="float">
            <text:p>50.51 ms</text:p>
          </table:table-cell>
          <table:table-cell table:style-name="ce84" table:number-columns-repeated="4"/>
          <table:table-cell table:style-name="ce84" table:formula="of:=[$'Nikon Z6'.F8]" office:value-type="float" office:value="22.1538461538462" calcext:value-type="float">
            <text:p>22.15 ms</text:p>
          </table:table-cell>
          <table:table-cell table:style-name="ce84" table:formula="of:=[$'Nikon Z6'.F9]" office:value-type="float" office:value="22.1538461538462" calcext:value-type="float">
            <text:p>22.15 ms</text:p>
          </table:table-cell>
          <table:table-cell table:style-name="ce84" table:formula="of:=[$'Nikon Z6'.F10]" office:value-type="float" office:value="5.14898688915376" calcext:value-type="float">
            <text:p>5.15 ms</text:p>
          </table:table-cell>
          <table:table-cell table:style-name="ce84" table:formula="of:=[$'Nikon Z6'.F11]" office:value-type="float" office:value="7.33031674208145" calcext:value-type="float">
            <text:p>7.33 ms</text:p>
          </table:table-cell>
          <table:table-cell table:style-name="ce84" table:formula="of:=[$'Nikon Z6'.F12]" office:value-type="float" office:value="7.33446519524618" calcext:value-type="float">
            <text:p>7.3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7'.A1]" office:value-type="string" office:string-value="Nikon Z7" calcext:value-type="string">
            <text:p>Nikon Z7</text:p>
          </table:table-cell>
          <table:table-cell table:style-name="ce85" table:formula="of:=[$'Nikon Z7'.F6]" office:value-type="float" office:value="65.6671306422748" calcext:value-type="float">
            <text:p>65.67 ms</text:p>
          </table:table-cell>
          <table:table-cell table:style-name="ce85" table:number-columns-repeated="4"/>
          <table:table-cell table:style-name="ce85" table:formula="of:=[$'Nikon Z7'.F8]" office:value-type="float" office:value="30.0596421471173" calcext:value-type="float">
            <text:p>30.06 ms</text:p>
          </table:table-cell>
          <table:table-cell table:style-name="ce85" table:formula="of:=[$'Nikon Z7'.F9]" office:value-type="float" office:value="30.1195219123506" calcext:value-type="float">
            <text:p>30.12 ms</text:p>
          </table:table-cell>
          <table:table-cell table:style-name="ce85" table:formula="of:=[$'Nikon Z7'.F10]" office:value-type="float" office:value="6.94533762057878" calcext:value-type="float">
            <text:p>6.95 ms</text:p>
          </table:table-cell>
          <table:table-cell table:style-name="ce85" table:formula="of:=[$'Nikon Z7'.F11]" office:value-type="float" office:value="10.6930693069307" calcext:value-type="float">
            <text:p>10.69 ms</text:p>
          </table:table-cell>
          <table:table-cell table:style-name="ce85" table:formula="of:=[$'Nikon Z7'.F12]" office:value-type="float" office:value="10.6273062730627" calcext:value-type="float">
            <text:p>10.63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Nikon Z9'.A1]" office:value-type="string" office:string-value="Nikon Z9" calcext:value-type="string">
            <text:p>Nikon Z9</text:p>
          </table:table-cell>
          <table:table-cell table:style-name="ce84" table:formula="of:=[$'Nikon Z9'.F6]" office:value-type="float" office:value="3.72647257955315" calcext:value-type="float">
            <text:p>3.73 ms</text:p>
          </table:table-cell>
          <table:table-cell table:style-name="ce84" table:formula="of:=[$'Nikon Z9'.F7]" office:value-type="float" office:value="14.4200278164117" calcext:value-type="float">
            <text:p>14.42 ms</text:p>
          </table:table-cell>
          <table:table-cell table:style-name="ce84" table:formula="of:=[$'Nikon Z9'.F8]" office:value-type="float" office:value="14.4401114206128" calcext:value-type="float">
            <text:p>14.44 ms</text:p>
          </table:table-cell>
          <table:table-cell table:style-name="ce84" table:formula="of:=[$'Nikon Z9'.F9]" office:value-type="float" office:value="4.87034949267193" calcext:value-type="float">
            <text:p>4.87 ms</text:p>
          </table:table-cell>
          <table:table-cell table:style-name="ce84" table:formula="of:=[$'Nikon Z9'.F11]" office:value-type="float" office:value="14.4550669216061" calcext:value-type="float">
            <text:p>14.46 ms</text:p>
          </table:table-cell>
          <table:table-cell table:style-name="ce84" table:formula="of:=[$'Nikon Z9'.F12]" office:value-type="float" office:value="14.510556621881" calcext:value-type="float">
            <text:p>14.51 ms</text:p>
          </table:table-cell>
          <table:table-cell table:style-name="ce84" table:formula="of:=[$'Nikon Z9'.F13]" office:value-type="float" office:value="14.4550669216061" calcext:value-type="float">
            <text:p>14.46 ms</text:p>
          </table:table-cell>
          <table:table-cell table:style-name="ce84" table:formula="of:=[$'Nikon Z9'.F14]" office:value-type="float" office:value="4.81069042316258" calcext:value-type="float">
            <text:p>4.81 ms</text:p>
          </table:table-cell>
          <table:table-cell table:style-name="ce84" table:formula="of:=[$'Nikon Z9'.F15]" office:value-type="float" office:value="4.84848484848485" calcext:value-type="float">
            <text:p>4.85 ms</text:p>
          </table:table-cell>
          <table:table-cell table:style-name="ce84" table:formula="of:=[$'Nikon Z9'.F16]" office:value-type="float" office:value="4.85939257592801" calcext:value-type="float">
            <text:p>4.86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Nikon Zf'.A1]" office:value-type="string" office:string-value="Nikon Zf" calcext:value-type="string">
            <text:p>Nikon Zf</text:p>
          </table:table-cell>
          <table:table-cell table:style-name="ce85" table:formula="of:=[$'Nikon Zf'.F6]" office:value-type="float" office:value="50.5078232226187" calcext:value-type="float">
            <text:p>50.51 ms</text:p>
          </table:table-cell>
          <table:table-cell table:style-name="ce85" table:number-columns-repeated="3"/>
          <table:table-cell table:style-name="ce85" table:formula="of:=[$'Nikon Zf'.F9]" office:value-type="float" office:value="14.578177727784" calcext:value-type="float">
            <text:p>14.58 ms</text:p>
          </table:table-cell>
          <table:table-cell table:style-name="ce85" table:formula="of:=[$'Nikon Zf'.F10]" office:value-type="float" office:value="22.1311475409836" calcext:value-type="float">
            <text:p>22.13 ms</text:p>
          </table:table-cell>
          <table:table-cell table:style-name="ce85" table:formula="of:=[$'Nikon Zf'.F11]" office:value-type="float" office:value="22.17659137577" calcext:value-type="float">
            <text:p>22.18 ms</text:p>
          </table:table-cell>
          <table:table-cell table:style-name="ce85" table:formula="of:=[$'Nikon Zf'.F13]" office:value-type="float" office:value="5.19230769230769" calcext:value-type="float">
            <text:p>5.19 ms</text:p>
          </table:table-cell>
          <table:table-cell table:style-name="ce85" table:formula="of:=[$'Nikon Zf'.F14]" office:value-type="float" office:value="7.37201365187713" calcext:value-type="float">
            <text:p>7.37 ms</text:p>
          </table:table-cell>
          <table:table-cell table:style-name="ce85" table:formula="of:=[$'Nikon Zf'.F15]" office:value-type="float" office:value="7.38882554161916" calcext:value-type="float">
            <text:p>7.39 ms</text:p>
          </table:table-cell>
          <table:table-cell table:style-name="ce91"/>
          <table:table-cell table:number-columns-repeated="2"/>
        </table:table-row>
        <table:table-row table:style-name="ro3">
          <table:table-cell table:style-name="ce45" table:formula="of:=[$'Olympus E-M5 III'.A1]" office:value-type="string" office:string-value="Olympus E-M5 III" calcext:value-type="string">
            <text:p>Olympus E-M5 III</text:p>
          </table:table-cell>
          <table:table-cell table:style-name="ce84" table:formula="of:=[$'Olympus E-M5 III'.F6]" office:value-type="float" office:value="16.1551246537396" calcext:value-type="float">
            <text:p>16.16 ms</text:p>
          </table:table-cell>
          <table:table-cell table:style-name="ce84" table:number-columns-repeated="4"/>
          <table:table-cell table:style-name="ce84" table:formula="of:=[$'Olympus E-M5 III'.F8]" office:value-type="float" office:value="12.0940649496081" calcext:value-type="float">
            <text:p>12.09 ms</text:p>
          </table:table-cell>
          <table:table-cell table:style-name="ce84" table:formula="of:=[$'Olympus E-M5 III'.F9]" office:value-type="float" office:value="12.1178120617111" calcext:value-type="float">
            <text:p>12.12 ms</text:p>
          </table:table-cell>
          <table:table-cell table:style-name="ce84" table:formula="of:=[$'Olympus E-M5 III'.F11]" office:value-type="float" office:value="7.69596199524941" calcext:value-type="float">
            <text:p>7.70 ms</text:p>
          </table:table-cell>
          <table:table-cell table:style-name="ce84" table:formula="of:=[$'Olympus E-M5 III'.F12]" office:value-type="float" office:value="11.0344827586207" calcext:value-type="float">
            <text:p>11.03 ms</text:p>
          </table:table-cell>
          <table:table-cell table:style-name="ce84" table:formula="of:=[$'Olympus E-M5 III'.F13]" office:value-type="float" office:value="10.9783989834816" calcext:value-type="float">
            <text:p>10.98 ms</text:p>
          </table:table-cell>
          <table:table-cell table:style-name="ce90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47" table:formula="of:=[$'OMS OM-1'.A1]" office:value-type="string" office:string-value="OMS OM-1" calcext:value-type="string">
            <text:p>OMS OM-1</text:p>
          </table:table-cell>
          <table:table-cell table:style-name="ce85" table:formula="of:=[$'OMS OM-1'.F6]" office:value-type="float" office:value="7.9781121751026" calcext:value-type="float">
            <text:p>7.98 ms</text:p>
          </table:table-cell>
          <table:table-cell table:style-name="ce85" table:number-columns-repeated="3"/>
          <table:table-cell table:style-name="ce85" table:formula="of:=[$'OMS OM-1'.F8]" office:value-type="float" office:value="6.99029126213592" calcext:value-type="float">
            <text:p>6.99 ms</text:p>
          </table:table-cell>
          <table:table-cell table:style-name="ce85" table:formula="of:=[$'OMS OM-1'.F9]" office:value-type="float" office:value="6.99029126213592" calcext:value-type="float">
            <text:p>6.99 ms</text:p>
          </table:table-cell>
          <table:table-cell table:style-name="ce85" table:formula="of:=[$'OMS OM-1'.F10]" office:value-type="float" office:value="6.99784017278618" calcext:value-type="float">
            <text:p>7.00 ms</text:p>
          </table:table-cell>
          <table:table-cell table:style-name="ce85" table:formula="of:=[$'OMS OM-1'.F21]" office:value-type="float" office:value="4.64017185821697" calcext:value-type="float">
            <text:p>4.64 ms</text:p>
          </table:table-cell>
          <table:table-cell table:style-name="ce85" table:formula="of:=[$'OMS OM-1'.F22]" office:value-type="float" office:value="6.99029126213592" calcext:value-type="float">
            <text:p>6.99 ms</text:p>
          </table:table-cell>
          <table:table-cell table:style-name="ce85" table:formula="of:=[$'OMS OM-1'.F23]" office:value-type="float" office:value="6.96774193548387" calcext:value-type="float">
            <text:p>6.97 ms</text:p>
          </table:table-cell>
          <table:table-cell table:style-name="ce91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45" table:formula="of:=[$'Panasonic GX85'.A1]" office:value-type="string" office:string-value="Panasonic GX85" calcext:value-type="string">
            <text:p>Panasonic GX85</text:p>
          </table:table-cell>
          <table:table-cell table:style-name="ce84" table:formula="of:=[$'Panasonic GX85'.F6]" office:value-type="float" office:value="40.1175750153092" calcext:value-type="float">
            <text:p>40.12 ms</text:p>
          </table:table-cell>
          <table:table-cell table:style-name="ce84" table:number-columns-repeated="4"/>
          <table:table-cell table:style-name="ce84" table:formula="of:=[$'Panasonic GX85'.F7]" office:value-type="float" office:value="27.0615034168565" calcext:value-type="float">
            <text:p>27.06 ms</text:p>
          </table:table-cell>
          <table:table-cell table:style-name="ce84" table:formula="of:=[$'Panasonic GX85'.F8]" office:value-type="float" office:value="27.0563674321503" calcext:value-type="float">
            <text:p>27.06 ms</text:p>
          </table:table-cell>
          <table:table-cell table:style-name="ce84"/>
          <table:table-cell table:style-name="ce84" table:formula="of:=[$'Panasonic GX85'.F9]" office:value-type="float" office:value="14.3840177580466" calcext:value-type="float">
            <text:p>14.38 ms</text:p>
          </table:table-cell>
          <table:table-cell table:style-name="ce84" table:formula="of:=[$'Panasonic GX85'.F10]" office:value-type="float" office:value="14.4320712694878" calcext:value-type="float">
            <text:p>14.43 ms</text:p>
          </table:table-cell>
          <table:table-cell table:style-name="ce90"/>
          <table:table-cell table:number-columns-repeated="2"/>
        </table:table-row>
        <table:table-row table:style-name="ro3">
          <table:table-cell table:style-name="ce47" table:formula="of:=[$'Panasonic S1R'.A1]" office:value-type="string" office:string-value="Panasonic S1R" calcext:value-type="string">
            <text:p>Panasonic S1R</text:p>
          </table:table-cell>
          <table:table-cell table:style-name="ce85" table:formula="of:=[$'Panasonic S1R'.F6]" office:value-type="float" office:value="38.2302096705178" calcext:value-type="float">
            <text:p>38.23 ms</text:p>
          </table:table-cell>
          <table:table-cell table:style-name="ce85" table:number-columns-repeated="3"/>
          <table:table-cell table:style-name="ce85" table:formula="of:=[$'Panasonic S1R'.F7]" office:value-type="float" office:value="15.8573675930781" calcext:value-type="float">
            <text:p>15.86 ms</text:p>
          </table:table-cell>
          <table:table-cell table:style-name="ce85" table:formula="of:=[$'Panasonic S1R'.F8]" office:value-type="float" office:value="15.8823529411765" calcext:value-type="float">
            <text:p>15.88 ms</text:p>
          </table:table-cell>
          <table:table-cell table:style-name="ce85" table:formula="of:=[$'Panasonic S1R'.F9]" office:value-type="float" office:value="15.75" calcext:value-type="float">
            <text:p>15.75 ms</text:p>
          </table:table-cell>
          <table:table-cell table:style-name="ce85" table:formula="of:=[$'Panasonic S1R'.F15]" office:value-type="float" office:value="7.10526315789474" calcext:value-type="float">
            <text:p>7.11 ms</text:p>
          </table:table-cell>
          <table:table-cell table:style-name="ce85" table:formula="of:=[$'Panasonic S1R'.F10]" office:value-type="float" office:value="13.8906752411576" calcext:value-type="float">
            <text:p>13.89 ms</text:p>
          </table:table-cell>
          <table:table-cell table:style-name="ce85" table:formula="of:=[$'Panasonic S1R'.F11]" office:value-type="float" office:value="13.9354838709677" calcext:value-type="float">
            <text:p>13.94 ms</text:p>
          </table:table-cell>
          <table:table-cell table:style-name="ce91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45" table:formula="of:=[$'Panasonic S5 IIx'.A1]" office:value-type="string" office:string-value="Panasonic S5 IIx" calcext:value-type="string">
            <text:p>Panasonic S5 IIx</text:p>
          </table:table-cell>
          <table:table-cell table:style-name="ce84" table:formula="of:=[$'Panasonic S5 IIx'.F6]" office:value-type="float" office:value="50.735082156241" calcext:value-type="float">
            <text:p>50.74 ms</text:p>
          </table:table-cell>
          <table:table-cell table:style-name="ce84" table:number-columns-repeated="3"/>
          <table:table-cell table:style-name="ce84" table:formula="of:=[$'Panasonic S5 IIx'.F28]" office:value-type="float" office:value="14.2417582417582" calcext:value-type="float">
            <text:p>14.24 ms</text:p>
          </table:table-cell>
          <table:table-cell table:style-name="ce84" table:formula="of:=[$'Panasonic S5 IIx'.F32]" office:value-type="float" office:value="21.4806629834254" calcext:value-type="float">
            <text:p>21.48 ms</text:p>
          </table:table-cell>
          <table:table-cell table:style-name="ce84" table:formula="of:=[$'Panasonic S5 IIx'.F34]" office:value-type="float" office:value="21.1649428415895" calcext:value-type="float">
            <text:p>21.16 ms</text:p>
          </table:table-cell>
          <table:table-cell table:style-name="ce84" table:formula="of:=[$'Panasonic S5 IIx'.F36]" office:value-type="float" office:value="5.24271844660194" calcext:value-type="float">
            <text:p>5.24 ms</text:p>
          </table:table-cell>
          <table:table-cell table:style-name="ce84" table:formula="of:=[$'Panasonic S5 IIx'.F38]" office:value-type="float" office:value="10.6798516687268" calcext:value-type="float">
            <text:p>10.68 ms</text:p>
          </table:table-cell>
          <table:table-cell table:style-name="ce84" table:formula="of:=[$'Panasonic S5 IIx'.F42]" office:value-type="float" office:value="21.4806629834254" calcext:value-type="float">
            <text:p>21.48 ms</text:p>
          </table:table-cell>
          <table:table-cell table:style-name="ce90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47" table:formula="of:=[$'Sony A1'.A1]" office:value-type="string" office:string-value="Sony A1" calcext:value-type="string">
            <text:p>Sony A1</text:p>
          </table:table-cell>
          <table:table-cell table:style-name="ce85" table:formula="of:=[$'Sony A1'.F6]" office:value-type="float" office:value="3.91171477079796" calcext:value-type="float">
            <text:p>3.91 ms</text:p>
          </table:table-cell>
          <table:table-cell table:style-name="ce85" table:formula="of:=[$'Sony A1'.F13]" office:value-type="float" office:value="15.405646359584" calcext:value-type="float">
            <text:p>15.41 ms</text:p>
          </table:table-cell>
          <table:table-cell table:style-name="ce85" table:formula="of:=[$'Sony A1'.F15]" office:value-type="float" office:value="15.4010695187166" calcext:value-type="float">
            <text:p>15.40 ms</text:p>
          </table:table-cell>
          <table:table-cell table:style-name="ce85" table:formula="of:=[$'Sony A1'.F17]" office:value-type="float" office:value="6.08450704225352" calcext:value-type="float">
            <text:p>6.08 ms</text:p>
          </table:table-cell>
          <table:table-cell table:style-name="ce85" table:formula="of:=[$'Sony A1'.F19]" office:value-type="float" office:value="8.03970223325062" calcext:value-type="float">
            <text:p>8.04 ms</text:p>
          </table:table-cell>
          <table:table-cell table:style-name="ce85" table:formula="of:=[$'Sony A1'.F22]" office:value-type="float" office:value="8.00988875154512" calcext:value-type="float">
            <text:p>8.01 ms</text:p>
          </table:table-cell>
          <table:table-cell table:style-name="ce85" table:formula="of:=[$'Sony A1'.F24]" office:value-type="float" office:value="8.01980198019802" calcext:value-type="float">
            <text:p>8.02 ms</text:p>
          </table:table-cell>
          <table:table-cell table:style-name="ce85" table:formula="of:=[$'Sony A1'.F27]" office:value-type="float" office:value="5.35980148883375" calcext:value-type="float">
            <text:p>5.36 ms</text:p>
          </table:table-cell>
          <table:table-cell table:style-name="ce85" table:formula="of:=[$'Sony A1'.F28]" office:value-type="float" office:value="5.33333333333333" calcext:value-type="float">
            <text:p>5.33 ms</text:p>
          </table:table-cell>
          <table:table-cell table:style-name="ce85" table:formula="of:=[$'Sony A1'.F30]" office:value-type="float" office:value="5.38653366583541" calcext:value-type="float">
            <text:p>5.39 ms</text:p>
          </table:table-cell>
          <table:table-cell table:style-name="ce91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45" table:formula="of:=[$'Sony A7C'.A1]" office:value-type="string" office:string-value="Sony A7C" calcext:value-type="string">
            <text:p>Sony A7C</text:p>
          </table:table-cell>
          <table:table-cell table:style-name="ce84" table:formula="of:=[$'Sony A7C'.F6]" office:value-type="float" office:value="62.2770029192345" calcext:value-type="float">
            <text:p>62.28 ms</text:p>
          </table:table-cell>
          <table:table-cell table:style-name="ce84" table:number-columns-repeated="4"/>
          <table:table-cell table:style-name="ce84" table:formula="of:=[$'Sony A7C'.F14]" office:value-type="float" office:value="17.0246305418719" calcext:value-type="float">
            <text:p>17.02 ms</text:p>
          </table:table-cell>
          <table:table-cell table:style-name="ce84" table:formula="of:=[$'Sony A7C'.F15]" office:value-type="float" office:value="24.1340782122905" calcext:value-type="float">
            <text:p>24.13 ms</text:p>
          </table:table-cell>
          <table:table-cell table:style-name="ce84" table:formula="of:=[$'Sony A7C'.F18]" office:value-type="float" office:value="6.96774193548387" calcext:value-type="float">
            <text:p>6.97 ms</text:p>
          </table:table-cell>
          <table:table-cell table:style-name="ce84" table:formula="of:=[$'Sony A7C'.F19]" office:value-type="float" office:value="6.94533762057878" calcext:value-type="float">
            <text:p>6.95 ms</text:p>
          </table:table-cell>
          <table:table-cell table:style-name="ce84" table:formula="of:=[$'Sony A7C'.F20]" office:value-type="float" office:value="6.96774193548387" calcext:value-type="float">
            <text:p>6.97 ms</text:p>
          </table:table-cell>
          <table:table-cell table:style-name="ce90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47" table:formula="of:=[$'Sony A7M3'.A1]" office:value-type="string" office:string-value="Sony A7M3" calcext:value-type="string">
            <text:p>Sony A7M3</text:p>
          </table:table-cell>
          <table:table-cell table:style-name="ce85" table:formula="of:=[$'Sony A7M3'.F6]" office:value-type="float" office:value="62.3314354210369" calcext:value-type="float">
            <text:p>62.33 ms</text:p>
          </table:table-cell>
          <table:table-cell table:style-name="ce85" table:number-columns-repeated="4"/>
          <table:table-cell table:style-name="ce85" table:formula="of:=[$'Sony A7M3'.F13]" office:value-type="float" office:value="17.2111553784861" calcext:value-type="float">
            <text:p>17.21 ms</text:p>
          </table:table-cell>
          <table:table-cell table:style-name="ce85" table:formula="of:=[$'Sony A7M3'.F14]" office:value-type="float" office:value="24.6473029045643" calcext:value-type="float">
            <text:p>24.65 ms</text:p>
          </table:table-cell>
          <table:table-cell table:style-name="ce85" table:formula="of:=[$'Sony A7M3'.F15]" office:value-type="float" office:value="7.1404958677686" calcext:value-type="float">
            <text:p>7.14 ms</text:p>
          </table:table-cell>
          <table:table-cell table:style-name="ce85" table:formula="of:=[$'Sony A7M3'.F16]" office:value-type="float" office:value="7.0935960591133" calcext:value-type="float">
            <text:p>7.09 ms</text:p>
          </table:table-cell>
          <table:table-cell table:style-name="ce85" table:formula="of:=[$'Sony A7M3'.F17]" office:value-type="float" office:value="7.10526315789474" calcext:value-type="float">
            <text:p>7.11 ms</text:p>
          </table:table-cell>
          <table:table-cell table:style-name="ce91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45" table:formula="of:=[$'Sony A7rIV'.A1]" office:value-type="string" office:string-value="Sony A7rIV" calcext:value-type="string">
            <text:p>Sony A7rIV</text:p>
          </table:table-cell>
          <table:table-cell table:style-name="ce84" table:formula="of:=[$'Sony A7rIV'.F6]" office:value-type="float" office:value="100.298507462687" calcext:value-type="float">
            <text:p>100.30 ms</text:p>
          </table:table-cell>
          <table:table-cell table:style-name="ce84" table:number-columns-repeated="4"/>
          <table:table-cell table:style-name="ce84" table:formula="of:=[$'Sony A7rIV'.F12]" office:value-type="float" office:value="25.0919651500484" calcext:value-type="float">
            <text:p>25.09 ms</text:p>
          </table:table-cell>
          <table:table-cell table:style-name="ce84" table:formula="of:=[$'Sony A7rIV'.F13]" office:value-type="float" office:value="31.8271119842829" calcext:value-type="float">
            <text:p>31.83 ms</text:p>
          </table:table-cell>
          <table:table-cell table:style-name="ce84" table:formula="of:=[$'Sony A7rIV'.F14]" office:value-type="float" office:value="7.30964467005076" calcext:value-type="float">
            <text:p>7.31 ms</text:p>
          </table:table-cell>
          <table:table-cell table:style-name="ce84" table:formula="of:=[$'Sony A7rIV'.F15]" office:value-type="float" office:value="12.9651860744298" calcext:value-type="float">
            <text:p>12.97 ms</text:p>
          </table:table-cell>
          <table:table-cell table:style-name="ce84" table:formula="of:=[$'Sony A7rIV'.F16]" office:value-type="float" office:value="12.9535232383808" calcext:value-type="float">
            <text:p>12.95 ms</text:p>
          </table:table-cell>
          <table:table-cell table:style-name="ce90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47" table:formula="of:=[$'Sony A7rV'.A1]" office:value-type="string" office:string-value="Sony A7rV" calcext:value-type="string">
            <text:p>Sony A7rV</text:p>
          </table:table-cell>
          <table:table-cell table:style-name="ce85" table:formula="of:=[$'Sony A7rV'.F6]" office:value-type="float" office:value="100.489629930866" calcext:value-type="float">
            <text:p>100.49 ms</text:p>
          </table:table-cell>
          <table:table-cell table:style-name="ce85"/>
          <table:table-cell table:style-name="ce85" table:formula="of:=[$'Sony A7rV'.F12]" office:value-type="float" office:value="37.4458249060965" calcext:value-type="float">
            <text:p>37.45 ms</text:p>
          </table:table-cell>
          <table:table-cell table:style-name="ce85"/>
          <table:table-cell table:style-name="ce85" table:formula="of:=[$'Sony A7rV'.F13]" office:value-type="float" office:value="14.7339699863574" calcext:value-type="float">
            <text:p>14.73 ms</text:p>
          </table:table-cell>
          <table:table-cell table:style-name="ce85" table:formula="of:=[$'Sony A7rV'.F14]" office:value-type="float" office:value="18.2608695652174" calcext:value-type="float">
            <text:p>18.26 ms</text:p>
          </table:table-cell>
          <table:table-cell table:style-name="ce85" table:formula="of:=[$'Sony A7rV'.F15]" office:value-type="float" office:value="18.2792665726375" calcext:value-type="float">
            <text:p>18.28 ms</text:p>
          </table:table-cell>
          <table:table-cell table:style-name="ce85" table:formula="of:=[$'Sony A7rV'.F16]" office:value-type="float" office:value="7.2972972972973" calcext:value-type="float">
            <text:p>7.30 ms</text:p>
          </table:table-cell>
          <table:table-cell table:style-name="ce85" table:formula="of:=[$'Sony A7rV'.F17]" office:value-type="float" office:value="13.0120481927711" calcext:value-type="float">
            <text:p>13.01 ms</text:p>
          </table:table-cell>
          <table:table-cell table:style-name="ce85" table:formula="of:=[$'Sony A7rV'.F18]" office:value-type="float" office:value="12.9924812030075" calcext:value-type="float">
            <text:p>12.99 ms</text:p>
          </table:table-cell>
          <table:table-cell table:style-name="ce91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45" table:formula="of:=[$'Sony A9'.A1]" office:value-type="string" office:string-value="Sony A9" calcext:value-type="string">
            <text:p>Sony A9</text:p>
          </table:table-cell>
          <table:table-cell table:style-name="ce84" table:formula="of:=[$'Sony A9'.F6]" office:value-type="float" office:value="6.6006600660066" calcext:value-type="float">
            <text:p>6.60 ms</text:p>
          </table:table-cell>
          <table:table-cell table:style-name="ce84" table:number-columns-repeated="4"/>
          <table:table-cell table:style-name="ce84" table:formula="of:=[$'Sony A9'.F8]" office:value-type="float" office:value="18.0861244019139" calcext:value-type="float">
            <text:p>18.09 ms</text:p>
          </table:table-cell>
          <table:table-cell table:style-name="ce84" table:formula="of:=[$'Sony A9'.F9]" office:value-type="float" office:value="22.8209191759113" calcext:value-type="float">
            <text:p>22.82 ms</text:p>
          </table:table-cell>
          <table:table-cell table:style-name="ce84" table:formula="of:=[$'Sony A9'.F10]" office:value-type="float" office:value="6.41901931649331" calcext:value-type="float">
            <text:p>6.42 ms</text:p>
          </table:table-cell>
          <table:table-cell table:style-name="ce84" table:formula="of:=[$'Sony A9'.F11]" office:value-type="float" office:value="6.40949554896142" calcext:value-type="float">
            <text:p>6.41 ms</text:p>
          </table:table-cell>
          <table:table-cell table:style-name="ce84" table:formula="of:=[$'Sony A9'.F12]" office:value-type="float" office:value="6.42857142857143" calcext:value-type="float">
            <text:p>6.43 ms</text:p>
          </table:table-cell>
          <table:table-cell table:style-name="ce90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47" table:formula="of:=[$'Sony ZV1'.A1]" office:value-type="string" office:string-value="Sony ZV1" calcext:value-type="string">
            <text:p>Sony ZV1</text:p>
          </table:table-cell>
          <table:table-cell table:style-name="ce85" table:formula="of:=[$'Sony ZV1'.F6]" office:value-type="float" office:value="7.7824" calcext:value-type="float">
            <text:p>7.78 ms</text:p>
          </table:table-cell>
          <table:table-cell table:style-name="ce85" table:number-columns-repeated="4"/>
          <table:table-cell table:style-name="ce85" table:formula="of:=[$'Sony ZV1'.F7]" office:value-type="float" office:value="16.2101313320826" calcext:value-type="float">
            <text:p>16.21 ms</text:p>
          </table:table-cell>
          <table:table-cell table:style-name="ce85" table:formula="of:=[$'Sony ZV1'.F8]" office:value-type="float" office:value="16.4675984752224" calcext:value-type="float">
            <text:p>16.47 ms</text:p>
          </table:table-cell>
          <table:table-cell table:style-name="ce85" table:formula="of:=[$'Sony ZV1'.F12]" office:value-type="float" office:value="7.97047970479705" calcext:value-type="float">
            <text:p>7.97 ms</text:p>
          </table:table-cell>
          <table:table-cell table:style-name="ce85" table:formula="of:=[$'Sony ZV1'.F9]" office:value-type="float" office:value="15.9213759213759" calcext:value-type="float">
            <text:p>15.92 ms</text:p>
          </table:table-cell>
          <table:table-cell table:style-name="ce85" table:formula="of:=[$'Sony ZV1'.F10]" office:value-type="float" office:value="15.9605911330049" calcext:value-type="float">
            <text:p>15.96 ms</text:p>
          </table:table-cell>
          <table:table-cell table:style-name="ce91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86" table:formula="of:=[$'Sony ZVE1'.F6]" office:value-type="float" office:value="20.9113924050633" calcext:value-type="float">
            <text:p>20.91 ms</text:p>
          </table:table-cell>
          <table:table-cell table:style-name="ce86" table:number-columns-repeated="3"/>
          <table:table-cell table:style-name="ce86" table:formula="of:=[$'Sony ZVE1'.F14]" office:value-type="float" office:value="9.15901060070671" calcext:value-type="float">
            <text:p>9.16 ms</text:p>
          </table:table-cell>
          <table:table-cell table:style-name="ce86" table:formula="of:=[$'Sony ZVE1'.F15]" office:value-type="float" office:value="9.12676056338028" calcext:value-type="float">
            <text:p>9.13 ms</text:p>
          </table:table-cell>
          <table:table-cell table:style-name="ce86" table:formula="of:=[$'Sony ZVE1'.F16]" office:value-type="float" office:value="9.12033779028853" calcext:value-type="float">
            <text:p>9.12 ms</text:p>
          </table:table-cell>
          <table:table-cell table:style-name="ce86" table:formula="of:=[$'Sony ZVE1'.F17]" office:value-type="float" office:value="7.46113989637306" calcext:value-type="float">
            <text:p>7.46 ms</text:p>
          </table:table-cell>
          <table:table-cell table:style-name="ce86" table:formula="of:=[$'Sony ZVE1'.F18]" office:value-type="float" office:value="8.45953002610966" calcext:value-type="float">
            <text:p>8.46 ms</text:p>
          </table:table-cell>
          <table:table-cell table:style-name="ce86" table:formula="of:=[$'Sony ZVE1'.F19]" office:value-type="float" office:value="8.48167539267016" calcext:value-type="float">
            <text:p>8.48 ms</text:p>
          </table:table-cell>
          <table:table-cell table:style-name="ce92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0"/>
          <table:covered-table-cell table:style-name="ce89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H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160,100" calcext:value-type="string">
            <text:p>1/160,100</text:p>
          </table:table-cell>
          <table:table-cell table:style-name="ce33" table:formula="of:=IFERROR(&quot;1/&quot; &amp; TEXT(1000000/[$'Combined Results (per-row, us)'.H6]; &quot;0,00&quot;);&quot;&quot;)" office:value-type="string" office:string-value="1/160,700" calcext:value-type="string">
            <text:p>1/160,700</text:p>
          </table:table-cell>
          <table:table-cell table:style-name="ce33" table:formula="of:=IFERROR(&quot;1/&quot; &amp; TEXT(1000000/[$'Combined Results (per-row, us)'.I6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6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6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6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9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9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>
            <text:p/>
          </table:table-cell>
          <table:table-cell table:style-name="ce38" table:formula="of:=IFERROR(&quot;1/&quot; &amp; TEXT(1000000/[$'Combined Results (per-row, us)'.L9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0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0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1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1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1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1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2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2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2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2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2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3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3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3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3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4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14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1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14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14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14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14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14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14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5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15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15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15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15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15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15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6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16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16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16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16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16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16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7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17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17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17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17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17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1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17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18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18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18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18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47" table:formula="of:=[$'Combined Results (per-row, us)'.A19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19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19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19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19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19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19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0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0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0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0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0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0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0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1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1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1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1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1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1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1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2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2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2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2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3]" office:value-type="string" office:string-value="Sony A7M3" calcext:value-type="string">
            <text:p>Sony A7M3</text:p>
          </table:table-cell>
          <table:table-cell table:style-name="ce34" table:formula="of:=IFERROR(&quot;1/&quot; &amp; TEXT(1000000/[$'Combined Results (per-row, us)'.B23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3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3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4]" office:value-type="string" office:string-value="Sony A7rIV" calcext:value-type="string">
            <text:p>Sony A7rIV</text:p>
          </table:table-cell>
          <table:table-cell table:style-name="ce33" table:formula="of:=IFERROR(&quot;1/&quot; &amp; TEXT(1000000/[$'Combined Results (per-row, us)'.B24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24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24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24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24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5]" office:value-type="string" office:string-value="Sony A7rV" calcext:value-type="string">
            <text:p>Sony A7rV</text:p>
          </table:table-cell>
          <table:table-cell table:style-name="ce34" table:formula="of:=IFERROR(&quot;1/&quot; &amp; TEXT(1000000/[$'Combined Results (per-row, us)'.B25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25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25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25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25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25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25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45" table:formula="of:=[$'Combined Results (per-row, us)'.A26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26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26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26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26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47" table:formula="of:=[$'Combined Results (per-row, us)'.A27]" office:value-type="string" office:string-value="Sony ZV1" calcext:value-type="string">
            <text:p>Sony ZV1</text:p>
          </table:table-cell>
          <table:table-cell table:style-name="ce34" table:formula="of:=IFERROR(&quot;1/&quot; &amp; TEXT(1000000/[$'Combined Results (per-row, us)'.B27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27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27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27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27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48" table:formula="of:=[$'Combined Results (per-row, us)'.A28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28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28]; &quot;0,00&quot;);&quot;&quot;)">
            <text:p/>
          </table:table-cell>
          <table:table-cell table:style-name="ce35" table:formula="of:=IFERROR(&quot;1/&quot; &amp; TEXT(1000000/[$'Combined Results (per-row, us)'.D28]; &quot;0,00&quot;);&quot;&quot;)">
            <text:p/>
          </table:table-cell>
          <table:table-cell table:style-name="ce35" table:formula="of:=IFERROR(&quot;1/&quot; &amp; TEXT(1000000/[$'Combined Results (per-row, us)'.E28]; &quot;0,00&quot;);&quot;&quot;)">
            <text:p/>
          </table:table-cell>
          <table:table-cell table:style-name="ce35" table:formula="of:=IFERROR(&quot;1/&quot; &amp; TEXT(1000000/[$'Combined Results (per-row, us)'.F28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28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28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28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28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28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28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1"/>
        <table:table-column table:style-name="co3" table:number-columns-repeated="2" table:default-cell-style-name="Default"/>
        <table:table-row table:style-name="ro1">
          <table:table-cell table:style-name="ce64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76"/>
          <table:covered-table-cell table:style-name="ce88"/>
          <table:table-cell table:number-columns-repeated="2"/>
        </table:table-row>
        <table:table-row table:style-name="ro3">
          <table:table-cell table:style-name="ce65"/>
          <table:table-cell table:style-name="ce77" table:number-columns-repeated="11"/>
          <table:table-cell table:number-columns-repeated="2"/>
        </table:table-row>
        <table:table-row table:style-name="ro3">
          <table:table-cell table:style-name="ce71" office:value-type="string" calcext:value-type="string">
            <text:p>Model</text:p>
          </table:table-cell>
          <table:table-cell table:style-name="ce80" office:value-type="string" calcext:value-type="string">
            <text:p>Photo</text:p>
          </table:table-cell>
          <table:table-cell table:style-name="ce80" office:value-type="string" calcext:value-type="string">
            <text:p>8K 30p</text:p>
          </table:table-cell>
          <table:table-cell table:style-name="ce80" office:value-type="string" calcext:value-type="string">
            <text:p>8K 24p</text:p>
          </table:table-cell>
          <table:table-cell table:style-name="ce80" office:value-type="string" calcext:value-type="string">
            <text:p>4K 120p</text:p>
          </table:table-cell>
          <table:table-cell table:style-name="ce80" office:value-type="string" calcext:value-type="string">
            <text:p>4K 60p</text:p>
          </table:table-cell>
          <table:table-cell table:style-name="ce80" office:value-type="string" calcext:value-type="string">
            <text:p>4K 30p</text:p>
          </table:table-cell>
          <table:table-cell table:style-name="ce80" office:value-type="string" calcext:value-type="string">
            <text:p>4K 24p</text:p>
          </table:table-cell>
          <table:table-cell table:style-name="ce80" office:value-type="string" calcext:value-type="string">
            <text:p>1080 120p</text:p>
          </table:table-cell>
          <table:table-cell table:style-name="ce80" office:value-type="string" calcext:value-type="string">
            <text:p>1080 60p</text:p>
          </table:table-cell>
          <table:table-cell table:style-name="ce80" office:value-type="string" calcext:value-type="string">
            <text:p>1080 30p</text:p>
          </table:table-cell>
          <table:table-cell table:style-name="ce8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45" table:formula="of:=[$'Canon M50 II'.A1]" office:value-type="string" office:string-value="Canon M50 II" calcext:value-type="string">
            <text:p>Canon M50 II</text:p>
          </table:table-cell>
          <table:table-cell table:style-name="ce32" table:formula="of:=IFERROR([$'Canon M50 II'.H6]/1000;&quot;&quot;)" office:value-type="float" office:value="19.5982361587457" calcext:value-type="float">
            <text:p>19.5982 us</text:p>
          </table:table-cell>
          <table:table-cell table:style-name="ce32" table:number-columns-repeated="5"/>
          <table:table-cell table:style-name="ce32" table:formula="of:=IFERROR([$'Canon M50 II'.H7]/1000;&quot;&quot;)" office:value-type="float" office:value="15.1821862348178" calcext:value-type="float">
            <text:p>15.1822 us</text:p>
          </table:table-cell>
          <table:table-cell table:style-name="ce32"/>
          <table:table-cell table:style-name="ce32" table:formula="of:=IFERROR([$'Canon M50 II'.H8]/1000;&quot;&quot;)" office:value-type="float" office:value="12.4378109452736" calcext:value-type="float">
            <text:p>12.4378 us</text:p>
          </table:table-cell>
          <table:table-cell table:style-name="ce32" table:formula="of:=IFERROR([$'Canon M50 II'.H9]/1000;&quot;&quot;)" office:value-type="float" office:value="12.3839009287926" calcext:value-type="float">
            <text:p>12.3839 us</text:p>
          </table:table-cell>
          <table:table-cell table:style-name="ce41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47" office:value-type="string" calcext:value-type="string">
            <text:p>Canon R5</text:p>
          </table:table-cell>
          <table:table-cell table:style-name="ce36" table:formula="of:=IFERROR([$'Canon R5'.H6]/1000;&quot;&quot;)" office:value-type="float" office:value="3" calcext:value-type="float">
            <text:p>3.0000 us</text:p>
          </table:table-cell>
          <table:table-cell table:style-name="ce36" table:formula="of:=IFERROR([$'Canon R5'.H12]/1000;&quot;&quot;)" office:value-type="float" office:value="3.60880548538434" calcext:value-type="float">
            <text:p>3.6088 us</text:p>
          </table:table-cell>
          <table:table-cell table:style-name="ce36" table:formula="of:=IFERROR([$'Canon R5'.H13]/1000;&quot;&quot;)" office:value-type="float" office:value="3.58680057388809" calcext:value-type="float">
            <text:p>3.5868 us</text:p>
          </table:table-cell>
          <table:table-cell table:style-name="ce36"/>
          <table:table-cell table:style-name="ce36" table:formula="of:=IFERROR([$'Canon R5'.H15]/1000;&quot;&quot;)" office:value-type="float" office:value="4.50450450450451" calcext:value-type="float">
            <text:p>4.5045 us</text:p>
          </table:table-cell>
          <table:table-cell table:style-name="ce36" table:formula="of:=IFERROR([$'Canon R5'.H16]/1000;&quot;&quot;)" office:value-type="float" office:value="4.49438202247191" calcext:value-type="float">
            <text:p>4.4944 us</text:p>
          </table:table-cell>
          <table:table-cell table:style-name="ce36" table:formula="of:=IFERROR([$'Canon R5'.H17]/1000;&quot;&quot;)" office:value-type="float" office:value="4.49438202247191" calcext:value-type="float">
            <text:p>4.4944 us</text:p>
          </table:table-cell>
          <table:table-cell table:style-name="ce36" table:formula="of:=IFERROR([$'Canon R5'.H18]/1000;&quot;&quot;)" office:value-type="float" office:value="7.20720720720721" calcext:value-type="float">
            <text:p>7.2072 us</text:p>
          </table:table-cell>
          <table:table-cell table:style-name="ce36" table:formula="of:=IFERROR([$'Canon R5'.H19]/1000;&quot;&quot;)" office:value-type="float" office:value="8.99550224887556" calcext:value-type="float">
            <text:p>8.9955 us</text:p>
          </table:table-cell>
          <table:table-cell table:style-name="ce36" table:formula="of:=IFERROR([$'Canon R5'.H20]/1000;&quot;&quot;)" office:value-type="float" office:value="8.98203592814371" calcext:value-type="float">
            <text:p>8.9820 us</text:p>
          </table:table-cell>
          <table:table-cell table:style-name="ce42" table:formula="of:=IFERROR([$'Canon R5'.H21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anon R7</text:p>
          </table:table-cell>
          <table:table-cell table:style-name="ce32" table:formula="of:=IFERROR([$'Canon R7'.H6]/1000;&quot;&quot;)" office:value-type="float" office:value="6.4" calcext:value-type="float">
            <text:p>6.4000 us</text:p>
          </table:table-cell>
          <table:table-cell table:style-name="ce32" table:number-columns-repeated="3"/>
          <table:table-cell table:style-name="ce32" table:formula="of:=IFERROR([$'Canon R7'.H12]/1000;&quot;&quot;)" office:value-type="float" office:value="6.25782227784731" calcext:value-type="float">
            <text:p>6.2578 us</text:p>
          </table:table-cell>
          <table:table-cell table:style-name="ce32" table:formula="of:=IFERROR([$'Canon R7'.H13]/1000;&quot;&quot;)" office:value-type="float" office:value="6.24609618988132" calcext:value-type="float">
            <text:p>6.2461 us</text:p>
          </table:table-cell>
          <table:table-cell table:style-name="ce32" table:formula="of:=IFERROR([$'Canon R7'.H14]/1000;&quot;&quot;)" office:value-type="float" office:value="6.22277535780958" calcext:value-type="float">
            <text:p>6.2228 us</text:p>
          </table:table-cell>
          <table:table-cell table:style-name="ce32" table:formula="of:=IFERROR([$'Canon R7'.H15]/1000;&quot;&quot;)" office:value-type="float" office:value="6.6006600660066" calcext:value-type="float">
            <text:p>6.6007 us</text:p>
          </table:table-cell>
          <table:table-cell table:style-name="ce32" table:formula="of:=IFERROR([$'Canon R7'.H16]/1000;&quot;&quot;)" office:value-type="float" office:value="11.0041265474553" calcext:value-type="float">
            <text:p>11.0041 us</text:p>
          </table:table-cell>
          <table:table-cell table:style-name="ce32" table:formula="of:=IFERROR([$'Canon R7'.H17]/1000;&quot;&quot;)" office:value-type="float" office:value="11.1265646731572" calcext:value-type="float">
            <text:p>11.1266 us</text:p>
          </table:table-cell>
          <table:table-cell table:style-name="ce41" table:formula="of:=IFERROR([$'Canon R7'.H18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47" table:formula="of:=[$'Fuji 50S'.A1]" office:value-type="string" office:string-value="Fuji 50S" calcext:value-type="string">
            <text:p>Fuji 50S</text:p>
          </table:table-cell>
          <table:table-cell table:style-name="ce36" table:formula="of:=IFERROR([$'Fuji 50S'.H6]/1000;&quot;&quot;)" office:value-type="float" office:value="48.2939632545932" calcext:value-type="float">
            <text:p>48.2940 us</text:p>
          </table:table-cell>
          <table:table-cell table:style-name="ce36" table:number-columns-repeated="8"/>
          <table:table-cell table:style-name="ce36" table:formula="of:=IFERROR([$'Fuji 50S'.H7]/1000;&quot;&quot;)" office:value-type="float" office:value="28.6396181384248" calcext:value-type="float">
            <text:p>28.6396 us</text:p>
          </table:table-cell>
          <table:table-cell table:style-name="ce42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47" table:formula="of:=[$'Fuji X100V'.A1]" office:value-type="string" office:string-value="Fuji X100V" calcext:value-type="string">
            <text:p>Fuji X100V</text:p>
          </table:table-cell>
          <table:table-cell table:style-name="ce36" table:formula="of:=IFERROR([$'Fuji X100V'.H7]/1000;&quot;&quot;)" office:value-type="float" office:value="5.79710144927536" calcext:value-type="float">
            <text:p>5.7971 us</text:p>
          </table:table-cell>
          <table:table-cell table:style-name="ce36" table:number-columns-repeated="4"/>
          <table:table-cell table:style-name="ce32" table:formula="of:=IFERROR([$'Fuji X100V'.H12]/1000;&quot;&quot;)" office:value-type="float" office:value="9.42285041224971" calcext:value-type="float">
            <text:p>9.4229 us</text:p>
          </table:table-cell>
          <table:table-cell table:style-name="ce32" table:formula="of:=IFERROR([$'Fuji X100V'.H13]/1000;&quot;&quot;)" office:value-type="float" office:value="9.42285041224971" calcext:value-type="float">
            <text:p>9.4229 us</text:p>
          </table:table-cell>
          <table:table-cell table:style-name="ce32"/>
          <table:table-cell table:style-name="ce32" table:formula="of:=IFERROR([$'Fuji X100V'.H14]/1000;&quot;&quot;)" office:value-type="float" office:value="11.7994100294985" calcext:value-type="float">
            <text:p>11.7994 us</text:p>
          </table:table-cell>
          <table:table-cell table:style-name="ce32" table:formula="of:=IFERROR([$'Fuji X100V'.H15]/1000;&quot;&quot;)" office:value-type="float" office:value="11.7994100294985" calcext:value-type="float">
            <text:p>11.7994 us</text:p>
          </table:table-cell>
          <table:table-cell table:style-name="ce3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45" table:formula="of:=[$'Leica M11'.A1]" office:value-type="string" office:string-value="Leica M11" calcext:value-type="string">
            <text:p>Leica M11</text:p>
          </table:table-cell>
          <table:table-cell table:style-name="ce32" table:formula="of:=IFERROR([$'Leica M11'.H6]/1000;&quot;&quot;)" office:value-type="float" office:value="16.1256977465371" calcext:value-type="float">
            <text:p>16.1257 us</text:p>
          </table:table-cell>
          <table:table-cell table:style-name="ce32" table:number-columns-repeated="9"/>
          <table:table-cell table:style-name="ce41"/>
          <table:table-cell table:number-columns-repeated="2"/>
        </table:table-row>
        <table:table-row table:style-name="ro3">
          <table:table-cell table:style-name="ce47" table:formula="of:=[$'Leica Q2'.A1]" office:value-type="string" office:string-value="Leica Q2" calcext:value-type="string">
            <text:p>Leica Q2</text:p>
          </table:table-cell>
          <table:table-cell table:style-name="ce36" table:formula="of:=IFERROR([$'Leica Q2'.H6]/1000;&quot;&quot;)" office:value-type="float" office:value="6.93240901213172" calcext:value-type="float">
            <text:p>6.9324 us</text:p>
          </table:table-cell>
          <table:table-cell table:style-name="ce36" table:number-columns-repeated="9"/>
          <table:table-cell table:style-name="ce42"/>
          <table:table-cell table:number-columns-repeated="2"/>
        </table:table-row>
        <table:table-row table:style-name="ro3">
          <table:table-cell table:style-name="ce45" table:formula="of:=[$'Leica SL2'.A1]" office:value-type="string" office:string-value="Leica SL2" calcext:value-type="string">
            <text:p>Leica SL2</text:p>
          </table:table-cell>
          <table:table-cell table:style-name="ce32" table:formula="of:=IFERROR([$'Leica SL2'.H6]/1000;&quot;&quot;)" office:value-type="float" office:value="6.94961528915364" calcext:value-type="float">
            <text:p>6.9496 us</text:p>
          </table:table-cell>
          <table:table-cell table:style-name="ce32" table:number-columns-repeated="3"/>
          <table:table-cell table:style-name="ce32" table:formula="of:=IFERROR([$'Leica SL2'.H15]/1000;&quot;&quot;)" office:value-type="float" office:value="7.36377025036819" calcext:value-type="float">
            <text:p>7.3638 us</text:p>
          </table:table-cell>
          <table:table-cell table:style-name="ce32" table:formula="of:=IFERROR([$'Leica SL2'.H16]/1000;&quot;&quot;)" office:value-type="float" office:value="7.36377025036819" calcext:value-type="float">
            <text:p>7.3638 us</text:p>
          </table:table-cell>
          <table:table-cell table:style-name="ce32" table:formula="of:=IFERROR([$'Leica SL2'.H17]/1000;&quot;&quot;)" office:value-type="float" office:value="7.39644970414201" calcext:value-type="float">
            <text:p>7.3964 us</text:p>
          </table:table-cell>
          <table:table-cell table:style-name="ce32"/>
          <table:table-cell table:style-name="ce32" table:formula="of:=IFERROR([$'Leica SL2'.H18]/1000;&quot;&quot;)" office:value-type="float" office:value="13.0505709624796" calcext:value-type="float">
            <text:p>13.0506 us</text:p>
          </table:table-cell>
          <table:table-cell table:style-name="ce32" table:formula="of:=IFERROR([$'Leica SL2'.H19]/1000;&quot;&quot;)" office:value-type="float" office:value="13.0890052356021" calcext:value-type="float">
            <text:p>13.0890 us</text:p>
          </table:table-cell>
          <table:table-cell table:style-name="ce41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47" table:formula="of:=[$'Nikon Z6'.A1]" office:value-type="string" office:string-value="Nikon Z6" calcext:value-type="string">
            <text:p>Nikon Z6</text:p>
          </table:table-cell>
          <table:table-cell table:style-name="ce36" table:formula="of:=IFERROR([$'Nikon Z6'.H6]/1000;&quot;&quot;)" office:value-type="float" office:value="12.6269558056547" calcext:value-type="float">
            <text:p>12.6270 us</text:p>
          </table:table-cell>
          <table:table-cell table:style-name="ce36" table:number-columns-repeated="4"/>
          <table:table-cell table:style-name="ce36" table:formula="of:=IFERROR([$'Nikon Z6'.H8]/1000;&quot;&quot;)" office:value-type="float" office:value="10.2564102564103" calcext:value-type="float">
            <text:p>10.2564 us</text:p>
          </table:table-cell>
          <table:table-cell table:style-name="ce36" table:formula="of:=IFERROR([$'Nikon Z6'.H9]/1000;&quot;&quot;)" office:value-type="float" office:value="10.2564102564103" calcext:value-type="float">
            <text:p>10.2564 us</text:p>
          </table:table-cell>
          <table:table-cell table:style-name="ce36" table:formula="of:=IFERROR([$'Nikon Z6'.H10]/1000;&quot;&quot;)" office:value-type="float" office:value="4.76758045292014" calcext:value-type="float">
            <text:p>4.7676 us</text:p>
          </table:table-cell>
          <table:table-cell table:style-name="ce36" table:formula="of:=IFERROR([$'Nikon Z6'.H11]/1000;&quot;&quot;)" office:value-type="float" office:value="6.78733031674208" calcext:value-type="float">
            <text:p>6.7873 us</text:p>
          </table:table-cell>
          <table:table-cell table:style-name="ce36" table:formula="of:=IFERROR([$'Nikon Z6'.H12]/1000;&quot;&quot;)" office:value-type="float" office:value="6.7911714770798" calcext:value-type="float">
            <text:p>6.7912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7'.A1]" office:value-type="string" office:string-value="Nikon Z7" calcext:value-type="string">
            <text:p>Nikon Z7</text:p>
          </table:table-cell>
          <table:table-cell table:style-name="ce32" table:formula="of:=IFERROR([$'Nikon Z7'.H6]/1000;&quot;&quot;)" office:value-type="float" office:value="11.9308013521575" calcext:value-type="float">
            <text:p>11.9308 us</text:p>
          </table:table-cell>
          <table:table-cell table:style-name="ce32" table:number-columns-repeated="4"/>
          <table:table-cell table:style-name="ce32" table:formula="of:=IFERROR([$'Nikon Z7'.H8]/1000;&quot;&quot;)" office:value-type="float" office:value="13.9165009940358" calcext:value-type="float">
            <text:p>13.9165 us</text:p>
          </table:table-cell>
          <table:table-cell table:style-name="ce32" table:formula="of:=IFERROR([$'Nikon Z7'.H9]/1000;&quot;&quot;)" office:value-type="float" office:value="13.9442231075697" calcext:value-type="float">
            <text:p>13.9442 us</text:p>
          </table:table-cell>
          <table:table-cell table:style-name="ce32" table:formula="of:=IFERROR([$'Nikon Z7'.H10]/1000;&quot;&quot;)" office:value-type="float" office:value="6.43086816720257" calcext:value-type="float">
            <text:p>6.4309 us</text:p>
          </table:table-cell>
          <table:table-cell table:style-name="ce32" table:formula="of:=IFERROR([$'Nikon Z7'.H11]/1000;&quot;&quot;)" office:value-type="float" office:value="9.9009900990099" calcext:value-type="float">
            <text:p>9.9010 us</text:p>
          </table:table-cell>
          <table:table-cell table:style-name="ce32" table:formula="of:=IFERROR([$'Nikon Z7'.H12]/1000;&quot;&quot;)" office:value-type="float" office:value="9.84009840098401" calcext:value-type="float">
            <text:p>9.8401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Nikon Z9'.A1]" office:value-type="string" office:string-value="Nikon Z9" calcext:value-type="string">
            <text:p>Nikon Z9</text:p>
          </table:table-cell>
          <table:table-cell table:style-name="ce36" table:formula="of:=IFERROR([$'Nikon Z9'.H6]/1000;&quot;&quot;)" office:value-type="float" office:value="0.677048070412999" calcext:value-type="float">
            <text:p>0.6770 us</text:p>
          </table:table-cell>
          <table:table-cell table:style-name="ce36" table:formula="of:=IFERROR([$'Nikon Z9'.H7]/1000;&quot;&quot;)" office:value-type="float" office:value="3.33796940194715" calcext:value-type="float">
            <text:p>3.3380 us</text:p>
          </table:table-cell>
          <table:table-cell table:style-name="ce36" table:formula="of:=IFERROR([$'Nikon Z9'.H8]/1000;&quot;&quot;)" office:value-type="float" office:value="3.34261838440111" calcext:value-type="float">
            <text:p>3.3426 us</text:p>
          </table:table-cell>
          <table:table-cell table:style-name="ce36" table:formula="of:=IFERROR([$'Nikon Z9'.H9]/1000;&quot;&quot;)" office:value-type="float" office:value="2.25479143179256" calcext:value-type="float">
            <text:p>2.2548 us</text:p>
          </table:table-cell>
          <table:table-cell table:style-name="ce36" table:formula="of:=IFERROR([$'Nikon Z9'.H11]/1000;&quot;&quot;)" office:value-type="float" office:value="6.69216061185468" calcext:value-type="float">
            <text:p>6.6922 us</text:p>
          </table:table-cell>
          <table:table-cell table:style-name="ce36" table:formula="of:=IFERROR([$'Nikon Z9'.H12]/1000;&quot;&quot;)" office:value-type="float" office:value="6.71785028790787" calcext:value-type="float">
            <text:p>6.7179 us</text:p>
          </table:table-cell>
          <table:table-cell table:style-name="ce36" table:formula="of:=IFERROR([$'Nikon Z9'.H13]/1000;&quot;&quot;)" office:value-type="float" office:value="6.69216061185468" calcext:value-type="float">
            <text:p>6.6922 us</text:p>
          </table:table-cell>
          <table:table-cell table:style-name="ce36" table:formula="of:=IFERROR([$'Nikon Z9'.H14]/1000;&quot;&quot;)" office:value-type="float" office:value="4.4543429844098" calcext:value-type="float">
            <text:p>4.4543 us</text:p>
          </table:table-cell>
          <table:table-cell table:style-name="ce36" table:formula="of:=IFERROR([$'Nikon Z9'.H15]/1000;&quot;&quot;)" office:value-type="float" office:value="4.48933782267116" calcext:value-type="float">
            <text:p>4.4893 us</text:p>
          </table:table-cell>
          <table:table-cell table:style-name="ce36" table:formula="of:=IFERROR([$'Nikon Z9'.H16]/1000;&quot;&quot;)" office:value-type="float" office:value="4.49943757030371" calcext:value-type="float">
            <text:p>4.4994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Nikon Zf'.A1]" office:value-type="string" office:string-value="Nikon Zf" calcext:value-type="string">
            <text:p>Nikon Zf</text:p>
          </table:table-cell>
          <table:table-cell table:style-name="ce32" table:formula="of:=IFERROR([$'Nikon Zf'.H6]/1000;&quot;&quot;)" office:value-type="float" office:value="12.6269558056547" calcext:value-type="float">
            <text:p>12.6270 us</text:p>
          </table:table-cell>
          <table:table-cell table:style-name="ce32" table:number-columns-repeated="3"/>
          <table:table-cell table:style-name="ce32" table:formula="of:=IFERROR([$'Nikon Zf'.H9]/1000;&quot;&quot;)" office:value-type="float" office:value="6.74915635545557" calcext:value-type="float">
            <text:p>6.7492 us</text:p>
          </table:table-cell>
          <table:table-cell table:style-name="ce32" table:formula="of:=IFERROR([$'Nikon Zf'.H10]/1000;&quot;&quot;)" office:value-type="float" office:value="10.2459016393443" calcext:value-type="float">
            <text:p>10.2459 us</text:p>
          </table:table-cell>
          <table:table-cell table:style-name="ce32" table:formula="of:=IFERROR([$'Nikon Zf'.H11]/1000;&quot;&quot;)" office:value-type="float" office:value="10.2669404517454" calcext:value-type="float">
            <text:p>10.2669 us</text:p>
          </table:table-cell>
          <table:table-cell table:style-name="ce32" table:formula="of:=IFERROR([$'Nikon Zf'.H13]/1000;&quot;&quot;)" office:value-type="float" office:value="4.80769230769231" calcext:value-type="float">
            <text:p>4.8077 us</text:p>
          </table:table-cell>
          <table:table-cell table:style-name="ce32" table:formula="of:=IFERROR([$'Nikon Zf'.H14]/1000;&quot;&quot;)" office:value-type="float" office:value="6.8259385665529" calcext:value-type="float">
            <text:p>6.8259 us</text:p>
          </table:table-cell>
          <table:table-cell table:style-name="ce32" table:formula="of:=IFERROR([$'Nikon Zf'.H15]/1000;&quot;&quot;)" office:value-type="float" office:value="6.84150513112885" calcext:value-type="float">
            <text:p>6.8415 us</text:p>
          </table:table-cell>
          <table:table-cell table:style-name="ce41"/>
          <table:table-cell table:number-columns-repeated="2"/>
        </table:table-row>
        <table:table-row table:style-name="ro3">
          <table:table-cell table:style-name="ce47" table:formula="of:=[$'Olympus E-M5 III'.A1]" office:value-type="string" office:string-value="Olympus E-M5 III" calcext:value-type="string">
            <text:p>Olympus E-M5 III</text:p>
          </table:table-cell>
          <table:table-cell table:style-name="ce36" table:formula="of:=IFERROR([$'Olympus E-M5 III'.H6]/1000;&quot;&quot;)" office:value-type="float" office:value="4.15512465373961" calcext:value-type="float">
            <text:p>4.1551 us</text:p>
          </table:table-cell>
          <table:table-cell table:style-name="ce36" table:number-columns-repeated="4"/>
          <table:table-cell table:style-name="ce36" table:formula="of:=IFERROR([$'Olympus E-M5 III'.H8]/1000;&quot;&quot;)" office:value-type="float" office:value="5.59910414333707" calcext:value-type="float">
            <text:p>5.5991 us</text:p>
          </table:table-cell>
          <table:table-cell table:style-name="ce36" table:formula="of:=IFERROR([$'Olympus E-M5 III'.H9]/1000;&quot;&quot;)" office:value-type="float" office:value="5.61009817671809" calcext:value-type="float">
            <text:p>5.6101 us</text:p>
          </table:table-cell>
          <table:table-cell table:style-name="ce36" table:formula="of:=IFERROR([$'Olympus E-M5 III'.H11]/1000;&quot;&quot;)" office:value-type="float" office:value="7.12589073634204" calcext:value-type="float">
            <text:p>7.1259 us</text:p>
          </table:table-cell>
          <table:table-cell table:style-name="ce36" table:formula="of:=IFERROR([$'Olympus E-M5 III'.H12]/1000;&quot;&quot;)" office:value-type="float" office:value="10.2171136653895" calcext:value-type="float">
            <text:p>10.2171 us</text:p>
          </table:table-cell>
          <table:table-cell table:style-name="ce36" table:formula="of:=IFERROR([$'Olympus E-M5 III'.H13]/1000;&quot;&quot;)" office:value-type="float" office:value="10.1651842439644" calcext:value-type="float">
            <text:p>10.1652 us</text:p>
          </table:table-cell>
          <table:table-cell table:style-name="ce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45" table:formula="of:=[$'OMS OM-1'.A1]" office:value-type="string" office:string-value="OMS OM-1" calcext:value-type="string">
            <text:p>OMS OM-1</text:p>
          </table:table-cell>
          <table:table-cell table:style-name="ce32" table:formula="of:=IFERROR([$'OMS OM-1'.H6]/1000;&quot;&quot;)" office:value-type="float" office:value="2.05198358413133" calcext:value-type="float">
            <text:p>2.0520 us</text:p>
          </table:table-cell>
          <table:table-cell table:style-name="ce32" table:number-columns-repeated="3"/>
          <table:table-cell table:style-name="ce32" table:formula="of:=IFERROR([$'OMS OM-1'.H8]/1000;&quot;&quot;)" office:value-type="float" office:value="3.23624595469256" calcext:value-type="float">
            <text:p>3.2362 us</text:p>
          </table:table-cell>
          <table:table-cell table:style-name="ce32" table:formula="of:=IFERROR([$'OMS OM-1'.H9]/1000;&quot;&quot;)" office:value-type="float" office:value="3.23624595469256" calcext:value-type="float">
            <text:p>3.2362 us</text:p>
          </table:table-cell>
          <table:table-cell table:style-name="ce32" table:formula="of:=IFERROR([$'OMS OM-1'.H10]/1000;&quot;&quot;)" office:value-type="float" office:value="3.23974082073434" calcext:value-type="float">
            <text:p>3.2397 us</text:p>
          </table:table-cell>
          <table:table-cell table:style-name="ce32" table:formula="of:=IFERROR([$'OMS OM-1'.H21]/1000;&quot;&quot;)" office:value-type="float" office:value="4.29645542427497" calcext:value-type="float">
            <text:p>4.2965 us</text:p>
          </table:table-cell>
          <table:table-cell table:style-name="ce32" table:formula="of:=IFERROR([$'OMS OM-1'.H22]/1000;&quot;&quot;)" office:value-type="float" office:value="6.47249190938511" calcext:value-type="float">
            <text:p>6.4725 us</text:p>
          </table:table-cell>
          <table:table-cell table:style-name="ce32" table:formula="of:=IFERROR([$'OMS OM-1'.H23]/1000;&quot;&quot;)" office:value-type="float" office:value="6.45161290322581" calcext:value-type="float">
            <text:p>6.4516 us</text:p>
          </table:table-cell>
          <table:table-cell table:style-name="ce41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47" table:formula="of:=[$'Panasonic GX85'.A1]" office:value-type="string" office:string-value="Panasonic GX85" calcext:value-type="string">
            <text:p>Panasonic GX85</text:p>
          </table:table-cell>
          <table:table-cell table:style-name="ce36" table:formula="of:=IFERROR([$'Panasonic GX85'.H6]/1000;&quot;&quot;)" office:value-type="float" office:value="11.6350275566442" calcext:value-type="float">
            <text:p>11.6350 us</text:p>
          </table:table-cell>
          <table:table-cell table:style-name="ce36" table:number-columns-repeated="4"/>
          <table:table-cell table:style-name="ce36" table:formula="of:=IFERROR([$'Panasonic GX85'.H7]/1000;&quot;&quot;)" office:value-type="float" office:value="12.5284738041002" calcext:value-type="float">
            <text:p>12.5285 us</text:p>
          </table:table-cell>
          <table:table-cell table:style-name="ce36" table:formula="of:=IFERROR([$'Panasonic GX85'.H8]/1000;&quot;&quot;)" office:value-type="float" office:value="12.5260960334029" calcext:value-type="float">
            <text:p>12.5261 us</text:p>
          </table:table-cell>
          <table:table-cell table:style-name="ce36"/>
          <table:table-cell table:style-name="ce36" table:formula="of:=IFERROR([$'Panasonic GX85'.H9]/1000;&quot;&quot;)" office:value-type="float" office:value="13.3185349611543" calcext:value-type="float">
            <text:p>13.3185 us</text:p>
          </table:table-cell>
          <table:table-cell table:style-name="ce36" table:formula="of:=IFERROR([$'Panasonic GX85'.H10]/1000;&quot;&quot;)" office:value-type="float" office:value="13.3630289532294" calcext:value-type="float">
            <text:p>13.3630 us</text:p>
          </table:table-cell>
          <table:table-cell table:style-name="ce42"/>
          <table:table-cell table:number-columns-repeated="2"/>
        </table:table-row>
        <table:table-row table:style-name="ro3">
          <table:table-cell table:style-name="ce45" table:formula="of:=[$'Panasonic S1R'.A1]" office:value-type="string" office:string-value="Panasonic S1R" calcext:value-type="string">
            <text:p>Panasonic S1R</text:p>
          </table:table-cell>
          <table:table-cell table:style-name="ce32" table:formula="of:=IFERROR([$'Panasonic S1R'.H6]/1000;&quot;&quot;)" office:value-type="float" office:value="6.84638425331622" calcext:value-type="float">
            <text:p>6.8464 us</text:p>
          </table:table-cell>
          <table:table-cell table:style-name="ce32" table:number-columns-repeated="3"/>
          <table:table-cell table:style-name="ce32" table:formula="of:=IFERROR([$'Panasonic S1R'.H7]/1000;&quot;&quot;)" office:value-type="float" office:value="7.34137388568432" calcext:value-type="float">
            <text:p>7.3414 us</text:p>
          </table:table-cell>
          <table:table-cell table:style-name="ce32" table:formula="of:=IFERROR([$'Panasonic S1R'.H8]/1000;&quot;&quot;)" office:value-type="float" office:value="7.35294117647059" calcext:value-type="float">
            <text:p>7.3529 us</text:p>
          </table:table-cell>
          <table:table-cell table:style-name="ce32" table:formula="of:=IFERROR([$'Panasonic S1R'.H9]/1000;&quot;&quot;)" office:value-type="float" office:value="7.29166666666667" calcext:value-type="float">
            <text:p>7.2917 us</text:p>
          </table:table-cell>
          <table:table-cell table:style-name="ce32" table:formula="of:=IFERROR([$'Panasonic S1R'.H15]/1000;&quot;&quot;)" office:value-type="float" office:value="6.57894736842105" calcext:value-type="float">
            <text:p>6.5789 us</text:p>
          </table:table-cell>
          <table:table-cell table:style-name="ce32" table:formula="of:=IFERROR([$'Panasonic S1R'.H10]/1000;&quot;&quot;)" office:value-type="float" office:value="12.8617363344051" calcext:value-type="float">
            <text:p>12.8617 us</text:p>
          </table:table-cell>
          <table:table-cell table:style-name="ce32" table:formula="of:=IFERROR([$'Panasonic S1R'.H11]/1000;&quot;&quot;)" office:value-type="float" office:value="12.9032258064516" calcext:value-type="float">
            <text:p>12.9032 us</text:p>
          </table:table-cell>
          <table:table-cell table:style-name="ce41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47" table:formula="of:=[$'Panasonic S5 IIx'.A1]" office:value-type="string" office:string-value="Panasonic S5 IIx" calcext:value-type="string">
            <text:p>Panasonic S5 IIx</text:p>
          </table:table-cell>
          <table:table-cell table:style-name="ce36" table:formula="of:=IFERROR([$'Panasonic S5 IIx'.H6]/1000;&quot;&quot;)" office:value-type="float" office:value="12.6837705390602" calcext:value-type="float">
            <text:p>12.6838 us</text:p>
          </table:table-cell>
          <table:table-cell table:style-name="ce36" table:number-columns-repeated="3"/>
          <table:table-cell table:style-name="ce36" table:formula="of:=IFERROR([$'Panasonic S5 IIx'.H28]/1000;&quot;&quot;)" office:value-type="float" office:value="6.59340659340659" calcext:value-type="float">
            <text:p>6.5934 us</text:p>
          </table:table-cell>
          <table:table-cell table:style-name="ce36" table:formula="of:=IFERROR([$'Panasonic S5 IIx'.H32]/1000;&quot;&quot;)" office:value-type="float" office:value="9.94475138121547" calcext:value-type="float">
            <text:p>9.9448 us</text:p>
          </table:table-cell>
          <table:table-cell table:style-name="ce36" table:formula="of:=IFERROR([$'Panasonic S5 IIx'.H34]/1000;&quot;&quot;)" office:value-type="float" office:value="9.79858464888405" calcext:value-type="float">
            <text:p>9.7986 us</text:p>
          </table:table-cell>
          <table:table-cell table:style-name="ce36" table:formula="of:=IFERROR([$'Panasonic S5 IIx'.H36]/1000;&quot;&quot;)" office:value-type="float" office:value="4.85436893203884" calcext:value-type="float">
            <text:p>4.8544 us</text:p>
          </table:table-cell>
          <table:table-cell table:style-name="ce36" table:formula="of:=IFERROR([$'Panasonic S5 IIx'.H38]/1000;&quot;&quot;)" office:value-type="float" office:value="9.88875154511743" calcext:value-type="float">
            <text:p>9.8888 us</text:p>
          </table:table-cell>
          <table:table-cell table:style-name="ce36" table:formula="of:=IFERROR([$'Panasonic S5 IIx'.H42]/1000;&quot;&quot;)" office:value-type="float" office:value="19.8895027624309" calcext:value-type="float">
            <text:p>19.8895 us</text:p>
          </table:table-cell>
          <table:table-cell table:style-name="ce42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45" table:formula="of:=[$'Sony A1'.A1]" office:value-type="string" office:string-value="Sony A1" calcext:value-type="string">
            <text:p>Sony A1</text:p>
          </table:table-cell>
          <table:table-cell table:style-name="ce32" table:formula="of:=IFERROR([$'Sony A1'.H6]/1000;&quot;&quot;)" office:value-type="float" office:value="0.67911714770798" calcext:value-type="float">
            <text:p>0.6791 us</text:p>
          </table:table-cell>
          <table:table-cell table:style-name="ce32" table:formula="of:=IFERROR([$'Sony A1'.H13]/1000;&quot;&quot;)" office:value-type="float" office:value="3.56612184249629" calcext:value-type="float">
            <text:p>3.5661 us</text:p>
          </table:table-cell>
          <table:table-cell table:style-name="ce32" table:formula="of:=IFERROR([$'Sony A1'.H15]/1000;&quot;&quot;)" office:value-type="float" office:value="3.5650623885918" calcext:value-type="float">
            <text:p>3.5651 us</text:p>
          </table:table-cell>
          <table:table-cell table:style-name="ce32" table:formula="of:=IFERROR([$'Sony A1'.H17]/1000;&quot;&quot;)" office:value-type="float" office:value="2.8169014084507" calcext:value-type="float">
            <text:p>2.8169 us</text:p>
          </table:table-cell>
          <table:table-cell table:style-name="ce32" table:formula="of:=IFERROR([$'Sony A1'.H19]/1000;&quot;&quot;)" office:value-type="float" office:value="3.72208436724566" calcext:value-type="float">
            <text:p>3.7221 us</text:p>
          </table:table-cell>
          <table:table-cell table:style-name="ce32" table:formula="of:=IFERROR([$'Sony A1'.H22]/1000;&quot;&quot;)" office:value-type="float" office:value="3.70828182941904" calcext:value-type="float">
            <text:p>3.7083 us</text:p>
          </table:table-cell>
          <table:table-cell table:style-name="ce32" table:formula="of:=IFERROR([$'Sony A1'.H24]/1000;&quot;&quot;)" office:value-type="float" office:value="3.71287128712871" calcext:value-type="float">
            <text:p>3.7129 us</text:p>
          </table:table-cell>
          <table:table-cell table:style-name="ce32" table:formula="of:=IFERROR([$'Sony A1'.H27]/1000;&quot;&quot;)" office:value-type="float" office:value="4.96277915632754" calcext:value-type="float">
            <text:p>4.9628 us</text:p>
          </table:table-cell>
          <table:table-cell table:style-name="ce32" table:formula="of:=IFERROR([$'Sony A1'.H28]/1000;&quot;&quot;)" office:value-type="float" office:value="4.93827160493827" calcext:value-type="float">
            <text:p>4.9383 us</text:p>
          </table:table-cell>
          <table:table-cell table:style-name="ce32" table:formula="of:=IFERROR([$'Sony A1'.H30]/1000;&quot;&quot;)" office:value-type="float" office:value="4.98753117206983" calcext:value-type="float">
            <text:p>4.9875 us</text:p>
          </table:table-cell>
          <table:table-cell table:style-name="ce41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47" table:formula="of:=[$'Sony A7C'.A1]" office:value-type="string" office:string-value="Sony A7C" calcext:value-type="string">
            <text:p>Sony A7C</text:p>
          </table:table-cell>
          <table:table-cell table:style-name="ce36" table:formula="of:=IFERROR([$'Sony A7C'.H6]/1000;&quot;&quot;)" office:value-type="float" office:value="15.5692507298086" calcext:value-type="float">
            <text:p>15.5693 us</text:p>
          </table:table-cell>
          <table:table-cell table:style-name="ce36" table:number-columns-repeated="4"/>
          <table:table-cell table:style-name="ce36" table:formula="of:=IFERROR([$'Sony A7C'.H14]/1000;&quot;&quot;)" office:value-type="float" office:value="7.88177339901478" calcext:value-type="float">
            <text:p>7.8818 us</text:p>
          </table:table-cell>
          <table:table-cell table:style-name="ce36" table:formula="of:=IFERROR([$'Sony A7C'.H15]/1000;&quot;&quot;)" office:value-type="float" office:value="11.1731843575419" calcext:value-type="float">
            <text:p>11.1732 us</text:p>
          </table:table-cell>
          <table:table-cell table:style-name="ce36" table:formula="of:=IFERROR([$'Sony A7C'.H18]/1000;&quot;&quot;)" office:value-type="float" office:value="6.45161290322581" calcext:value-type="float">
            <text:p>6.4516 us</text:p>
          </table:table-cell>
          <table:table-cell table:style-name="ce36" table:formula="of:=IFERROR([$'Sony A7C'.H19]/1000;&quot;&quot;)" office:value-type="float" office:value="6.43086816720257" calcext:value-type="float">
            <text:p>6.4309 us</text:p>
          </table:table-cell>
          <table:table-cell table:style-name="ce36" table:formula="of:=IFERROR([$'Sony A7C'.H20]/1000;&quot;&quot;)" office:value-type="float" office:value="6.45161290322581" calcext:value-type="float">
            <text:p>6.4516 us</text:p>
          </table:table-cell>
          <table:table-cell table:style-name="ce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45" table:formula="of:=[$'Sony A7M3'.A1]" office:value-type="string" office:string-value="Sony A7M3" calcext:value-type="string">
            <text:p>Sony A7M3</text:p>
          </table:table-cell>
          <table:table-cell table:style-name="ce32" table:formula="of:=IFERROR([$'Sony A7M3'.H6]/1000;&quot;&quot;)" office:value-type="float" office:value="15.5828588552592" calcext:value-type="float">
            <text:p>15.5829 us</text:p>
          </table:table-cell>
          <table:table-cell table:style-name="ce32" table:number-columns-repeated="4"/>
          <table:table-cell table:style-name="ce32" table:formula="of:=IFERROR([$'Sony A7M3'.H13]/1000;&quot;&quot;)" office:value-type="float" office:value="7.96812749003984" calcext:value-type="float">
            <text:p>7.9681 us</text:p>
          </table:table-cell>
          <table:table-cell table:style-name="ce32" table:formula="of:=IFERROR([$'Sony A7M3'.H14]/1000;&quot;&quot;)" office:value-type="float" office:value="11.4107883817427" calcext:value-type="float">
            <text:p>11.4108 us</text:p>
          </table:table-cell>
          <table:table-cell table:style-name="ce32" table:formula="of:=IFERROR([$'Sony A7M3'.H15]/1000;&quot;&quot;)" office:value-type="float" office:value="6.61157024793388" calcext:value-type="float">
            <text:p>6.6116 us</text:p>
          </table:table-cell>
          <table:table-cell table:style-name="ce32" table:formula="of:=IFERROR([$'Sony A7M3'.H16]/1000;&quot;&quot;)" office:value-type="float" office:value="6.56814449917898" calcext:value-type="float">
            <text:p>6.5681 us</text:p>
          </table:table-cell>
          <table:table-cell table:style-name="ce32" table:formula="of:=IFERROR([$'Sony A7M3'.H17]/1000;&quot;&quot;)" office:value-type="float" office:value="6.57894736842105" calcext:value-type="float">
            <text:p>6.5789 us</text:p>
          </table:table-cell>
          <table:table-cell table:style-name="ce41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47" table:formula="of:=[$'Sony A7rIV'.A1]" office:value-type="string" office:string-value="Sony A7rIV" calcext:value-type="string">
            <text:p>Sony A7rIV</text:p>
          </table:table-cell>
          <table:table-cell table:style-name="ce36" table:formula="of:=IFERROR([$'Sony A7rIV'.H6]/1000;&quot;&quot;)" office:value-type="float" office:value="15.8299412030755" calcext:value-type="float">
            <text:p>15.8299 us</text:p>
          </table:table-cell>
          <table:table-cell table:style-name="ce36" table:number-columns-repeated="4"/>
          <table:table-cell table:style-name="ce36" table:formula="of:=IFERROR([$'Sony A7rIV'.H12]/1000;&quot;&quot;)" office:value-type="float" office:value="11.6166505324298" calcext:value-type="float">
            <text:p>11.6167 us</text:p>
          </table:table-cell>
          <table:table-cell table:style-name="ce36" table:formula="of:=IFERROR([$'Sony A7rIV'.H13]/1000;&quot;&quot;)" office:value-type="float" office:value="14.7347740667976" calcext:value-type="float">
            <text:p>14.7348 us</text:p>
          </table:table-cell>
          <table:table-cell table:style-name="ce36" table:formula="of:=IFERROR([$'Sony A7rIV'.H14]/1000;&quot;&quot;)" office:value-type="float" office:value="6.76818950930626" calcext:value-type="float">
            <text:p>6.7682 us</text:p>
          </table:table-cell>
          <table:table-cell table:style-name="ce36" table:formula="of:=IFERROR([$'Sony A7rIV'.H15]/1000;&quot;&quot;)" office:value-type="float" office:value="12.0048019207683" calcext:value-type="float">
            <text:p>12.0048 us</text:p>
          </table:table-cell>
          <table:table-cell table:style-name="ce36" table:formula="of:=IFERROR([$'Sony A7rIV'.H16]/1000;&quot;&quot;)" office:value-type="float" office:value="11.9940029985007" calcext:value-type="float">
            <text:p>11.9940 us</text:p>
          </table:table-cell>
          <table:table-cell table:style-name="ce42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45" table:formula="of:=[$'Sony A7rV'.A1]" office:value-type="string" office:string-value="Sony A7rV" calcext:value-type="string">
            <text:p>Sony A7rV</text:p>
          </table:table-cell>
          <table:table-cell table:style-name="ce32" table:formula="of:=IFERROR([$'Sony A7rV'.H6]/1000;&quot;&quot;)" office:value-type="float" office:value="15.8601057340382" calcext:value-type="float">
            <text:p>15.8601 us</text:p>
          </table:table-cell>
          <table:table-cell table:style-name="ce32"/>
          <table:table-cell table:style-name="ce32" table:formula="of:=IFERROR([$'Sony A7rV'.H12]/1000;&quot;&quot;)" office:value-type="float" office:value="8.66801502455938" calcext:value-type="float">
            <text:p>8.6680 us</text:p>
          </table:table-cell>
          <table:table-cell table:style-name="ce32"/>
          <table:table-cell table:style-name="ce32" table:formula="of:=IFERROR([$'Sony A7rV'.H13]/1000;&quot;&quot;)" office:value-type="float" office:value="6.82128240109141" calcext:value-type="float">
            <text:p>6.8213 us</text:p>
          </table:table-cell>
          <table:table-cell table:style-name="ce32" table:formula="of:=IFERROR([$'Sony A7rV'.H14]/1000;&quot;&quot;)" office:value-type="float" office:value="8.45410628019324" calcext:value-type="float">
            <text:p>8.4541 us</text:p>
          </table:table-cell>
          <table:table-cell table:style-name="ce32" table:formula="of:=IFERROR([$'Sony A7rV'.H15]/1000;&quot;&quot;)" office:value-type="float" office:value="8.46262341325811" calcext:value-type="float">
            <text:p>8.4626 us</text:p>
          </table:table-cell>
          <table:table-cell table:style-name="ce32" table:formula="of:=IFERROR([$'Sony A7rV'.H16]/1000;&quot;&quot;)" office:value-type="float" office:value="6.75675675675676" calcext:value-type="float">
            <text:p>6.7568 us</text:p>
          </table:table-cell>
          <table:table-cell table:style-name="ce32" table:formula="of:=IFERROR([$'Sony A7rV'.H17]/1000;&quot;&quot;)" office:value-type="float" office:value="12.0481927710843" calcext:value-type="float">
            <text:p>12.0482 us</text:p>
          </table:table-cell>
          <table:table-cell table:style-name="ce32" table:formula="of:=IFERROR([$'Sony A7rV'.H18]/1000;&quot;&quot;)" office:value-type="float" office:value="12.0300751879699" calcext:value-type="float">
            <text:p>12.0301 us</text:p>
          </table:table-cell>
          <table:table-cell table:style-name="ce41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47" table:formula="of:=[$'Sony A9'.A1]" office:value-type="string" office:string-value="Sony A9" calcext:value-type="string">
            <text:p>Sony A9</text:p>
          </table:table-cell>
          <table:table-cell table:style-name="ce36" table:formula="of:=IFERROR([$'Sony A9'.H6]/1000;&quot;&quot;)" office:value-type="float" office:value="1.65016501650165" calcext:value-type="float">
            <text:p>1.6502 us</text:p>
          </table:table-cell>
          <table:table-cell table:style-name="ce36" table:number-columns-repeated="4"/>
          <table:table-cell table:style-name="ce36" table:formula="of:=IFERROR([$'Sony A9'.H8]/1000;&quot;&quot;)" office:value-type="float" office:value="8.37320574162679" calcext:value-type="float">
            <text:p>8.3732 us</text:p>
          </table:table-cell>
          <table:table-cell table:style-name="ce36" table:formula="of:=IFERROR([$'Sony A9'.H9]/1000;&quot;&quot;)" office:value-type="float" office:value="10.5652403592182" calcext:value-type="float">
            <text:p>10.5652 us</text:p>
          </table:table-cell>
          <table:table-cell table:style-name="ce36" table:formula="of:=IFERROR([$'Sony A9'.H10]/1000;&quot;&quot;)" office:value-type="float" office:value="5.94353640416048" calcext:value-type="float">
            <text:p>5.9435 us</text:p>
          </table:table-cell>
          <table:table-cell table:style-name="ce36" table:formula="of:=IFERROR([$'Sony A9'.H11]/1000;&quot;&quot;)" office:value-type="float" office:value="5.93471810089021" calcext:value-type="float">
            <text:p>5.9347 us</text:p>
          </table:table-cell>
          <table:table-cell table:style-name="ce36" table:formula="of:=IFERROR([$'Sony A9'.H12]/1000;&quot;&quot;)" office:value-type="float" office:value="5.95238095238095" calcext:value-type="float">
            <text:p>5.9524 us</text:p>
          </table:table-cell>
          <table:table-cell table:style-name="ce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45" table:formula="of:=[$'Sony ZV1'.A1]" office:value-type="string" office:string-value="Sony ZV1" calcext:value-type="string">
            <text:p>Sony ZV1</text:p>
          </table:table-cell>
          <table:table-cell table:style-name="ce32" table:formula="of:=IFERROR([$'Sony ZV1'.H6]/1000;&quot;&quot;)" office:value-type="float" office:value="2.13333333333333" calcext:value-type="float">
            <text:p>2.1333 us</text:p>
          </table:table-cell>
          <table:table-cell table:style-name="ce32" table:number-columns-repeated="4"/>
          <table:table-cell table:style-name="ce32" table:formula="of:=IFERROR([$'Sony ZV1'.H7]/1000;&quot;&quot;)" office:value-type="float" office:value="7.5046904315197" calcext:value-type="float">
            <text:p>7.5047 us</text:p>
          </table:table-cell>
          <table:table-cell table:style-name="ce32" table:formula="of:=IFERROR([$'Sony ZV1'.H8]/1000;&quot;&quot;)" office:value-type="float" office:value="7.62388818297332" calcext:value-type="float">
            <text:p>7.6239 us</text:p>
          </table:table-cell>
          <table:table-cell table:style-name="ce32" table:formula="of:=IFERROR([$'Sony ZV1'.H12]/1000;&quot;&quot;)" office:value-type="float" office:value="7.38007380073801" calcext:value-type="float">
            <text:p>7.3801 us</text:p>
          </table:table-cell>
          <table:table-cell table:style-name="ce32" table:formula="of:=IFERROR([$'Sony ZV1'.H9]/1000;&quot;&quot;)" office:value-type="float" office:value="14.7420147420147" calcext:value-type="float">
            <text:p>14.7420 us</text:p>
          </table:table-cell>
          <table:table-cell table:style-name="ce32" table:formula="of:=IFERROR([$'Sony ZV1'.H10]/1000;&quot;&quot;)" office:value-type="float" office:value="14.7783251231527" calcext:value-type="float">
            <text:p>14.7783 us</text:p>
          </table:table-cell>
          <table:table-cell table:style-name="ce41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48" table:formula="of:=[$'Sony ZVE1'.A1]" office:value-type="string" office:string-value="Sony ZVE1" calcext:value-type="string">
            <text:p>Sony ZVE1</text:p>
          </table:table-cell>
          <table:table-cell table:style-name="ce40" table:formula="of:=IFERROR([$'Sony ZVE1'.H6]/1000;&quot;&quot;)" office:value-type="float" office:value="7.38396624472574" calcext:value-type="float">
            <text:p>7.3840 us</text:p>
          </table:table-cell>
          <table:table-cell table:style-name="ce40" table:number-columns-repeated="3"/>
          <table:table-cell table:style-name="ce40" table:formula="of:=IFERROR([$'Sony ZVE1'.H14]/1000;&quot;&quot;)" office:value-type="float" office:value="4.24028268551237" calcext:value-type="float">
            <text:p>4.2403 us</text:p>
          </table:table-cell>
          <table:table-cell table:style-name="ce40" table:formula="of:=IFERROR([$'Sony ZVE1'.H15]/1000;&quot;&quot;)" office:value-type="float" office:value="4.22535211267606" calcext:value-type="float">
            <text:p>4.2254 us</text:p>
          </table:table-cell>
          <table:table-cell table:style-name="ce40" table:formula="of:=IFERROR([$'Sony ZVE1'.H16]/1000;&quot;&quot;)" office:value-type="float" office:value="4.22237860661506" calcext:value-type="float">
            <text:p>4.2224 us</text:p>
          </table:table-cell>
          <table:table-cell table:style-name="ce40" table:formula="of:=IFERROR([$'Sony ZVE1'.H17]/1000;&quot;&quot;)" office:value-type="float" office:value="6.90846286701209" calcext:value-type="float">
            <text:p>6.9085 us</text:p>
          </table:table-cell>
          <table:table-cell table:style-name="ce40" table:formula="of:=IFERROR([$'Sony ZVE1'.H18]/1000;&quot;&quot;)" office:value-type="float" office:value="7.83289817232376" calcext:value-type="float">
            <text:p>7.8329 us</text:p>
          </table:table-cell>
          <table:table-cell table:style-name="ce40" table:formula="of:=IFERROR([$'Sony ZVE1'.H19]/1000;&quot;&quot;)" office:value-type="float" office:value="7.85340314136126" calcext:value-type="float">
            <text:p>7.8534 us</text:p>
          </table:table-cell>
          <table:table-cell table:style-name="ce43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63"/>
        </table:table-row>
        <table:table-row table:style-name="ro2" table:number-rows-repeated="104854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041" calcext:value-type="float">
            <text:p>2041</text:p>
          </table:table-cell>
          <table:table-cell table:style-name="ce99" table:formula="of:=IFERROR([.B6]/[.D6]*[.C6];&quot;&quot;)" office:value-type="float" office:value="39.1964723174914" calcext:value-type="float">
            <text:p>39.1965</text:p>
          </table:table-cell>
          <table:table-cell table:style-name="ce99" table:formula="of:=IFERROR([.E6]*(1000/[.$B$3]);&quot;&quot;)" office:value-type="float" office:value="78.3929446349829" calcext:value-type="float">
            <text:p>78.3929</text:p>
          </table:table-cell>
          <table:table-cell table:style-name="ce100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table:formula="of:=IFERROR([.F6]/[.B6]*1000000;&quot;&quot;)" office:value-type="float" office:value="19598.2361587457" calcext:value-type="float">
            <text:p>19598.2362</text:p>
          </table:table-cell>
          <table:table-cell table:style-name="ce103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976" calcext:value-type="float">
            <text:p>1976</text:p>
          </table:table-cell>
          <table:table-cell table:style-name="ce99" table:formula="of:=IFERROR([.B7]/[.D7]*[.C7];&quot;&quot;)" office:value-type="float" office:value="16.3967611336032" calcext:value-type="float">
            <text:p>16.3968</text:p>
          </table:table-cell>
          <table:table-cell table:style-name="ce99" table:formula="of:=IFERROR([.E7]*(1000/[.$B$3]);&quot;&quot;)" office:value-type="float" office:value="32.7935222672065" calcext:value-type="float">
            <text:p>32.7935</text:p>
          </table:table-cell>
          <table:table-cell table:style-name="ce100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formula="of:=IFERROR([.F7]/[.B7]*1000000;&quot;&quot;)" office:value-type="float" office:value="15182.1862348178" calcext:value-type="float">
            <text:p>15182.18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8]/[.D8]*[.C8];&quot;&quot;)" office:value-type="float" office:value="6.71641791044776" calcext:value-type="float">
            <text:p>6.7164</text:p>
          </table:table-cell>
          <table:table-cell table:style-name="ce99" table:formula="of:=IFERROR([.E8]*(1000/[.$B$3]);&quot;&quot;)" office:value-type="float" office:value="13.4328358208955" calcext:value-type="float">
            <text:p>13.4328</text:p>
          </table:table-cell>
          <table:table-cell table:style-name="ce100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formula="of:=IFERROR([.F8]/[.B8]*1000000;&quot;&quot;)" office:value-type="float" office:value="12437.8109452736" calcext:value-type="float">
            <text:p>12437.81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46" calcext:value-type="float">
            <text:p>646</text:p>
          </table:table-cell>
          <table:table-cell table:style-name="ce99" table:formula="of:=IFERROR([.B9]/[.D9]*[.C9];&quot;&quot;)" office:value-type="float" office:value="6.68730650154799" calcext:value-type="float">
            <text:p>6.6873</text:p>
          </table:table-cell>
          <table:table-cell table:style-name="ce99" table:formula="of:=IFERROR([.E9]*(1000/[.$B$3]);&quot;&quot;)" office:value-type="float" office:value="13.374613003096" calcext:value-type="float">
            <text:p>13.3746</text:p>
          </table:table-cell>
          <table:table-cell table:style-name="ce100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formula="of:=IFERROR([.F9]/[.B9]*1000000;&quot;&quot;)" office:value-type="float" office:value="12383.9009287926" calcext:value-type="float">
            <text:p>12383.90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10]/[.D10]*[.C10];&quot;&quot;)" office:value-type="float" office:value="6.69975186104218" calcext:value-type="float">
            <text:p>6.6998</text:p>
          </table:table-cell>
          <table:table-cell table:style-name="ce99" table:formula="of:=IFERROR([.E10]*(1000/[.$B$3]);&quot;&quot;)" office:value-type="float" office:value="13.3995037220844" calcext:value-type="float">
            <text:p>13.3995</text:p>
          </table:table-cell>
          <table:table-cell table:style-name="ce100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formula="of:=IFERROR([.F10]/[.B10]*1000000;&quot;&quot;)" office:value-type="float" office:value="12406.9478908189" calcext:value-type="float">
            <text:p>12406.94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6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534" calcext:value-type="float">
            <text:p>534</text:p>
          </table:table-cell>
          <table:table-cell table:style-name="ce99" table:formula="of:=IFERROR([.B11]/[.D11]*[.C11];&quot;&quot;)" office:value-type="float" office:value="6.74157303370787" calcext:value-type="float">
            <text:p>6.7416</text:p>
          </table:table-cell>
          <table:table-cell table:style-name="ce99" table:formula="of:=IFERROR([.E11]*(1000/[.$B$3]);&quot;&quot;)" office:value-type="float" office:value="13.4831460674157" calcext:value-type="float">
            <text:p>13.4831</text:p>
          </table:table-cell>
          <table:table-cell table:style-name="ce100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formula="of:=IFERROR([.F11]/[.B11]*1000000;&quot;&quot;)" office:value-type="float" office:value="18726.5917602996" calcext:value-type="float">
            <text:p>18726.59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6]/[.D6]*[.C6];&quot;&quot;)" office:value-type="float" office:value="8.196" calcext:value-type="float">
            <text:p>8.1960</text:p>
          </table:table-cell>
          <table:table-cell table:style-name="ce99" table:formula="of:=IFERROR([.E6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1" table:formula="of:=IFERROR([.F6]/[.B6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9" table:formula="of:=IFERROR([.B7]/[.D7]*[.C7];&quot;&quot;)" office:value-type="float" office:value="8.196" calcext:value-type="float">
            <text:p>8.1960</text:p>
          </table:table-cell>
          <table:table-cell table:style-name="ce99" table:formula="of:=IFERROR([.E7]*(1000/[.$B$3]);&quot;&quot;)" office:value-type="float" office:value="16.392" calcext:value-type="float">
            <text:p>16.3920</text:p>
          </table:table-cell>
          <table:table-cell table:style-name="ce100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1" table:formula="of:=IFERROR([.F7]/[.B7]*1000000;&quot;&quot;)" office:value-type="float" office:value="3000" calcext:value-type="float">
            <text:p>3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4672" calcext:value-type="float">
            <text:p>4672</text:p>
          </table:table-cell>
          <table:table-cell table:style-name="ce99" table:formula="of:=IFERROR([.B8]/[.D8]*[.C8];&quot;&quot;)" office:value-type="float" office:value="8.18664383561644" calcext:value-type="float">
            <text:p>8.1866</text:p>
          </table:table-cell>
          <table:table-cell table:style-name="ce99" table:formula="of:=IFERROR([.E8]*(1000/[.$B$3]);&quot;&quot;)" office:value-type="float" office:value="16.3732876712329" calcext:value-type="float">
            <text:p>16.3733</text:p>
          </table:table-cell>
          <table:table-cell table:style-name="ce100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1" table:formula="of:=IFERROR([.F8]/[.B8]*1000000;&quot;&quot;)" office:value-type="float" office:value="2996.57534246575" calcext:value-type="float">
            <text:p>2996.5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8" calcext:value-type="float">
            <text:p>4008</text:p>
          </table:table-cell>
          <table:table-cell table:style-name="ce99" table:formula="of:=IFERROR([.B9]/[.D9]*[.C9];&quot;&quot;)" office:value-type="float" office:value="8.17964071856287" calcext:value-type="float">
            <text:p>8.1796</text:p>
          </table:table-cell>
          <table:table-cell table:style-name="ce99" table:formula="of:=IFERROR([.E9]*(1000/[.$B$3]);&quot;&quot;)" office:value-type="float" office:value="16.3592814371257" calcext:value-type="float">
            <text:p>16.3593</text:p>
          </table:table-cell>
          <table:table-cell table:style-name="ce100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1" table:formula="of:=IFERROR([.F9]/[.B9]*1000000;&quot;&quot;)" office:value-type="float" office:value="2994.0119760479" calcext:value-type="float">
            <text:p>2994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1200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1" calcext:value-type="float">
            <text:p>4001</text:p>
          </table:table-cell>
          <table:table-cell table:style-name="ce99" table:formula="of:=IFERROR([.B10]/[.D10]*[.C10];&quot;&quot;)" office:value-type="float" office:value="8.19395151212197" calcext:value-type="float">
            <text:p>8.1940</text:p>
          </table:table-cell>
          <table:table-cell table:style-name="ce99" table:formula="of:=IFERROR([.E10]*(1000/[.$B$3]);&quot;&quot;)" office:value-type="float" office:value="16.3879030242439" calcext:value-type="float">
            <text:p>16.3879</text:p>
          </table:table-cell>
          <table:table-cell table:style-name="ce100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1" table:formula="of:=IFERROR([.F10]/[.B10]*1000000;&quot;&quot;)" office:value-type="float" office:value="2999.25018745314" calcext:value-type="float">
            <text:p>2999.25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5464" calcext:value-type="float">
            <text:p>546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4006" calcext:value-type="float">
            <text:p>4006</text:p>
          </table:table-cell>
          <table:table-cell table:style-name="ce99" table:formula="of:=IFERROR([.B11]/[.D11]*[.C11];&quot;&quot;)" office:value-type="float" office:value="8.18372441337993" calcext:value-type="float">
            <text:p>8.1837</text:p>
          </table:table-cell>
          <table:table-cell table:style-name="ce99" table:formula="of:=IFERROR([.E11]*(1000/[.$B$3]);&quot;&quot;)" office:value-type="float" office:value="16.3674488267599" calcext:value-type="float">
            <text:p>16.3674</text:p>
          </table:table-cell>
          <table:table-cell table:style-name="ce100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1" table:formula="of:=IFERROR([.F11]/[.B11]*1000000;&quot;&quot;)" office:value-type="float" office:value="2995.50673989016" calcext:value-type="float">
            <text:p>2995.50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71" calcext:value-type="float">
            <text:p>2771</text:p>
          </table:table-cell>
          <table:table-cell table:style-name="ce99" table:formula="of:=IFERROR([.B12]/[.D12]*[.C12];&quot;&quot;)" office:value-type="float" office:value="7.79501984843017" calcext:value-type="float">
            <text:p>7.7950</text:p>
          </table:table-cell>
          <table:table-cell table:style-name="ce99" table:formula="of:=IFERROR([.E12]*(1000/[.$B$3]);&quot;&quot;)" office:value-type="float" office:value="15.5900396968603" calcext:value-type="float">
            <text:p>15.5900</text:p>
          </table:table-cell>
          <table:table-cell table:style-name="ce100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1" table:formula="of:=IFERROR([.F12]/[.B12]*1000000;&quot;&quot;)" office:value-type="float" office:value="3608.80548538434" calcext:value-type="float">
            <text:p>3608.80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788" calcext:value-type="float">
            <text:p>2788</text:p>
          </table:table-cell>
          <table:table-cell table:style-name="ce99" table:formula="of:=IFERROR([.B13]/[.D13]*[.C13];&quot;&quot;)" office:value-type="float" office:value="7.74748923959828" calcext:value-type="float">
            <text:p>7.7475</text:p>
          </table:table-cell>
          <table:table-cell table:style-name="ce99" table:formula="of:=IFERROR([.E13]*(1000/[.$B$3]);&quot;&quot;)" office:value-type="float" office:value="15.4949784791966" calcext:value-type="float">
            <text:p>15.4950</text:p>
          </table:table-cell>
          <table:table-cell table:style-name="ce100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1" table:formula="of:=IFERROR([.F13]/[.B13]*1000000;&quot;&quot;)" office:value-type="float" office:value="3586.80057388809" calcext:value-type="float">
            <text:p>3586.80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102" calcext:value-type="float">
            <text:p>1102</text:p>
          </table:table-cell>
          <table:table-cell table:style-name="ce99" table:formula="of:=IFERROR([.B14]/[.D14]*[.C14];&quot;&quot;)" office:value-type="float" office:value="3.92014519056261" calcext:value-type="float">
            <text:p>3.9201</text:p>
          </table:table-cell>
          <table:table-cell table:style-name="ce99" table:formula="of:=IFERROR([.E14]*(1000/[.$B$3]);&quot;&quot;)" office:value-type="float" office:value="7.84029038112523" calcext:value-type="float">
            <text:p>7.8403</text:p>
          </table:table-cell>
          <table:table-cell table:style-name="ce100" table:formula="of:=IFERROR(&quot;1/&quot; &amp; TEXT(1000/[.F14]; &quot;0.00&quot;);&quot;&quot;)" office:value-type="string" office:string-value="1/127.55" calcext:value-type="string">
            <text:p>1/127.55</text:p>
          </table:table-cell>
          <table:table-cell table:style-name="ce101" table:formula="of:=IFERROR([.F14]/[.B14]*1000000;&quot;&quot;)" office:value-type="float" office:value="3629.76406533575" calcext:value-type="float">
            <text:p>3629.76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2" calcext:value-type="float">
            <text:p>1332</text:p>
          </table:table-cell>
          <table:table-cell table:style-name="ce99" table:formula="of:=IFERROR([.B15]/[.D15]*[.C15];&quot;&quot;)" office:value-type="float" office:value="4.86486486486487" calcext:value-type="float">
            <text:p>4.8649</text:p>
          </table:table-cell>
          <table:table-cell table:style-name="ce99" table:formula="of:=IFERROR([.E15]*(1000/[.$B$3]);&quot;&quot;)" office:value-type="float" office:value="9.72972972972973" calcext:value-type="float">
            <text:p>9.7297</text:p>
          </table:table-cell>
          <table:table-cell table:style-name="ce100" table:formula="of:=IFERROR(&quot;1/&quot; &amp; TEXT(1000/[.F15]; &quot;0.00&quot;);&quot;&quot;)" office:value-type="string" office:string-value="1/102.78" calcext:value-type="string">
            <text:p>1/102.78</text:p>
          </table:table-cell>
          <table:table-cell table:style-name="ce101" table:formula="of:=IFERROR([.F15]/[.B15]*1000000;&quot;&quot;)" office:value-type="float" office:value="4504.50450450451" calcext:value-type="float">
            <text:p>4504.50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6]/[.D16]*[.C16];&quot;&quot;)" office:value-type="float" office:value="4.85393258426966" calcext:value-type="float">
            <text:p>4.8539</text:p>
          </table:table-cell>
          <table:table-cell table:style-name="ce99" table:formula="of:=IFERROR([.E16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01" table:formula="of:=IFERROR([.F16]/[.B16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335" calcext:value-type="float">
            <text:p>1335</text:p>
          </table:table-cell>
          <table:table-cell table:style-name="ce99" table:formula="of:=IFERROR([.B17]/[.D17]*[.C17];&quot;&quot;)" office:value-type="float" office:value="4.85393258426966" calcext:value-type="float">
            <text:p>4.8539</text:p>
          </table:table-cell>
          <table:table-cell table:style-name="ce99" table:formula="of:=IFERROR([.E17]*(1000/[.$B$3]);&quot;&quot;)" office:value-type="float" office:value="9.70786516853933" calcext:value-type="float">
            <text:p>9.7079</text:p>
          </table:table-cell>
          <table:table-cell table:style-name="ce100" table:formula="of:=IFERROR(&quot;1/&quot; &amp; TEXT(1000/[.F17]; &quot;0.00&quot;);&quot;&quot;)" office:value-type="string" office:string-value="1/103.01" calcext:value-type="string">
            <text:p>1/103.01</text:p>
          </table:table-cell>
          <table:table-cell table:style-name="ce101" table:formula="of:=IFERROR([.F17]/[.B17]*1000000;&quot;&quot;)" office:value-type="float" office:value="4494.38202247191" calcext:value-type="float">
            <text:p>4494.3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55" calcext:value-type="float">
            <text:p>555</text:p>
          </table:table-cell>
          <table:table-cell table:style-name="ce99" table:formula="of:=IFERROR([.B18]/[.D18]*[.C18];&quot;&quot;)" office:value-type="float" office:value="3.89189189189189" calcext:value-type="float">
            <text:p>3.8919</text:p>
          </table:table-cell>
          <table:table-cell table:style-name="ce99" table:formula="of:=IFERROR([.E18]*(1000/[.$B$3]);&quot;&quot;)" office:value-type="float" office:value="7.78378378378378" calcext:value-type="float">
            <text:p>7.7838</text:p>
          </table:table-cell>
          <table:table-cell table:style-name="ce100" table:formula="of:=IFERROR(&quot;1/&quot; &amp; TEXT(1000/[.F18]; &quot;0.00&quot;);&quot;&quot;)" office:value-type="string" office:string-value="1/128.47" calcext:value-type="string">
            <text:p>1/128.47</text:p>
          </table:table-cell>
          <table:table-cell table:style-name="ce101" table:formula="of:=IFERROR([.F18]/[.B18]*1000000;&quot;&quot;)" office:value-type="float" office:value="7207.20720720721" calcext:value-type="float">
            <text:p>7207.20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9]/[.D19]*[.C19];&quot;&quot;)" office:value-type="float" office:value="4.8575712143928" calcext:value-type="float">
            <text:p>4.8576</text:p>
          </table:table-cell>
          <table:table-cell table:style-name="ce99" table:formula="of:=IFERROR([.E19]*(1000/[.$B$3]);&quot;&quot;)" office:value-type="float" office:value="9.71514242878561" calcext:value-type="float">
            <text:p>9.7151</text:p>
          </table:table-cell>
          <table:table-cell table:style-name="ce100" table:formula="of:=IFERROR(&quot;1/&quot; &amp; TEXT(1000/[.F19]; &quot;0.00&quot;);&quot;&quot;)" office:value-type="string" office:string-value="1/102.93" calcext:value-type="string">
            <text:p>1/102.93</text:p>
          </table:table-cell>
          <table:table-cell table:style-name="ce101" table:formula="of:=IFERROR([.F19]/[.B19]*1000000;&quot;&quot;)" office:value-type="float" office:value="8995.50224887556" calcext:value-type="float">
            <text:p>8995.50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668" calcext:value-type="float">
            <text:p>668</text:p>
          </table:table-cell>
          <table:table-cell table:style-name="ce99" table:formula="of:=IFERROR([.B20]/[.D20]*[.C20];&quot;&quot;)" office:value-type="float" office:value="4.8502994011976" calcext:value-type="float">
            <text:p>4.8503</text:p>
          </table:table-cell>
          <table:table-cell table:style-name="ce99" table:formula="of:=IFERROR([.E20]*(1000/[.$B$3]);&quot;&quot;)" office:value-type="float" office:value="9.70059880239521" calcext:value-type="float">
            <text:p>9.7006</text:p>
          </table:table-cell>
          <table:table-cell table:style-name="ce100" table:formula="of:=IFERROR(&quot;1/&quot; &amp; TEXT(1000/[.F20]; &quot;0.00&quot;);&quot;&quot;)" office:value-type="string" office:string-value="1/103.09" calcext:value-type="string">
            <text:p>1/103.09</text:p>
          </table:table-cell>
          <table:table-cell table:style-name="ce101" table:formula="of:=IFERROR([.F20]/[.B20]*1000000;&quot;&quot;)" office:value-type="float" office:value="8982.03592814371" calcext:value-type="float">
            <text:p>8982.03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668" calcext:value-type="float">
            <text:p>668</text:p>
          </table:table-cell>
          <table:table-cell table:style-name="ce99" table:formula="of:=IFERROR([.B21]/[.D21]*[.C21];&quot;&quot;)" office:value-type="float" office:value="4.8502994011976" calcext:value-type="float">
            <text:p>4.8503</text:p>
          </table:table-cell>
          <table:table-cell table:style-name="ce99" table:formula="of:=IFERROR([.E21]*(1000/[.$B$3]);&quot;&quot;)" office:value-type="float" office:value="9.70059880239521" calcext:value-type="float">
            <text:p>9.7006</text:p>
          </table:table-cell>
          <table:table-cell table:style-name="ce100" table:formula="of:=IFERROR(&quot;1/&quot; &amp; TEXT(1000/[.F21]; &quot;0.00&quot;);&quot;&quot;)" office:value-type="string" office:string-value="1/103.09" calcext:value-type="string">
            <text:p>1/103.09</text:p>
          </table:table-cell>
          <table:table-cell table:style-name="ce101" table:formula="of:=IFERROR([.F21]/[.B21]*1000000;&quot;&quot;)" office:value-type="float" office:value="8982.03592814371" calcext:value-type="float">
            <text:p>8982.03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8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6]/[.D6]*[.C6];&quot;&quot;)" office:value-type="float" office:value="14.848" calcext:value-type="float">
            <text:p>14.8480</text:p>
          </table:table-cell>
          <table:table-cell table:style-name="ce99" table:formula="of:=IFERROR([.E6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1" table:formula="of:=IFERROR([.F6]/[.B6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H+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50" calcext:value-type="float">
            <text:p>3750</text:p>
          </table:table-cell>
          <table:table-cell table:style-name="ce99" table:formula="of:=IFERROR([.B7]/[.D7]*[.C7];&quot;&quot;)" office:value-type="float" office:value="14.848" calcext:value-type="float">
            <text:p>14.8480</text:p>
          </table:table-cell>
          <table:table-cell table:style-name="ce99" table:formula="of:=IFERROR([.E7]*(1000/[.$B$3]);&quot;&quot;)" office:value-type="float" office:value="29.696" calcext:value-type="float">
            <text:p>29.6960</text:p>
          </table:table-cell>
          <table:table-cell table:style-name="ce100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1" table:formula="of:=IFERROR([.F7]/[.B7]*1000000;&quot;&quot;)" office:value-type="float" office:value="6400" calcext:value-type="float">
            <text:p>64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CRAW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9" calcext:value-type="float">
            <text:p>3749</text:p>
          </table:table-cell>
          <table:table-cell table:style-name="ce99" table:formula="of:=IFERROR([.B8]/[.D8]*[.C8];&quot;&quot;)" office:value-type="float" office:value="14.8519605228061" calcext:value-type="float">
            <text:p>14.8520</text:p>
          </table:table-cell>
          <table:table-cell table:style-name="ce99" table:formula="of:=IFERROR([.E8]*(1000/[.$B$3]);&quot;&quot;)" office:value-type="float" office:value="29.7039210456122" calcext:value-type="float">
            <text:p>29.7039</text:p>
          </table:table-cell>
          <table:table-cell table:style-name="ce100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1" table:formula="of:=IFERROR([.F8]/[.B8]*1000000;&quot;&quot;)" office:value-type="float" office:value="6401.70712189917" calcext:value-type="float">
            <text:p>6401.70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4058" calcext:value-type="float">
            <text:p>4058</text:p>
          </table:table-cell>
          <table:table-cell table:style-name="ce99" table:formula="of:=IFERROR([.B9]/[.D9]*[.C9];&quot;&quot;)" office:value-type="float" office:value="14.8644652538196" calcext:value-type="float">
            <text:p>14.8645</text:p>
          </table:table-cell>
          <table:table-cell table:style-name="ce99" table:formula="of:=IFERROR([.E9]*(1000/[.$B$3]);&quot;&quot;)" office:value-type="float" office:value="29.7289305076392" calcext:value-type="float">
            <text:p>29.7289</text:p>
          </table:table-cell>
          <table:table-cell table:style-name="ce100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1" table:formula="of:=IFERROR([.F9]/[.B9]*1000000;&quot;&quot;)" office:value-type="float" office:value="6407.09709216363" calcext:value-type="float">
            <text:p>6407.09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32000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8" calcext:value-type="float">
            <text:p>3748</text:p>
          </table:table-cell>
          <table:table-cell table:style-name="ce99" table:formula="of:=IFERROR([.B10]/[.D10]*[.C10];&quot;&quot;)" office:value-type="float" office:value="14.8559231590181" calcext:value-type="float">
            <text:p>14.8559</text:p>
          </table:table-cell>
          <table:table-cell table:style-name="ce99" table:formula="of:=IFERROR([.E10]*(1000/[.$B$3]);&quot;&quot;)" office:value-type="float" office:value="29.7118463180363" calcext:value-type="float">
            <text:p>29.7118</text:p>
          </table:table-cell>
          <table:table-cell table:style-name="ce100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1" table:formula="of:=IFERROR([.F10]/[.B10]*1000000;&quot;&quot;)" office:value-type="float" office:value="6403.4151547492" calcext:value-type="float">
            <text:p>6403.41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EG</text:p>
          </table:table-cell>
          <table:table-cell table:style-name="ce96" office:value-type="float" office:value="4640" calcext:value-type="float">
            <text:p>464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3746" calcext:value-type="float">
            <text:p>3746</text:p>
          </table:table-cell>
          <table:table-cell table:style-name="ce99" table:formula="of:=IFERROR([.B11]/[.D11]*[.C11];&quot;&quot;)" office:value-type="float" office:value="14.8638547784303" calcext:value-type="float">
            <text:p>14.8639</text:p>
          </table:table-cell>
          <table:table-cell table:style-name="ce99" table:formula="of:=IFERROR([.E11]*(1000/[.$B$3]);&quot;&quot;)" office:value-type="float" office:value="29.7277095568606" calcext:value-type="float">
            <text:p>29.7277</text:p>
          </table:table-cell>
          <table:table-cell table:style-name="ce100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1" table:formula="of:=IFERROR([.F11]/[.B11]*1000000;&quot;&quot;)" office:value-type="float" office:value="6406.83395621997" calcext:value-type="float">
            <text:p>6406.83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598" calcext:value-type="float">
            <text:p>1598</text:p>
          </table:table-cell>
          <table:table-cell table:style-name="ce99" table:formula="of:=IFERROR([.B12]/[.D12]*[.C12];&quot;&quot;)" office:value-type="float" office:value="6.75844806007509" calcext:value-type="float">
            <text:p>6.7584</text:p>
          </table:table-cell>
          <table:table-cell table:style-name="ce99" table:formula="of:=IFERROR([.E12]*(1000/[.$B$3]);&quot;&quot;)" office:value-type="float" office:value="13.5168961201502" calcext:value-type="float">
            <text:p>13.5169</text:p>
          </table:table-cell>
          <table:table-cell table:style-name="ce100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01" table:formula="of:=IFERROR([.F12]/[.B12]*1000000;&quot;&quot;)" office:value-type="float" office:value="6257.82227784731" calcext:value-type="float">
            <text:p>6257.82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1" calcext:value-type="float">
            <text:p>1601</text:p>
          </table:table-cell>
          <table:table-cell table:style-name="ce99" table:formula="of:=IFERROR([.B13]/[.D13]*[.C13];&quot;&quot;)" office:value-type="float" office:value="6.74578388507183" calcext:value-type="float">
            <text:p>6.7458</text:p>
          </table:table-cell>
          <table:table-cell table:style-name="ce99" table:formula="of:=IFERROR([.E13]*(1000/[.$B$3]);&quot;&quot;)" office:value-type="float" office:value="13.4915677701437" calcext:value-type="float">
            <text:p>13.4916</text:p>
          </table:table-cell>
          <table:table-cell table:style-name="ce100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01" table:formula="of:=IFERROR([.F13]/[.B13]*1000000;&quot;&quot;)" office:value-type="float" office:value="6246.09618988132" calcext:value-type="float">
            <text:p>6246.09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607" calcext:value-type="float">
            <text:p>1607</text:p>
          </table:table-cell>
          <table:table-cell table:style-name="ce99" table:formula="of:=IFERROR([.B14]/[.D14]*[.C14];&quot;&quot;)" office:value-type="float" office:value="6.72059738643435" calcext:value-type="float">
            <text:p>6.7206</text:p>
          </table:table-cell>
          <table:table-cell table:style-name="ce99" table:formula="of:=IFERROR([.E14]*(1000/[.$B$3]);&quot;&quot;)" office:value-type="float" office:value="13.4411947728687" calcext:value-type="float">
            <text:p>13.4412</text:p>
          </table:table-cell>
          <table:table-cell table:style-name="ce100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01" table:formula="of:=IFERROR([.F14]/[.B14]*1000000;&quot;&quot;)" office:value-type="float" office:value="6222.77535780958" calcext:value-type="float">
            <text:p>6222.77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15]/[.D15]*[.C15];&quot;&quot;)" office:value-type="float" office:value="3.56435643564356" calcext:value-type="float">
            <text:p>3.5644</text:p>
          </table:table-cell>
          <table:table-cell table:style-name="ce99" table:formula="of:=IFERROR([.E15]*(1000/[.$B$3]);&quot;&quot;)" office:value-type="float" office:value="7.12871287128713" calcext:value-type="float">
            <text:p>7.1287</text:p>
          </table:table-cell>
          <table:table-cell table:style-name="ce100" table:formula="of:=IFERROR(&quot;1/&quot; &amp; TEXT(1000/[.F15]; &quot;0.00&quot;);&quot;&quot;)" office:value-type="string" office:string-value="1/140.28" calcext:value-type="string">
            <text:p>1/140.28</text:p>
          </table:table-cell>
          <table:table-cell table:style-name="ce101" table:formula="of:=IFERROR([.F15]/[.B15]*1000000;&quot;&quot;)" office:value-type="float" office:value="6600.6600660066" calcext:value-type="float">
            <text:p>6600.66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27" calcext:value-type="float">
            <text:p>727</text:p>
          </table:table-cell>
          <table:table-cell table:style-name="ce99" table:formula="of:=IFERROR([.B16]/[.D16]*[.C16];&quot;&quot;)" office:value-type="float" office:value="5.94222833562586" calcext:value-type="float">
            <text:p>5.9422</text:p>
          </table:table-cell>
          <table:table-cell table:style-name="ce99" table:formula="of:=IFERROR([.E16]*(1000/[.$B$3]);&quot;&quot;)" office:value-type="float" office:value="11.8844566712517" calcext:value-type="float">
            <text:p>11.8845</text:p>
          </table:table-cell>
          <table:table-cell table:style-name="ce100" table:formula="of:=IFERROR(&quot;1/&quot; &amp; TEXT(1000/[.F16]; &quot;0.00&quot;);&quot;&quot;)" office:value-type="string" office:string-value="1/84.14" calcext:value-type="string">
            <text:p>1/84.14</text:p>
          </table:table-cell>
          <table:table-cell table:style-name="ce101" table:formula="of:=IFERROR([.F16]/[.B16]*1000000;&quot;&quot;)" office:value-type="float" office:value="11004.1265474553" calcext:value-type="float">
            <text:p>11004.126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19" calcext:value-type="float">
            <text:p>719</text:p>
          </table:table-cell>
          <table:table-cell table:style-name="ce99" table:formula="of:=IFERROR([.B17]/[.D17]*[.C17];&quot;&quot;)" office:value-type="float" office:value="6.00834492350487" calcext:value-type="float">
            <text:p>6.0083</text:p>
          </table:table-cell>
          <table:table-cell table:style-name="ce99" table:formula="of:=IFERROR([.E17]*(1000/[.$B$3]);&quot;&quot;)" office:value-type="float" office:value="12.0166898470097" calcext:value-type="float">
            <text:p>12.0167</text:p>
          </table:table-cell>
          <table:table-cell table:style-name="ce100" table:formula="of:=IFERROR(&quot;1/&quot; &amp; TEXT(1000/[.F17]; &quot;0.00&quot;);&quot;&quot;)" office:value-type="string" office:string-value="1/83.22" calcext:value-type="string">
            <text:p>1/83.22</text:p>
          </table:table-cell>
          <table:table-cell table:style-name="ce101" table:formula="of:=IFERROR([.F17]/[.B17]*1000000;&quot;&quot;)" office:value-type="float" office:value="11126.5646731572" calcext:value-type="float">
            <text:p>11126.56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04" calcext:value-type="float">
            <text:p>904</text:p>
          </table:table-cell>
          <table:table-cell table:style-name="ce99" table:formula="of:=IFERROR([.B18]/[.D18]*[.C18];&quot;&quot;)" office:value-type="float" office:value="5.97345132743363" calcext:value-type="float">
            <text:p>5.9735</text:p>
          </table:table-cell>
          <table:table-cell table:style-name="ce99" table:formula="of:=IFERROR([.E18]*(1000/[.$B$3]);&quot;&quot;)" office:value-type="float" office:value="11.9469026548673" calcext:value-type="float">
            <text:p>11.9469</text:p>
          </table:table-cell>
          <table:table-cell table:style-name="ce100" table:formula="of:=IFERROR(&quot;1/&quot; &amp; TEXT(1000/[.F18]; &quot;0.00&quot;);&quot;&quot;)" office:value-type="string" office:string-value="1/83.70" calcext:value-type="string">
            <text:p>1/83.70</text:p>
          </table:table-cell>
          <table:table-cell table:style-name="ce101" table:formula="of:=IFERROR([.F18]/[.B18]*1000000;&quot;&quot;)" office:value-type="float" office:value="11061.9469026549" calcext:value-type="float">
            <text:p>11061.946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6192" calcext:value-type="float">
            <text:p>6192</text:p>
          </table:table-cell>
          <table:table-cell table:style-name="ce96" office:value-type="float" office:value="92" calcext:value-type="float">
            <text:p>92</text:p>
          </table:table-cell>
          <table:table-cell table:style-name="ce96" office:value-type="float" office:value="3810" calcext:value-type="float">
            <text:p>3810</text:p>
          </table:table-cell>
          <table:table-cell table:style-name="ce99" table:formula="of:=IFERROR([.B6]/[.D6]*[.C6];&quot;&quot;)" office:value-type="float" office:value="149.51811023622" calcext:value-type="float">
            <text:p>149.5181</text:p>
          </table:table-cell>
          <table:table-cell table:style-name="ce99" table:formula="of:=IFERROR([.E6]*(1000/[.$B$3]);&quot;&quot;)" office:value-type="float" office:value="299.036220472441" calcext:value-type="float">
            <text:p>299.0362</text:p>
          </table:table-cell>
          <table:table-cell table:style-name="ce100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formula="of:=IFERROR([.F6]/[.B6]*1000000;&quot;&quot;)" office:value-type="float" office:value="48293.9632545932" calcext:value-type="float">
            <text:p>48293.96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8" calcext:value-type="float">
            <text:p>838</text:p>
          </table:table-cell>
          <table:table-cell table:style-name="ce99" table:formula="of:=IFERROR([.B7]/[.D7]*[.C7];&quot;&quot;)" office:value-type="float" office:value="15.4653937947494" calcext:value-type="float">
            <text:p>15.4654</text:p>
          </table:table-cell>
          <table:table-cell table:style-name="ce99" table:formula="of:=IFERROR([.E7]*(1000/[.$B$3]);&quot;&quot;)" office:value-type="float" office:value="30.9307875894988" calcext:value-type="float">
            <text:p>30.9308</text:p>
          </table:table-cell>
          <table:table-cell table:style-name="ce100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formula="of:=IFERROR([.F7]/[.B7]*1000000;&quot;&quot;)" office:value-type="float" office:value="28639.6181384248" calcext:value-type="float">
            <text:p>28639.6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834" calcext:value-type="float">
            <text:p>834</text:p>
          </table:table-cell>
          <table:table-cell table:style-name="ce99" table:formula="of:=IFERROR([.B8]/[.D8]*[.C8];&quot;&quot;)" office:value-type="float" office:value="15.5395683453237" calcext:value-type="float">
            <text:p>15.5396</text:p>
          </table:table-cell>
          <table:table-cell table:style-name="ce99" table:formula="of:=IFERROR([.E8]*(1000/[.$B$3]);&quot;&quot;)" office:value-type="float" office:value="31.0791366906475" calcext:value-type="float">
            <text:p>31.0791</text:p>
          </table:table-cell>
          <table:table-cell table:style-name="ce100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formula="of:=IFERROR([.F8]/[.B8]*1000000;&quot;&quot;)" office:value-type="float" office:value="28776.9784172662" calcext:value-type="float">
            <text:p>28776.97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720 30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9]/[.D9]*[.C9];&quot;&quot;)" office:value-type="float" office:value="15.4455445544554" calcext:value-type="float">
            <text:p>15.4455</text:p>
          </table:table-cell>
          <table:table-cell table:style-name="ce99" table:formula="of:=IFERROR([.E9]*(1000/[.$B$3]);&quot;&quot;)" office:value-type="float" office:value="30.8910891089109" calcext:value-type="float">
            <text:p>30.8911</text:p>
          </table:table-cell>
          <table:table-cell table:style-name="ce100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formula="of:=IFERROR([.F9]/[.B9]*1000000;&quot;&quot;)" office:value-type="float" office:value="42904.2904290429" calcext:value-type="float">
            <text:p>42904.2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720 24p</text:p>
          </table:table-cell>
          <table:table-cell table:style-name="ce96" office:value-type="float" office:value="720" calcext:value-type="float">
            <text:p>72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651" calcext:value-type="float">
            <text:p>651</text:p>
          </table:table-cell>
          <table:table-cell table:style-name="ce99" table:formula="of:=IFERROR([.B10]/[.D10]*[.C10];&quot;&quot;)" office:value-type="float" office:value="15.4838709677419" calcext:value-type="float">
            <text:p>15.4839</text:p>
          </table:table-cell>
          <table:table-cell table:style-name="ce99" table:formula="of:=IFERROR([.E10]*(1000/[.$B$3]);&quot;&quot;)" office:value-type="float" office:value="30.9677419354839" calcext:value-type="float">
            <text:p>30.9677</text:p>
          </table:table-cell>
          <table:table-cell table:style-name="ce100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formula="of:=IFERROR([.F10]/[.B10]*1000000;&quot;&quot;)" office:value-type="float" office:value="43010.7526881721" calcext:value-type="float">
            <text:p>43010.752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1" calcext:value-type="float">
            <text:p>1381</text:p>
          </table:table-cell>
          <table:table-cell table:style-name="ce99" table:formula="of:=IFERROR([.B6]/[.D6]*[.C6];&quot;&quot;)" office:value-type="float" office:value="12.0492396813903" calcext:value-type="float">
            <text:p>12.0492</text:p>
          </table:table-cell>
          <table:table-cell table:style-name="ce99" table:formula="of:=IFERROR([.E6]*(1000/[.$B$3]);&quot;&quot;)" office:value-type="float" office:value="24.0984793627806" calcext:value-type="float">
            <text:p>24.0985</text:p>
          </table:table-cell>
          <table:table-cell table:style-name="ce100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1" table:formula="of:=IFERROR([.F6]/[.B6]*1000000;&quot;&quot;)" office:value-type="float" office:value="5792.90369297611" calcext:value-type="float">
            <text:p>5792.90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7]/[.D7]*[.C7];&quot;&quot;)" office:value-type="float" office:value="12.0579710144928" calcext:value-type="float">
            <text:p>12.0580</text:p>
          </table:table-cell>
          <table:table-cell table:style-name="ce99" table:formula="of:=IFERROR([.E7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1" table:formula="of:=IFERROR([.F7]/[.B7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8]/[.D8]*[.C8];&quot;&quot;)" office:value-type="float" office:value="12.0579710144928" calcext:value-type="float">
            <text:p>12.0580</text:p>
          </table:table-cell>
          <table:table-cell table:style-name="ce99" table:formula="of:=IFERROR([.E8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1" table:formula="of:=IFERROR([.F8]/[.B8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9]/[.D9]*[.C9];&quot;&quot;)" office:value-type="float" office:value="12.0579710144928" calcext:value-type="float">
            <text:p>12.0580</text:p>
          </table:table-cell>
          <table:table-cell table:style-name="ce99" table:formula="of:=IFERROR([.E9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1" table:formula="of:=IFERROR([.F9]/[.B9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80" calcext:value-type="float">
            <text:p>1380</text:p>
          </table:table-cell>
          <table:table-cell table:style-name="ce99" table:formula="of:=IFERROR([.B10]/[.D10]*[.C10];&quot;&quot;)" office:value-type="float" office:value="12.0579710144928" calcext:value-type="float">
            <text:p>12.0580</text:p>
          </table:table-cell>
          <table:table-cell table:style-name="ce99" table:formula="of:=IFERROR([.E10]*(1000/[.$B$3]);&quot;&quot;)" office:value-type="float" office:value="24.1159420289855" calcext:value-type="float">
            <text:p>24.1159</text:p>
          </table:table-cell>
          <table:table-cell table:style-name="ce100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1" table:formula="of:=IFERROR([.F10]/[.B10]*1000000;&quot;&quot;)" office:value-type="float" office:value="5797.10144927536" calcext:value-type="float">
            <text:p>5797.1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160" calcext:value-type="float">
            <text:p>4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379" calcext:value-type="float">
            <text:p>1379</text:p>
          </table:table-cell>
          <table:table-cell table:style-name="ce99" table:formula="of:=IFERROR([.B11]/[.D11]*[.C11];&quot;&quot;)" office:value-type="float" office:value="12.0667150108774" calcext:value-type="float">
            <text:p>12.0667</text:p>
          </table:table-cell>
          <table:table-cell table:style-name="ce99" table:formula="of:=IFERROR([.E11]*(1000/[.$B$3]);&quot;&quot;)" office:value-type="float" office:value="24.1334300217549" calcext:value-type="float">
            <text:p>24.1334</text:p>
          </table:table-cell>
          <table:table-cell table:style-name="ce100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1" table:formula="of:=IFERROR([.F11]/[.B11]*1000000;&quot;&quot;)" office:value-type="float" office:value="5801.30529369108" calcext:value-type="float">
            <text:p>5801.30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49" calcext:value-type="float">
            <text:p>849</text:p>
          </table:table-cell>
          <table:table-cell table:style-name="ce99" table:formula="of:=IFERROR([.B12]/[.D12]*[.C12];&quot;&quot;)" office:value-type="float" office:value="10.1766784452297" calcext:value-type="float">
            <text:p>10.1767</text:p>
          </table:table-cell>
          <table:table-cell table:style-name="ce99" table:formula="of:=IFERROR([.E12]*(1000/[.$B$3]);&quot;&quot;)" office:value-type="float" office:value="20.3533568904594" calcext:value-type="float">
            <text:p>20.3534</text:p>
          </table:table-cell>
          <table:table-cell table:style-name="ce100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1" table:formula="of:=IFERROR([.F12]/[.B12]*1000000;&quot;&quot;)" office:value-type="float" office:value="9422.85041224971" calcext:value-type="float">
            <text:p>9422.85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49" calcext:value-type="float">
            <text:p>849</text:p>
          </table:table-cell>
          <table:table-cell table:style-name="ce99" table:formula="of:=IFERROR([.B13]/[.D13]*[.C13];&quot;&quot;)" office:value-type="float" office:value="10.1766784452297" calcext:value-type="float">
            <text:p>10.1767</text:p>
          </table:table-cell>
          <table:table-cell table:style-name="ce99" table:formula="of:=IFERROR([.E13]*(1000/[.$B$3]);&quot;&quot;)" office:value-type="float" office:value="20.3533568904594" calcext:value-type="float">
            <text:p>20.3534</text:p>
          </table:table-cell>
          <table:table-cell table:style-name="ce100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1" table:formula="of:=IFERROR([.F13]/[.B13]*1000000;&quot;&quot;)" office:value-type="float" office:value="9422.85041224971" calcext:value-type="float">
            <text:p>9422.85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4]/[.D14]*[.C14];&quot;&quot;)" office:value-type="float" office:value="6.3716814159292" calcext:value-type="float">
            <text:p>6.3717</text:p>
          </table:table-cell>
          <table:table-cell table:style-name="ce99" table:formula="of:=IFERROR([.E14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1" table:formula="of:=IFERROR([.F14]/[.B14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5]/[.D15]*[.C15];&quot;&quot;)" office:value-type="float" office:value="6.3716814159292" calcext:value-type="float">
            <text:p>6.3717</text:p>
          </table:table-cell>
          <table:table-cell table:style-name="ce99" table:formula="of:=IFERROR([.E15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1" table:formula="of:=IFERROR([.F15]/[.B15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IFERROR([.B16]/[.D16]*[.C16];&quot;&quot;)" office:value-type="float" office:value="6.3716814159292" calcext:value-type="float">
            <text:p>6.3717</text:p>
          </table:table-cell>
          <table:table-cell table:style-name="ce99" table:formula="of:=IFERROR([.E16]*(1000/[.$B$3]);&quot;&quot;)" office:value-type="float" office:value="12.7433628318584" calcext:value-type="float">
            <text:p>12.7434</text:p>
          </table:table-cell>
          <table:table-cell table:style-name="ce100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1" table:formula="of:=IFERROR([.F16]/[.B16]*1000000;&quot;&quot;)" office:value-type="float" office:value="11799.4100294985" calcext:value-type="float">
            <text:p>11799.41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,5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7" calcext:value-type="float">
            <text:p>4837</text:p>
          </table:table-cell>
          <table:table-cell table:style-name="ce99" table:formula="of:=IFERROR([.B6]/[.D6]*[.C6];&quot;&quot;)" office:value-type="float" office:value="51.0217076700434" calcext:value-type="float">
            <text:p>51.0217</text:p>
          </table:table-cell>
          <table:table-cell table:style-name="ce99" table:formula="of:=IFERROR([.E6]*(1000/[.$B$3]);&quot;&quot;)" office:value-type="float" office:value="102.043415340087" calcext:value-type="float">
            <text:p>102.0434</text:p>
          </table:table-cell>
          <table:table-cell table:style-name="ce100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formula="of:=IFERROR([.F6]/[.B6]*1000000;&quot;&quot;)" office:value-type="float" office:value="16125.6977465371" calcext:value-type="float">
            <text:p>16125.69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4.5fps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836" calcext:value-type="float">
            <text:p>4836</text:p>
          </table:table-cell>
          <table:table-cell table:style-name="ce99" table:formula="of:=IFERROR([.B7]/[.D7]*[.C7];&quot;&quot;)" office:value-type="float" office:value="51.0322580645161" calcext:value-type="float">
            <text:p>51.0323</text:p>
          </table:table-cell>
          <table:table-cell table:style-name="ce99" table:formula="of:=IFERROR([.E7]*(1000/[.$B$3]);&quot;&quot;)" office:value-type="float" office:value="102.064516129032" calcext:value-type="float">
            <text:p>102.0645</text:p>
          </table:table-cell>
          <table:table-cell table:style-name="ce100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formula="of:=IFERROR([.F7]/[.B7]*1000000;&quot;&quot;)" office:value-type="float" office:value="16129.0322580645" calcext:value-type="float">
            <text:p>16129.03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i ISO 16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70" calcext:value-type="float">
            <text:p>4970</text:p>
          </table:table-cell>
          <table:table-cell table:style-name="ce99" table:formula="of:=IFERROR([.B8]/[.D8]*[.C8];&quot;&quot;)" office:value-type="float" office:value="50.9295774647887" calcext:value-type="float">
            <text:p>50.9296</text:p>
          </table:table-cell>
          <table:table-cell table:style-name="ce99" table:formula="of:=IFERROR([.E8]*(1000/[.$B$3]);&quot;&quot;)" office:value-type="float" office:value="101.859154929577" calcext:value-type="float">
            <text:p>101.8592</text:p>
          </table:table-cell>
          <table:table-cell table:style-name="ce100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formula="of:=IFERROR([.F8]/[.B8]*1000000;&quot;&quot;)" office:value-type="float" office:value="16096.5794768612" calcext:value-type="float">
            <text:p>16096.57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0,000</text:p>
          </table:table-cell>
          <table:table-cell table:style-name="ce96" office:value-type="float" office:value="6328" calcext:value-type="float">
            <text:p>632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4965" calcext:value-type="float">
            <text:p>4965</text:p>
          </table:table-cell>
          <table:table-cell table:style-name="ce99" table:formula="of:=IFERROR([.B9]/[.D9]*[.C9];&quot;&quot;)" office:value-type="float" office:value="50.9808660624371" calcext:value-type="float">
            <text:p>50.9809</text:p>
          </table:table-cell>
          <table:table-cell table:style-name="ce99" table:formula="of:=IFERROR([.E9]*(1000/[.$B$3]);&quot;&quot;)" office:value-type="float" office:value="101.961732124874" calcext:value-type="float">
            <text:p>101.9617</text:p>
          </table:table-cell>
          <table:table-cell table:style-name="ce100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formula="of:=IFERROR([.F9]/[.B9]*1000000;&quot;&quot;)" office:value-type="float" office:value="16112.7895266868" calcext:value-type="float">
            <text:p>16112.7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Medium Size</text:p>
          </table:table-cell>
          <table:table-cell table:style-name="ce96" office:value-type="float" office:value="4928" calcext:value-type="float">
            <text:p>4928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3764" calcext:value-type="float">
            <text:p>3764</text:p>
          </table:table-cell>
          <table:table-cell table:style-name="ce99" table:formula="of:=IFERROR([.B10]/[.D10]*[.C10];&quot;&quot;)" office:value-type="float" office:value="51.0605738575983" calcext:value-type="float">
            <text:p>51.0606</text:p>
          </table:table-cell>
          <table:table-cell table:style-name="ce99" table:formula="of:=IFERROR([.E10]*(1000/[.$B$3]);&quot;&quot;)" office:value-type="float" office:value="102.121147715197" calcext:value-type="float">
            <text:p>102.1211</text:p>
          </table:table-cell>
          <table:table-cell table:style-name="ce100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1" table:formula="of:=IFERROR([.F10]/[.B10]*1000000;&quot;&quot;)" office:value-type="float" office:value="20722.6354941552" calcext:value-type="float">
            <text:p>20722.635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Small Size</text:p>
          </table:table-cell>
          <table:table-cell table:style-name="ce96" office:value-type="float" office:value="3498" calcext:value-type="float">
            <text:p>3498</text:p>
          </table:table-cell>
          <table:table-cell table:style-name="ce96" office:value-type="float" office:value="43" calcext:value-type="float">
            <text:p>43</text:p>
          </table:table-cell>
          <table:table-cell table:style-name="ce96" office:value-type="float" office:value="2963" calcext:value-type="float">
            <text:p>2963</text:p>
          </table:table-cell>
          <table:table-cell table:style-name="ce99" table:formula="of:=IFERROR([.B11]/[.D11]*[.C11];&quot;&quot;)" office:value-type="float" office:value="50.7640904488694" calcext:value-type="float">
            <text:p>50.7641</text:p>
          </table:table-cell>
          <table:table-cell table:style-name="ce99" table:formula="of:=IFERROR([.E11]*(1000/[.$B$3]);&quot;&quot;)" office:value-type="float" office:value="101.528180897739" calcext:value-type="float">
            <text:p>101.5282</text:p>
          </table:table-cell>
          <table:table-cell table:style-name="ce100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1" table:formula="of:=IFERROR([.F11]/[.B11]*1000000;&quot;&quot;)" office:value-type="float" office:value="29024.6371920351" calcext:value-type="float">
            <text:p>29024.63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31" calcext:value-type="float">
            <text:p>1731</text:p>
          </table:table-cell>
          <table:table-cell table:style-name="ce99" table:formula="of:=IFERROR([.B6]/[.D6]*[.C6];&quot;&quot;)" office:value-type="float" office:value="19.3552859618718" calcext:value-type="float">
            <text:p>19.3553</text:p>
          </table:table-cell>
          <table:table-cell table:style-name="ce99" table:formula="of:=IFERROR([.E6]*(1000/[.$B$3]);&quot;&quot;)" office:value-type="float" office:value="38.7105719237435" calcext:value-type="float">
            <text:p>38.7106</text:p>
          </table:table-cell>
          <table:table-cell table:style-name="ce100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formula="of:=IFERROR([.F6]/[.B6]*1000000;&quot;&quot;)" office:value-type="float" office:value="6932.40901213172" calcext:value-type="float">
            <text:p>6932.40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25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9" calcext:value-type="float">
            <text:p>4029</text:p>
          </table:table-cell>
          <table:table-cell table:style-name="ce99" table:formula="of:=IFERROR([.B6]/[.D6]*[.C6];&quot;&quot;)" office:value-type="float" office:value="19.403325887317" calcext:value-type="float">
            <text:p>19.4033</text:p>
          </table:table-cell>
          <table:table-cell table:style-name="ce99" table:formula="of:=IFERROR([.E6]*(1000/[.$B$3]);&quot;&quot;)" office:value-type="float" office:value="38.8066517746339" calcext:value-type="float">
            <text:p>38.8067</text:p>
          </table:table-cell>
          <table:table-cell table:style-name="ce100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formula="of:=IFERROR([.F6]/[.B6]*1000000;&quot;&quot;)" office:value-type="float" office:value="6949.61528915364" calcext:value-type="float">
            <text:p>6949.61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ontinuous Raw 24FPS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16" calcext:value-type="float">
            <text:p>4316</text:p>
          </table:table-cell>
          <table:table-cell table:style-name="ce99" table:formula="of:=IFERROR([.B7]/[.D7]*[.C7];&quot;&quot;)" office:value-type="float" office:value="19.4068582020389" calcext:value-type="float">
            <text:p>19.4069</text:p>
          </table:table-cell>
          <table:table-cell table:style-name="ce99" table:formula="of:=IFERROR([.E7]*(1000/[.$B$3]);&quot;&quot;)" office:value-type="float" office:value="38.8137164040779" calcext:value-type="float">
            <text:p>38.8137</text:p>
          </table:table-cell>
          <table:table-cell table:style-name="ce100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formula="of:=IFERROR([.F7]/[.B7]*1000000;&quot;&quot;)" office:value-type="float" office:value="6950.88044485635" calcext:value-type="float">
            <text:p>6950.8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16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07" calcext:value-type="float">
            <text:p>4307</text:p>
          </table:table-cell>
          <table:table-cell table:style-name="ce99" table:formula="of:=IFERROR([.B8]/[.D8]*[.C8];&quot;&quot;)" office:value-type="float" office:value="19.4474111910843" calcext:value-type="float">
            <text:p>19.4474</text:p>
          </table:table-cell>
          <table:table-cell table:style-name="ce99" table:formula="of:=IFERROR([.E8]*(1000/[.$B$3]);&quot;&quot;)" office:value-type="float" office:value="38.8948223821686" calcext:value-type="float">
            <text:p>38.8948</text:p>
          </table:table-cell>
          <table:table-cell table:style-name="ce100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formula="of:=IFERROR([.F8]/[.B8]*1000000;&quot;&quot;)" office:value-type="float" office:value="6965.40515439981" calcext:value-type="float">
            <text:p>6965.4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ISO 50000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4322" calcext:value-type="float">
            <text:p>4322</text:p>
          </table:table-cell>
          <table:table-cell table:style-name="ce99" table:formula="of:=IFERROR([.B9]/[.D9]*[.C9];&quot;&quot;)" office:value-type="float" office:value="19.3799167052291" calcext:value-type="float">
            <text:p>19.3799</text:p>
          </table:table-cell>
          <table:table-cell table:style-name="ce99" table:formula="of:=IFERROR([.E9]*(1000/[.$B$3]);&quot;&quot;)" office:value-type="float" office:value="38.7598334104581" calcext:value-type="float">
            <text:p>38.7598</text:p>
          </table:table-cell>
          <table:table-cell table:style-name="ce100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formula="of:=IFERROR([.F9]/[.B9]*1000000;&quot;&quot;)" office:value-type="float" office:value="6941.23091161499" calcext:value-type="float">
            <text:p>6941.23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JPG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4022" calcext:value-type="float">
            <text:p>4022</text:p>
          </table:table-cell>
          <table:table-cell table:style-name="ce99" table:formula="of:=IFERROR([.B10]/[.D10]*[.C10];&quot;&quot;)" office:value-type="float" office:value="19.4370959721532" calcext:value-type="float">
            <text:p>19.4371</text:p>
          </table:table-cell>
          <table:table-cell table:style-name="ce99" table:formula="of:=IFERROR([.E10]*(1000/[.$B$3]);&quot;&quot;)" office:value-type="float" office:value="38.8741919443063" calcext:value-type="float">
            <text:p>38.8742</text:p>
          </table:table-cell>
          <table:table-cell table:style-name="ce100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formula="of:=IFERROR([.F10]/[.B10]*1000000;&quot;&quot;)" office:value-type="float" office:value="6961.7105917454" calcext:value-type="float">
            <text:p>6961.71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2024" calcext:value-type="float">
            <text:p>2024</text:p>
          </table:table-cell>
          <table:table-cell table:style-name="ce99" table:formula="of:=IFERROR([.B11]/[.D11]*[.C11];&quot;&quot;)" office:value-type="float" office:value="7.39920948616601" calcext:value-type="float">
            <text:p>7.3992</text:p>
          </table:table-cell>
          <table:table-cell table:style-name="ce99" table:formula="of:=IFERROR([.E11]*(1000/[.$B$3]);&quot;&quot;)" office:value-type="float" office:value="14.798418972332" calcext:value-type="float">
            <text:p>14.7984</text:p>
          </table:table-cell>
          <table:table-cell table:style-name="ce100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formula="of:=IFERROR([.F11]/[.B11]*1000000;&quot;&quot;)" office:value-type="float" office:value="3952.56916996047" calcext:value-type="float">
            <text:p>3952.56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k 10-bit 4:2:0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2304" calcext:value-type="float">
            <text:p>2304</text:p>
          </table:table-cell>
          <table:table-cell table:style-name="ce99" table:formula="of:=IFERROR([.B12]/[.D12]*[.C12];&quot;&quot;)" office:value-type="float" office:value="8.125" calcext:value-type="float">
            <text:p>8.1250</text:p>
          </table:table-cell>
          <table:table-cell table:style-name="ce99" table:formula="of:=IFERROR([.E12]*(1000/[.$B$3]);&quot;&quot;)" office:value-type="float" office:value="16.25" calcext:value-type="float">
            <text:p>16.2500</text:p>
          </table:table-cell>
          <table:table-cell table:style-name="ce100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formula="of:=IFERROR([.F12]/[.B12]*1000000;&quot;&quot;)" office:value-type="float" office:value="4340.27777777778" calcext:value-type="float">
            <text:p>4340.27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9" calcext:value-type="float">
            <text:p>1359</text:p>
          </table:table-cell>
          <table:table-cell table:style-name="ce99" table:formula="of:=IFERROR([.B13]/[.D13]*[.C13];&quot;&quot;)" office:value-type="float" office:value="7.94701986754967" calcext:value-type="float">
            <text:p>7.9470</text:p>
          </table:table-cell>
          <table:table-cell table:style-name="ce99" table:formula="of:=IFERROR([.E13]*(1000/[.$B$3]);&quot;&quot;)" office:value-type="float" office:value="15.8940397350993" calcext:value-type="float">
            <text:p>15.8940</text:p>
          </table:table-cell>
          <table:table-cell table:style-name="ce100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formula="of:=IFERROR([.F13]/[.B13]*1000000;&quot;&quot;)" office:value-type="float" office:value="7358.35172921266" calcext:value-type="float">
            <text:p>7358.35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10-bit 4:2: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7" calcext:value-type="float">
            <text:p>1357</text:p>
          </table:table-cell>
          <table:table-cell table:style-name="ce99" table:formula="of:=IFERROR([.B14]/[.D14]*[.C14];&quot;&quot;)" office:value-type="float" office:value="7.9587324981577" calcext:value-type="float">
            <text:p>7.9587</text:p>
          </table:table-cell>
          <table:table-cell table:style-name="ce99" table:formula="of:=IFERROR([.E14]*(1000/[.$B$3]);&quot;&quot;)" office:value-type="float" office:value="15.9174649963154" calcext:value-type="float">
            <text:p>15.9175</text:p>
          </table:table-cell>
          <table:table-cell table:style-name="ce100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formula="of:=IFERROR([.F14]/[.B14]*1000000;&quot;&quot;)" office:value-type="float" office:value="7369.19675755343" calcext:value-type="float">
            <text:p>7369.19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5]/[.D15]*[.C15];&quot;&quot;)" office:value-type="float" office:value="7.95287187039764" calcext:value-type="float">
            <text:p>7.9529</text:p>
          </table:table-cell>
          <table:table-cell table:style-name="ce99" table:formula="of:=IFERROR([.E15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formula="of:=IFERROR([.F15]/[.B15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3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8" calcext:value-type="float">
            <text:p>1358</text:p>
          </table:table-cell>
          <table:table-cell table:style-name="ce99" table:formula="of:=IFERROR([.B16]/[.D16]*[.C16];&quot;&quot;)" office:value-type="float" office:value="7.95287187039764" calcext:value-type="float">
            <text:p>7.9529</text:p>
          </table:table-cell>
          <table:table-cell table:style-name="ce99" table:formula="of:=IFERROR([.E16]*(1000/[.$B$3]);&quot;&quot;)" office:value-type="float" office:value="15.9057437407953" calcext:value-type="float">
            <text:p>15.9057</text:p>
          </table:table-cell>
          <table:table-cell table:style-name="ce100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1" table:formula="of:=IFERROR([.F16]/[.B16]*1000000;&quot;&quot;)" office:value-type="float" office:value="7363.77025036819" calcext:value-type="float">
            <text:p>7363.7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352" calcext:value-type="float">
            <text:p>1352</text:p>
          </table:table-cell>
          <table:table-cell table:style-name="ce99" table:formula="of:=IFERROR([.B17]/[.D17]*[.C17];&quot;&quot;)" office:value-type="float" office:value="7.98816568047337" calcext:value-type="float">
            <text:p>7.9882</text:p>
          </table:table-cell>
          <table:table-cell table:style-name="ce99" table:formula="of:=IFERROR([.E17]*(1000/[.$B$3]);&quot;&quot;)" office:value-type="float" office:value="15.9763313609467" calcext:value-type="float">
            <text:p>15.9763</text:p>
          </table:table-cell>
          <table:table-cell table:style-name="ce100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1" table:formula="of:=IFERROR([.F17]/[.B17]*1000000;&quot;&quot;)" office:value-type="float" office:value="7396.44970414201" calcext:value-type="float">
            <text:p>7396.449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13" calcext:value-type="float">
            <text:p>613</text:p>
          </table:table-cell>
          <table:table-cell table:style-name="ce99" table:formula="of:=IFERROR([.B18]/[.D18]*[.C18];&quot;&quot;)" office:value-type="float" office:value="7.04730831973899" calcext:value-type="float">
            <text:p>7.0473</text:p>
          </table:table-cell>
          <table:table-cell table:style-name="ce99" table:formula="of:=IFERROR([.E18]*(1000/[.$B$3]);&quot;&quot;)" office:value-type="float" office:value="14.094616639478" calcext:value-type="float">
            <text:p>14.0946</text:p>
          </table:table-cell>
          <table:table-cell table:style-name="ce100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1" table:formula="of:=IFERROR([.F18]/[.B18]*1000000;&quot;&quot;)" office:value-type="float" office:value="13050.5709624796" calcext:value-type="float">
            <text:p>13050.57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7.06806282722513" calcext:value-type="float">
            <text:p>7.0681</text:p>
          </table:table-cell>
          <table:table-cell table:style-name="ce99" table:formula="of:=IFERROR([.E19]*(1000/[.$B$3]);&quot;&quot;)" office:value-type="float" office:value="14.1361256544503" calcext:value-type="float">
            <text:p>14.1361</text:p>
          </table:table-cell>
          <table:table-cell table:style-name="ce100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1" table:formula="of:=IFERROR([.F19]/[.B19]*1000000;&quot;&quot;)" office:value-type="float" office:value="13089.0052356021" calcext:value-type="float">
            <text:p>13089.0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62" calcext:value-type="float">
            <text:p>762</text:p>
          </table:table-cell>
          <table:table-cell table:style-name="ce99" table:formula="of:=IFERROR([.B20]/[.D20]*[.C20];&quot;&quot;)" office:value-type="float" office:value="7.08661417322835" calcext:value-type="float">
            <text:p>7.0866</text:p>
          </table:table-cell>
          <table:table-cell table:style-name="ce99" table:formula="of:=IFERROR([.E20]*(1000/[.$B$3]);&quot;&quot;)" office:value-type="float" office:value="14.1732283464567" calcext:value-type="float">
            <text:p>14.1732</text:p>
          </table:table-cell>
          <table:table-cell table:style-name="ce100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1" table:formula="of:=IFERROR([.F20]/[.B20]*1000000;&quot;&quot;)" office:value-type="float" office:value="13123.3595800525" calcext:value-type="float">
            <text:p>13123.359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76" calcext:value-type="float">
            <text:p>3376</text:p>
          </table:table-cell>
          <table:table-cell table:style-name="ce99" table:formula="of:=IFERROR([.B7]/[.D7]*[.C7];&quot;&quot;)" office:value-type="float" office:value="13.0331753554502" calcext:value-type="float">
            <text:p>13.0332</text:p>
          </table:table-cell>
          <table:table-cell table:style-name="ce99" table:formula="of:=IFERROR([.E7]*(1000/[.$B$3]);&quot;&quot;)" office:value-type="float" office:value="26.0663507109005" calcext:value-type="float">
            <text:p>26.0664</text:p>
          </table:table-cell>
          <table:table-cell table:style-name="ce100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formula="of:=IFERROR([.F7]/[.B7]*1000000;&quot;&quot;)" office:value-type="float" office:value="6516.58767772512" calcext:value-type="float">
            <text:p>6516.587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8]/[.D8]*[.C8];&quot;&quot;)" office:value-type="float" office:value="11.0769230769231" calcext:value-type="float">
            <text:p>11.0769</text:p>
          </table:table-cell>
          <table:table-cell table:style-name="ce99" table:formula="of:=IFERROR([.E8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formula="of:=IFERROR([.F8]/[.B8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0" calcext:value-type="float">
            <text:p>1950</text:p>
          </table:table-cell>
          <table:table-cell table:style-name="ce99" table:formula="of:=IFERROR([.B9]/[.D9]*[.C9];&quot;&quot;)" office:value-type="float" office:value="11.0769230769231" calcext:value-type="float">
            <text:p>11.0769</text:p>
          </table:table-cell>
          <table:table-cell table:style-name="ce99" table:formula="of:=IFERROR([.E9]*(1000/[.$B$3]);&quot;&quot;)" office:value-type="float" office:value="22.1538461538462" calcext:value-type="float">
            <text:p>22.1538</text:p>
          </table:table-cell>
          <table:table-cell table:style-name="ce100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formula="of:=IFERROR([.F9]/[.B9]*1000000;&quot;&quot;)" office:value-type="float" office:value="10256.4102564103" calcext:value-type="float">
            <text:p>10256.41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9" calcext:value-type="float">
            <text:p>839</text:p>
          </table:table-cell>
          <table:table-cell table:style-name="ce99" table:formula="of:=IFERROR([.B10]/[.D10]*[.C10];&quot;&quot;)" office:value-type="float" office:value="2.57449344457688" calcext:value-type="float">
            <text:p>2.5745</text:p>
          </table:table-cell>
          <table:table-cell table:style-name="ce99" table:formula="of:=IFERROR([.E10]*(1000/[.$B$3]);&quot;&quot;)" office:value-type="float" office:value="5.14898688915376" calcext:value-type="float">
            <text:p>5.1490</text:p>
          </table:table-cell>
          <table:table-cell table:style-name="ce100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formula="of:=IFERROR([.F10]/[.B10]*1000000;&quot;&quot;)" office:value-type="float" office:value="4767.58045292014" calcext:value-type="float">
            <text:p>4767.58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84" calcext:value-type="float">
            <text:p>884</text:p>
          </table:table-cell>
          <table:table-cell table:style-name="ce99" table:formula="of:=IFERROR([.B11]/[.D11]*[.C11];&quot;&quot;)" office:value-type="float" office:value="3.66515837104072" calcext:value-type="float">
            <text:p>3.6652</text:p>
          </table:table-cell>
          <table:table-cell table:style-name="ce99" table:formula="of:=IFERROR([.E11]*(1000/[.$B$3]);&quot;&quot;)" office:value-type="float" office:value="7.33031674208145" calcext:value-type="float">
            <text:p>7.3303</text:p>
          </table:table-cell>
          <table:table-cell table:style-name="ce100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formula="of:=IFERROR([.F11]/[.B11]*1000000;&quot;&quot;)" office:value-type="float" office:value="6787.33031674208" calcext:value-type="float">
            <text:p>6787.33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89" calcext:value-type="float">
            <text:p>589</text:p>
          </table:table-cell>
          <table:table-cell table:style-name="ce99" table:formula="of:=IFERROR([.B12]/[.D12]*[.C12];&quot;&quot;)" office:value-type="float" office:value="3.66723259762309" calcext:value-type="float">
            <text:p>3.6672</text:p>
          </table:table-cell>
          <table:table-cell table:style-name="ce99" table:formula="of:=IFERROR([.E12]*(1000/[.$B$3]);&quot;&quot;)" office:value-type="float" office:value="7.33446519524618" calcext:value-type="float">
            <text:p>7.3345</text:p>
          </table:table-cell>
          <table:table-cell table:style-name="ce100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formula="of:=IFERROR([.F12]/[.B12]*1000000;&quot;&quot;)" office:value-type="float" office:value="6791.1714770798" calcext:value-type="float">
            <text:p>6791.17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5029" calcext:value-type="float">
            <text:p>5029</text:p>
          </table:table-cell>
          <table:table-cell table:style-name="ce99" table:formula="of:=IFERROR([.B6]/[.D6]*[.C6];&quot;&quot;)" office:value-type="float" office:value="32.8335653211374" calcext:value-type="float">
            <text:p>32.8336</text:p>
          </table:table-cell>
          <table:table-cell table:style-name="ce99" table:formula="of:=IFERROR([.E6]*(1000/[.$B$3]);&quot;&quot;)" office:value-type="float" office:value="65.6671306422748" calcext:value-type="float">
            <text:p>65.6671</text:p>
          </table:table-cell>
          <table:table-cell table:style-name="ce100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formula="of:=IFERROR([.F6]/[.B6]*1000000;&quot;&quot;)" office:value-type="float" office:value="11930.8013521575" calcext:value-type="float">
            <text:p>11930.8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4969" calcext:value-type="float">
            <text:p>4969</text:p>
          </table:table-cell>
          <table:table-cell table:style-name="ce99" table:formula="of:=IFERROR([.B7]/[.D7]*[.C7];&quot;&quot;)" office:value-type="float" office:value="25.4763533910243" calcext:value-type="float">
            <text:p>25.4764</text:p>
          </table:table-cell>
          <table:table-cell table:style-name="ce99" table:formula="of:=IFERROR([.E7]*(1000/[.$B$3]);&quot;&quot;)" office:value-type="float" office:value="50.9527067820487" calcext:value-type="float">
            <text:p>50.9527</text:p>
          </table:table-cell>
          <table:table-cell table:style-name="ce100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formula="of:=IFERROR([.F7]/[.B7]*1000000;&quot;&quot;)" office:value-type="float" office:value="9257.39585429664" calcext:value-type="float">
            <text:p>9257.395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12" calcext:value-type="float">
            <text:p>2012</text:p>
          </table:table-cell>
          <table:table-cell table:style-name="ce99" table:formula="of:=IFERROR([.B8]/[.D8]*[.C8];&quot;&quot;)" office:value-type="float" office:value="15.0298210735586" calcext:value-type="float">
            <text:p>15.0298</text:p>
          </table:table-cell>
          <table:table-cell table:style-name="ce99" table:formula="of:=IFERROR([.E8]*(1000/[.$B$3]);&quot;&quot;)" office:value-type="float" office:value="30.0596421471173" calcext:value-type="float">
            <text:p>30.0596</text:p>
          </table:table-cell>
          <table:table-cell table:style-name="ce100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formula="of:=IFERROR([.F8]/[.B8]*1000000;&quot;&quot;)" office:value-type="float" office:value="13916.5009940358" calcext:value-type="float">
            <text:p>13916.5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9]/[.D9]*[.C9];&quot;&quot;)" office:value-type="float" office:value="15.0597609561753" calcext:value-type="float">
            <text:p>15.0598</text:p>
          </table:table-cell>
          <table:table-cell table:style-name="ce99" table:formula="of:=IFERROR([.E9]*(1000/[.$B$3]);&quot;&quot;)" office:value-type="float" office:value="30.1195219123506" calcext:value-type="float">
            <text:p>30.1195</text:p>
          </table:table-cell>
          <table:table-cell table:style-name="ce100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formula="of:=IFERROR([.F9]/[.B9]*1000000;&quot;&quot;)" office:value-type="float" office:value="13944.2231075697" calcext:value-type="float">
            <text:p>13944.223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3.47266881028939" calcext:value-type="float">
            <text:p>3.4727</text:p>
          </table:table-cell>
          <table:table-cell table:style-name="ce99" table:formula="of:=IFERROR([.E10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formula="of:=IFERROR([.F10]/[.B10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11]/[.D11]*[.C11];&quot;&quot;)" office:value-type="float" office:value="5.34653465346535" calcext:value-type="float">
            <text:p>5.3465</text:p>
          </table:table-cell>
          <table:table-cell table:style-name="ce99" table:formula="of:=IFERROR([.E11]*(1000/[.$B$3]);&quot;&quot;)" office:value-type="float" office:value="10.6930693069307" calcext:value-type="float">
            <text:p>10.6931</text:p>
          </table:table-cell>
          <table:table-cell table:style-name="ce100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formula="of:=IFERROR([.F11]/[.B11]*1000000;&quot;&quot;)" office:value-type="float" office:value="9900.9900990099" calcext:value-type="float">
            <text:p>9900.99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3" calcext:value-type="float">
            <text:p>813</text:p>
          </table:table-cell>
          <table:table-cell table:style-name="ce99" table:formula="of:=IFERROR([.B12]/[.D12]*[.C12];&quot;&quot;)" office:value-type="float" office:value="5.31365313653137" calcext:value-type="float">
            <text:p>5.3137</text:p>
          </table:table-cell>
          <table:table-cell table:style-name="ce99" table:formula="of:=IFERROR([.E12]*(1000/[.$B$3]);&quot;&quot;)" office:value-type="float" office:value="10.6273062730627" calcext:value-type="float">
            <text:p>10.6273</text:p>
          </table:table-cell>
          <table:table-cell table:style-name="ce100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formula="of:=IFERROR([.F12]/[.B12]*1000000;&quot;&quot;)" office:value-type="float" office:value="9840.09840098401" calcext:value-type="float">
            <text:p>9840.09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Z9 (any image)</text:p>
          </table:table-cell>
          <table:table-cell table:style-name="ce96" office:value-type="float" office:value="5504" calcext:value-type="float">
            <text:p>550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4" calcext:value-type="float">
            <text:p>2954</text:p>
          </table:table-cell>
          <table:table-cell table:style-name="ce99" table:formula="of:=IFERROR([.B6]/[.D6]*[.C6];&quot;&quot;)" office:value-type="float" office:value="1.86323628977657" calcext:value-type="float">
            <text:p>1.8632</text:p>
          </table:table-cell>
          <table:table-cell table:style-name="ce99" table:formula="of:=IFERROR([.E6]*(1000/[.$B$3]);&quot;&quot;)" office:value-type="float" office:value="3.72647257955315" calcext:value-type="float">
            <text:p>3.7265</text:p>
          </table:table-cell>
          <table:table-cell table:style-name="ce100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formula="of:=IFERROR([.F6]/[.B6]*1000000;&quot;&quot;)" office:value-type="float" office:value="677.048070412999" calcext:value-type="float">
            <text:p>677.04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8k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5" calcext:value-type="float">
            <text:p>3595</text:p>
          </table:table-cell>
          <table:table-cell table:style-name="ce99" table:formula="of:=IFERROR([.B7]/[.D7]*[.C7];&quot;&quot;)" office:value-type="float" office:value="7.21001390820584" calcext:value-type="float">
            <text:p>7.2100</text:p>
          </table:table-cell>
          <table:table-cell table:style-name="ce99" table:formula="of:=IFERROR([.E7]*(1000/[.$B$3]);&quot;&quot;)" office:value-type="float" office:value="14.4200278164117" calcext:value-type="float">
            <text:p>14.4200</text:p>
          </table:table-cell>
          <table:table-cell table:style-name="ce100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formula="of:=IFERROR([.F7]/[.B7]*1000000;&quot;&quot;)" office:value-type="float" office:value="3337.96940194715" calcext:value-type="float">
            <text:p>3337.969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590" calcext:value-type="float">
            <text:p>3590</text:p>
          </table:table-cell>
          <table:table-cell table:style-name="ce99" table:formula="of:=IFERROR([.B8]/[.D8]*[.C8];&quot;&quot;)" office:value-type="float" office:value="7.22005571030641" calcext:value-type="float">
            <text:p>7.2201</text:p>
          </table:table-cell>
          <table:table-cell table:style-name="ce99" table:formula="of:=IFERROR([.E8]*(1000/[.$B$3]);&quot;&quot;)" office:value-type="float" office:value="14.4401114206128" calcext:value-type="float">
            <text:p>14.4401</text:p>
          </table:table-cell>
          <table:table-cell table:style-name="ce100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formula="of:=IFERROR([.F8]/[.B8]*1000000;&quot;&quot;)" office:value-type="float" office:value="3342.61838440111" calcext:value-type="float">
            <text:p>3342.61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74" calcext:value-type="float">
            <text:p>1774</text:p>
          </table:table-cell>
          <table:table-cell table:style-name="ce99" table:formula="of:=IFERROR([.B9]/[.D9]*[.C9];&quot;&quot;)" office:value-type="float" office:value="2.43517474633596" calcext:value-type="float">
            <text:p>2.4352</text:p>
          </table:table-cell>
          <table:table-cell table:style-name="ce99" table:formula="of:=IFERROR([.E9]*(1000/[.$B$3]);&quot;&quot;)" office:value-type="float" office:value="4.87034949267193" calcext:value-type="float">
            <text:p>4.8703</text:p>
          </table:table-cell>
          <table:table-cell table:style-name="ce100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formula="of:=IFERROR([.F9]/[.B9]*1000000;&quot;&quot;)" office:value-type="float" office:value="2254.79143179256" calcext:value-type="float">
            <text:p>2254.7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FF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780" calcext:value-type="float">
            <text:p>1780</text:p>
          </table:table-cell>
          <table:table-cell table:style-name="ce99" table:formula="of:=IFERROR([.B10]/[.D10]*[.C10];&quot;&quot;)" office:value-type="float" office:value="2.42696629213483" calcext:value-type="float">
            <text:p>2.4270</text:p>
          </table:table-cell>
          <table:table-cell table:style-name="ce99" table:formula="of:=IFERROR([.E10]*(1000/[.$B$3]);&quot;&quot;)" office:value-type="float" office:value="4.85393258426966" calcext:value-type="float">
            <text:p>4.8539</text:p>
          </table:table-cell>
          <table:table-cell table:style-name="ce100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formula="of:=IFERROR([.F10]/[.B10]*1000000;&quot;&quot;)" office:value-type="float" office:value="2247.19101123596" calcext:value-type="float">
            <text:p>2247.19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 oversampling = ON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1]/[.D11]*[.C11];&quot;&quot;)" office:value-type="float" office:value="7.22753346080306" calcext:value-type="float">
            <text:p>7.2275</text:p>
          </table:table-cell>
          <table:table-cell table:style-name="ce99" table:formula="of:=IFERROR([.E11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formula="of:=IFERROR([.F11]/[.B11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4" calcext:value-type="float">
            <text:p>2084</text:p>
          </table:table-cell>
          <table:table-cell table:style-name="ce99" table:formula="of:=IFERROR([.B12]/[.D12]*[.C12];&quot;&quot;)" office:value-type="float" office:value="7.2552783109405" calcext:value-type="float">
            <text:p>7.2553</text:p>
          </table:table-cell>
          <table:table-cell table:style-name="ce99" table:formula="of:=IFERROR([.E12]*(1000/[.$B$3]);&quot;&quot;)" office:value-type="float" office:value="14.510556621881" calcext:value-type="float">
            <text:p>14.5106</text:p>
          </table:table-cell>
          <table:table-cell table:style-name="ce100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formula="of:=IFERROR([.F12]/[.B12]*1000000;&quot;&quot;)" office:value-type="float" office:value="6717.85028790787" calcext:value-type="float">
            <text:p>6717.85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2" calcext:value-type="float">
            <text:p>2092</text:p>
          </table:table-cell>
          <table:table-cell table:style-name="ce99" table:formula="of:=IFERROR([.B13]/[.D13]*[.C13];&quot;&quot;)" office:value-type="float" office:value="7.22753346080306" calcext:value-type="float">
            <text:p>7.2275</text:p>
          </table:table-cell>
          <table:table-cell table:style-name="ce99" table:formula="of:=IFERROR([.E13]*(1000/[.$B$3]);&quot;&quot;)" office:value-type="float" office:value="14.4550669216061" calcext:value-type="float">
            <text:p>14.4551</text:p>
          </table:table-cell>
          <table:table-cell table:style-name="ce100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formula="of:=IFERROR([.F13]/[.B13]*1000000;&quot;&quot;)" office:value-type="float" office:value="6692.16061185468" calcext:value-type="float">
            <text:p>6692.160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4]/[.D14]*[.C14];&quot;&quot;)" office:value-type="float" office:value="2.40534521158129" calcext:value-type="float">
            <text:p>2.4053</text:p>
          </table:table-cell>
          <table:table-cell table:style-name="ce99" table:formula="of:=IFERROR([.E14]*(1000/[.$B$3]);&quot;&quot;)" office:value-type="float" office:value="4.81069042316258" calcext:value-type="float">
            <text:p>4.8107</text:p>
          </table:table-cell>
          <table:table-cell table:style-name="ce100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formula="of:=IFERROR([.F14]/[.B14]*1000000;&quot;&quot;)" office:value-type="float" office:value="4454.3429844098" calcext:value-type="float">
            <text:p>4454.34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91" calcext:value-type="float">
            <text:p>891</text:p>
          </table:table-cell>
          <table:table-cell table:style-name="ce99" table:formula="of:=IFERROR([.B15]/[.D15]*[.C15];&quot;&quot;)" office:value-type="float" office:value="2.42424242424242" calcext:value-type="float">
            <text:p>2.4242</text:p>
          </table:table-cell>
          <table:table-cell table:style-name="ce99" table:formula="of:=IFERROR([.E15]*(1000/[.$B$3]);&quot;&quot;)" office:value-type="float" office:value="4.84848484848485" calcext:value-type="float">
            <text:p>4.8485</text:p>
          </table:table-cell>
          <table:table-cell table:style-name="ce100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formula="of:=IFERROR([.F15]/[.B15]*1000000;&quot;&quot;)" office:value-type="float" office:value="4489.33782267116" calcext:value-type="float">
            <text:p>4489.337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89" calcext:value-type="float">
            <text:p>889</text:p>
          </table:table-cell>
          <table:table-cell table:style-name="ce99" table:formula="of:=IFERROR([.B16]/[.D16]*[.C16];&quot;&quot;)" office:value-type="float" office:value="2.429696287964" calcext:value-type="float">
            <text:p>2.4297</text:p>
          </table:table-cell>
          <table:table-cell table:style-name="ce99" table:formula="of:=IFERROR([.E16]*(1000/[.$B$3]);&quot;&quot;)" office:value-type="float" office:value="4.85939257592801" calcext:value-type="float">
            <text:p>4.8594</text:p>
          </table:table-cell>
          <table:table-cell table:style-name="ce100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formula="of:=IFERROR([.F16]/[.B16]*1000000;&quot;&quot;)" office:value-type="float" office:value="4499.43757030371" calcext:value-type="float">
            <text:p>4499.43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float" office:value="3643" calcext:value-type="float">
            <text:p>3643</text:p>
          </table:table-cell>
          <table:table-cell table:style-name="ce99" table:formula="of:=IFERROR([.B6]/[.D6]*[.C6];&quot;&quot;)" office:value-type="float" office:value="25.2539116113094" calcext:value-type="float">
            <text:p>25.2539</text:p>
          </table:table-cell>
          <table:table-cell table:style-name="ce99" table:formula="of:=IFERROR([.E6]*(1000/[.$B$3]);&quot;&quot;)" office:value-type="float" office:value="50.5078232226187" calcext:value-type="float">
            <text:p>50.5078</text:p>
          </table:table-cell>
          <table:table-cell table:style-name="ce100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formula="of:=IFERROR([.F6]/[.B6]*1000000;&quot;&quot;)" office:value-type="float" office:value="12626.9558056547" calcext:value-type="float">
            <text:p>12626.95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12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384" calcext:value-type="float">
            <text:p>3384</text:p>
          </table:table-cell>
          <table:table-cell table:style-name="ce99" table:formula="of:=IFERROR([.B7]/[.D7]*[.C7];&quot;&quot;)" office:value-type="float" office:value="13.0023640661939" calcext:value-type="float">
            <text:p>13.0024</text:p>
          </table:table-cell>
          <table:table-cell table:style-name="ce99" table:formula="of:=IFERROR([.E7]*(1000/[.$B$3]);&quot;&quot;)" office:value-type="float" office:value="26.0047281323877" calcext:value-type="float">
            <text:p>26.0047</text:p>
          </table:table-cell>
          <table:table-cell table:style-name="ce100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formula="of:=IFERROR([.F7]/[.B7]*1000000;&quot;&quot;)" office:value-type="float" office:value="6501.18203309693" calcext:value-type="float">
            <text:p>6501.18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Mechanical shutter (14-bit)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256" calcext:value-type="float">
            <text:p>2256</text:p>
          </table:table-cell>
          <table:table-cell table:style-name="ce99" table:formula="of:=IFERROR([.B8]/[.D8]*[.C8];&quot;&quot;)" office:value-type="float" office:value="1.77304964539007" calcext:value-type="float">
            <text:p>1.7730</text:p>
          </table:table-cell>
          <table:table-cell table:style-name="ce99" table:formula="of:=IFERROR([.E8]*(1000/[.$B$3]);&quot;&quot;)" office:value-type="float" office:value="3.54609929078014" calcext:value-type="float">
            <text:p>3.5461</text:p>
          </table:table-cell>
          <table:table-cell table:style-name="ce100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formula="of:=IFERROR([.F8]/[.B8]*1000000;&quot;&quot;)" office:value-type="float" office:value="886.524822695036" calcext:value-type="float">
            <text:p>886.52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778" calcext:value-type="float">
            <text:p>1778</text:p>
          </table:table-cell>
          <table:table-cell table:style-name="ce99" table:formula="of:=IFERROR([.B9]/[.D9]*[.C9];&quot;&quot;)" office:value-type="float" office:value="7.28908886389201" calcext:value-type="float">
            <text:p>7.2891</text:p>
          </table:table-cell>
          <table:table-cell table:style-name="ce99" table:formula="of:=IFERROR([.E9]*(1000/[.$B$3]);&quot;&quot;)" office:value-type="float" office:value="14.578177727784" calcext:value-type="float">
            <text:p>14.5782</text:p>
          </table:table-cell>
          <table:table-cell table:style-name="ce100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formula="of:=IFERROR([.F9]/[.B9]*1000000;&quot;&quot;)" office:value-type="float" office:value="6749.15635545557" calcext:value-type="float">
            <text:p>6749.15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52" calcext:value-type="float">
            <text:p>1952</text:p>
          </table:table-cell>
          <table:table-cell table:style-name="ce99" table:formula="of:=IFERROR([.B10]/[.D10]*[.C10];&quot;&quot;)" office:value-type="float" office:value="11.0655737704918" calcext:value-type="float">
            <text:p>11.0656</text:p>
          </table:table-cell>
          <table:table-cell table:style-name="ce99" table:formula="of:=IFERROR([.E10]*(1000/[.$B$3]);&quot;&quot;)" office:value-type="float" office:value="22.1311475409836" calcext:value-type="float">
            <text:p>22.1311</text:p>
          </table:table-cell>
          <table:table-cell table:style-name="ce100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formula="of:=IFERROR([.F10]/[.B10]*1000000;&quot;&quot;)" office:value-type="float" office:value="10245.9016393443" calcext:value-type="float">
            <text:p>10245.90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1]/[.D11]*[.C11];&quot;&quot;)" office:value-type="float" office:value="11.088295687885" calcext:value-type="float">
            <text:p>11.0883</text:p>
          </table:table-cell>
          <table:table-cell table:style-name="ce99" table:formula="of:=IFERROR([.E11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formula="of:=IFERROR([.F11]/[.B11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48" calcext:value-type="float">
            <text:p>1948</text:p>
          </table:table-cell>
          <table:table-cell table:style-name="ce99" table:formula="of:=IFERROR([.B12]/[.D12]*[.C12];&quot;&quot;)" office:value-type="float" office:value="11.088295687885" calcext:value-type="float">
            <text:p>11.0883</text:p>
          </table:table-cell>
          <table:table-cell table:style-name="ce99" table:formula="of:=IFERROR([.E12]*(1000/[.$B$3]);&quot;&quot;)" office:value-type="float" office:value="22.17659137577" calcext:value-type="float">
            <text:p>22.1766</text:p>
          </table:table-cell>
          <table:table-cell table:style-name="ce100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formula="of:=IFERROR([.F12]/[.B12]*1000000;&quot;&quot;)" office:value-type="float" office:value="10266.9404517454" calcext:value-type="float">
            <text:p>10266.94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2" calcext:value-type="float">
            <text:p>832</text:p>
          </table:table-cell>
          <table:table-cell table:style-name="ce99" table:formula="of:=IFERROR([.B13]/[.D13]*[.C13];&quot;&quot;)" office:value-type="float" office:value="2.59615384615385" calcext:value-type="float">
            <text:p>2.5962</text:p>
          </table:table-cell>
          <table:table-cell table:style-name="ce99" table:formula="of:=IFERROR([.E13]*(1000/[.$B$3]);&quot;&quot;)" office:value-type="float" office:value="5.19230769230769" calcext:value-type="float">
            <text:p>5.1923</text:p>
          </table:table-cell>
          <table:table-cell table:style-name="ce100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formula="of:=IFERROR([.F13]/[.B13]*1000000;&quot;&quot;)" office:value-type="float" office:value="4807.69230769231" calcext:value-type="float">
            <text:p>4807.69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9" calcext:value-type="float">
            <text:p>879</text:p>
          </table:table-cell>
          <table:table-cell table:style-name="ce99" table:formula="of:=IFERROR([.B14]/[.D14]*[.C14];&quot;&quot;)" office:value-type="float" office:value="3.68600682593857" calcext:value-type="float">
            <text:p>3.6860</text:p>
          </table:table-cell>
          <table:table-cell table:style-name="ce99" table:formula="of:=IFERROR([.E14]*(1000/[.$B$3]);&quot;&quot;)" office:value-type="float" office:value="7.37201365187713" calcext:value-type="float">
            <text:p>7.3720</text:p>
          </table:table-cell>
          <table:table-cell table:style-name="ce100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formula="of:=IFERROR([.F14]/[.B14]*1000000;&quot;&quot;)" office:value-type="float" office:value="6825.9385665529" calcext:value-type="float">
            <text:p>6825.9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77" calcext:value-type="float">
            <text:p>877</text:p>
          </table:table-cell>
          <table:table-cell table:style-name="ce99" table:formula="of:=IFERROR([.B15]/[.D15]*[.C15];&quot;&quot;)" office:value-type="float" office:value="3.69441277080958" calcext:value-type="float">
            <text:p>3.6944</text:p>
          </table:table-cell>
          <table:table-cell table:style-name="ce99" table:formula="of:=IFERROR([.E15]*(1000/[.$B$3]);&quot;&quot;)" office:value-type="float" office:value="7.38882554161916" calcext:value-type="float">
            <text:p>7.3888</text:p>
          </table:table-cell>
          <table:table-cell table:style-name="ce100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formula="of:=IFERROR([.F15]/[.B15]*1000000;&quot;&quot;)" office:value-type="float" office:value="6841.50513112885" calcext:value-type="float">
            <text:p>6841.50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888" calcext:value-type="float">
            <text:p>2888</text:p>
          </table:table-cell>
          <table:table-cell table:style-name="ce99" table:formula="of:=IFERROR([.B6]/[.D6]*[.C6];&quot;&quot;)" office:value-type="float" office:value="8.07756232686981" calcext:value-type="float">
            <text:p>8.0776</text:p>
          </table:table-cell>
          <table:table-cell table:style-name="ce99" table:formula="of:=IFERROR([.E6]*(1000/[.$B$3]);&quot;&quot;)" office:value-type="float" office:value="16.1551246537396" calcext:value-type="float">
            <text:p>16.1551</text:p>
          </table:table-cell>
          <table:table-cell table:style-name="ce100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formula="of:=IFERROR([.F6]/[.B6]*1000000;&quot;&quot;)" office:value-type="float" office:value="4155.12465373961" calcext:value-type="float">
            <text:p>4155.1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8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360" calcext:value-type="float">
            <text:p>3360</text:p>
          </table:table-cell>
          <table:table-cell table:style-name="ce99" table:formula="of:=IFERROR([.B7]/[.D7]*[.C7];&quot;&quot;)" office:value-type="float" office:value="16.2" calcext:value-type="float">
            <text:p>16.2000</text:p>
          </table:table-cell>
          <table:table-cell table:style-name="ce99" table:formula="of:=IFERROR([.E7]*(1000/[.$B$3]);&quot;&quot;)" office:value-type="float" office:value="32.4" calcext:value-type="float">
            <text:p>32.4000</text:p>
          </table:table-cell>
          <table:table-cell table:style-name="ce100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formula="of:=IFERROR([.F7]/[.B7]*1000000;&quot;&quot;)" office:value-type="float" office:value="8333.33333333334" calcext:value-type="float">
            <text:p>83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786" calcext:value-type="float">
            <text:p>1786</text:p>
          </table:table-cell>
          <table:table-cell table:style-name="ce99" table:formula="of:=IFERROR([.B8]/[.D8]*[.C8];&quot;&quot;)" office:value-type="float" office:value="6.04703247480403" calcext:value-type="float">
            <text:p>6.0470</text:p>
          </table:table-cell>
          <table:table-cell table:style-name="ce99" table:formula="of:=IFERROR([.E8]*(1000/[.$B$3]);&quot;&quot;)" office:value-type="float" office:value="12.0940649496081" calcext:value-type="float">
            <text:p>12.0941</text:p>
          </table:table-cell>
          <table:table-cell table:style-name="ce100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formula="of:=IFERROR([.F8]/[.B8]*1000000;&quot;&quot;)" office:value-type="float" office:value="5599.10414333707" calcext:value-type="float">
            <text:p>5599.10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426" calcext:value-type="float">
            <text:p>1426</text:p>
          </table:table-cell>
          <table:table-cell table:style-name="ce99" table:formula="of:=IFERROR([.B9]/[.D9]*[.C9];&quot;&quot;)" office:value-type="float" office:value="6.05890603085554" calcext:value-type="float">
            <text:p>6.0589</text:p>
          </table:table-cell>
          <table:table-cell table:style-name="ce99" table:formula="of:=IFERROR([.E9]*(1000/[.$B$3]);&quot;&quot;)" office:value-type="float" office:value="12.1178120617111" calcext:value-type="float">
            <text:p>12.1178</text:p>
          </table:table-cell>
          <table:table-cell table:style-name="ce100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formula="of:=IFERROR([.F9]/[.B9]*1000000;&quot;&quot;)" office:value-type="float" office:value="5610.09817671809" calcext:value-type="float">
            <text:p>5610.09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C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1541" calcext:value-type="float">
            <text:p>1541</text:p>
          </table:table-cell>
          <table:table-cell table:style-name="ce99" table:formula="of:=IFERROR([.B10]/[.D10]*[.C10];&quot;&quot;)" office:value-type="float" office:value="5.60674886437378" calcext:value-type="float">
            <text:p>5.6067</text:p>
          </table:table-cell>
          <table:table-cell table:style-name="ce99" table:formula="of:=IFERROR([.E10]*(1000/[.$B$3]);&quot;&quot;)" office:value-type="float" office:value="11.2134977287476" calcext:value-type="float">
            <text:p>11.2135</text:p>
          </table:table-cell>
          <table:table-cell table:style-name="ce100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formula="of:=IFERROR([.F10]/[.B10]*1000000;&quot;&quot;)" office:value-type="float" office:value="5191.43413367943" calcext:value-type="float">
            <text:p>5191.43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842" calcext:value-type="float">
            <text:p>842</text:p>
          </table:table-cell>
          <table:table-cell table:style-name="ce99" table:formula="of:=IFERROR([.B11]/[.D11]*[.C11];&quot;&quot;)" office:value-type="float" office:value="3.8479809976247" calcext:value-type="float">
            <text:p>3.8480</text:p>
          </table:table-cell>
          <table:table-cell table:style-name="ce99" table:formula="of:=IFERROR([.E11]*(1000/[.$B$3]);&quot;&quot;)" office:value-type="float" office:value="7.69596199524941" calcext:value-type="float">
            <text:p>7.6960</text:p>
          </table:table-cell>
          <table:table-cell table:style-name="ce100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formula="of:=IFERROR([.F11]/[.B11]*1000000;&quot;&quot;)" office:value-type="float" office:value="7125.89073634204" calcext:value-type="float">
            <text:p>7125.89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3" calcext:value-type="float">
            <text:p>783</text:p>
          </table:table-cell>
          <table:table-cell table:style-name="ce99" table:formula="of:=IFERROR([.B12]/[.D12]*[.C12];&quot;&quot;)" office:value-type="float" office:value="5.51724137931035" calcext:value-type="float">
            <text:p>5.5172</text:p>
          </table:table-cell>
          <table:table-cell table:style-name="ce99" table:formula="of:=IFERROR([.E12]*(1000/[.$B$3]);&quot;&quot;)" office:value-type="float" office:value="11.0344827586207" calcext:value-type="float">
            <text:p>11.0345</text:p>
          </table:table-cell>
          <table:table-cell table:style-name="ce100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formula="of:=IFERROR([.F12]/[.B12]*1000000;&quot;&quot;)" office:value-type="float" office:value="10217.1136653895" calcext:value-type="float">
            <text:p>10217.11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7" calcext:value-type="float">
            <text:p>787</text:p>
          </table:table-cell>
          <table:table-cell table:style-name="ce99" table:formula="of:=IFERROR([.B13]/[.D13]*[.C13];&quot;&quot;)" office:value-type="float" office:value="5.48919949174079" calcext:value-type="float">
            <text:p>5.4892</text:p>
          </table:table-cell>
          <table:table-cell table:style-name="ce99" table:formula="of:=IFERROR([.E13]*(1000/[.$B$3]);&quot;&quot;)" office:value-type="float" office:value="10.9783989834816" calcext:value-type="float">
            <text:p>10.9784</text:p>
          </table:table-cell>
          <table:table-cell table:style-name="ce100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formula="of:=IFERROR([.F13]/[.B13]*1000000;&quot;&quot;)" office:value-type="float" office:value="10165.1842439644" calcext:value-type="float">
            <text:p>10165.1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784" calcext:value-type="float">
            <text:p>784</text:p>
          </table:table-cell>
          <table:table-cell table:style-name="ce99" table:formula="of:=IFERROR([.B14]/[.D14]*[.C14];&quot;&quot;)" office:value-type="float" office:value="5.51020408163265" calcext:value-type="float">
            <text:p>5.5102</text:p>
          </table:table-cell>
          <table:table-cell table:style-name="ce99" table:formula="of:=IFERROR([.E14]*(1000/[.$B$3]);&quot;&quot;)" office:value-type="float" office:value="11.0204081632653" calcext:value-type="float">
            <text:p>11.0204</text:p>
          </table:table-cell>
          <table:table-cell table:style-name="ce100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formula="of:=IFERROR([.F14]/[.B14]*1000000;&quot;&quot;)" office:value-type="float" office:value="10204.0816326531" calcext:value-type="float">
            <text:p>10204.08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lt;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2924" calcext:value-type="float">
            <text:p>2924</text:p>
          </table:table-cell>
          <table:table-cell table:style-name="ce99" table:formula="of:=IFERROR([.B6]/[.D6]*[.C6];&quot;&quot;)" office:value-type="float" office:value="3.9890560875513" calcext:value-type="float">
            <text:p>3.9891</text:p>
          </table:table-cell>
          <table:table-cell table:style-name="ce99" table:formula="of:=IFERROR([.E6]*(1000/[.$B$3]);&quot;&quot;)" office:value-type="float" office:value="7.9781121751026" calcext:value-type="float">
            <text:p>7.9781</text:p>
          </table:table-cell>
          <table:table-cell table:style-name="ce100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formula="of:=IFERROR([.F6]/[.B6]*1000000;&quot;&quot;)" office:value-type="float" office:value="2051.98358413133" calcext:value-type="float">
            <text:p>2051.983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 (ISO &gt;= 16,000)</text:p>
          </table:table-cell>
          <table:table-cell table:style-name="ce96" office:value-type="float" office:value="3888" calcext:value-type="float">
            <text:p>3888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436" calcext:value-type="float">
            <text:p>3436</text:p>
          </table:table-cell>
          <table:table-cell table:style-name="ce99" table:formula="of:=IFERROR([.B7]/[.D7]*[.C7];&quot;&quot;)" office:value-type="float" office:value="7.92083818393481" calcext:value-type="float">
            <text:p>7.9208</text:p>
          </table:table-cell>
          <table:table-cell table:style-name="ce99" table:formula="of:=IFERROR([.E7]*(1000/[.$B$3]);&quot;&quot;)" office:value-type="float" office:value="15.8416763678696" calcext:value-type="float">
            <text:p>15.8417</text:p>
          </table:table-cell>
          <table:table-cell table:style-name="ce100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formula="of:=IFERROR([.F7]/[.B7]*1000000;&quot;&quot;)" office:value-type="float" office:value="4074.50523864959" calcext:value-type="float">
            <text:p>4074.50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4" calcext:value-type="float">
            <text:p>1854</text:p>
          </table:table-cell>
          <table:table-cell table:style-name="ce99" table:formula="of:=IFERROR([.B8]/[.D8]*[.C8];&quot;&quot;)" office:value-type="float" office:value="3.49514563106796" calcext:value-type="float">
            <text:p>3.4951</text:p>
          </table:table-cell>
          <table:table-cell table:style-name="ce99" table:formula="of:=IFERROR([.E8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formula="of:=IFERROR([.F8]/[.B8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236" calcext:value-type="float">
            <text:p>1236</text:p>
          </table:table-cell>
          <table:table-cell table:style-name="ce99" table:formula="of:=IFERROR([.B9]/[.D9]*[.C9];&quot;&quot;)" office:value-type="float" office:value="3.49514563106796" calcext:value-type="float">
            <text:p>3.4951</text:p>
          </table:table-cell>
          <table:table-cell table:style-name="ce99" table:formula="of:=IFERROR([.E9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formula="of:=IFERROR([.F9]/[.B9]*1000000;&quot;&quot;)" office:value-type="float" office:value="3236.24595469256" calcext:value-type="float">
            <text:p>3236.24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852" calcext:value-type="float">
            <text:p>1852</text:p>
          </table:table-cell>
          <table:table-cell table:style-name="ce99" table:formula="of:=IFERROR([.B10]/[.D10]*[.C10];&quot;&quot;)" office:value-type="float" office:value="3.49892008639309" calcext:value-type="float">
            <text:p>3.4989</text:p>
          </table:table-cell>
          <table:table-cell table:style-name="ce99" table:formula="of:=IFERROR([.E10]*(1000/[.$B$3]);&quot;&quot;)" office:value-type="float" office:value="6.99784017278618" calcext:value-type="float">
            <text:p>6.9978</text:p>
          </table:table-cell>
          <table:table-cell table:style-name="ce100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formula="of:=IFERROR([.F10]/[.B10]*1000000;&quot;&quot;)" office:value-type="float" office:value="3239.74082073434" calcext:value-type="float">
            <text:p>3239.74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38" calcext:value-type="float">
            <text:p>1538</text:p>
          </table:table-cell>
          <table:table-cell table:style-name="ce99" table:formula="of:=IFERROR([.B11]/[.D11]*[.C11];&quot;&quot;)" office:value-type="float" office:value="2.80884265279584" calcext:value-type="float">
            <text:p>2.8088</text:p>
          </table:table-cell>
          <table:table-cell table:style-name="ce99" table:formula="of:=IFERROR([.E11]*(1000/[.$B$3]);&quot;&quot;)" office:value-type="float" office:value="5.61768530559168" calcext:value-type="float">
            <text:p>5.6177</text:p>
          </table:table-cell>
          <table:table-cell table:style-name="ce100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formula="of:=IFERROR([.F11]/[.B11]*1000000;&quot;&quot;)" office:value-type="float" office:value="2600.78023407022" calcext:value-type="float">
            <text:p>2600.78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28" calcext:value-type="float">
            <text:p>1528</text:p>
          </table:table-cell>
          <table:table-cell table:style-name="ce99" table:formula="of:=IFERROR([.B12]/[.D12]*[.C12];&quot;&quot;)" office:value-type="float" office:value="2.82722513089005" calcext:value-type="float">
            <text:p>2.8272</text:p>
          </table:table-cell>
          <table:table-cell table:style-name="ce99" table:formula="of:=IFERROR([.E12]*(1000/[.$B$3]);&quot;&quot;)" office:value-type="float" office:value="5.65445026178011" calcext:value-type="float">
            <text:p>5.6545</text:p>
          </table:table-cell>
          <table:table-cell table:style-name="ce100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formula="of:=IFERROR([.F12]/[.B12]*1000000;&quot;&quot;)" office:value-type="float" office:value="2617.80104712042" calcext:value-type="float">
            <text:p>2617.80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18" calcext:value-type="float">
            <text:p>1518</text:p>
          </table:table-cell>
          <table:table-cell table:style-name="ce99" table:formula="of:=IFERROR([.B13]/[.D13]*[.C13];&quot;&quot;)" office:value-type="float" office:value="2.84584980237154" calcext:value-type="float">
            <text:p>2.8458</text:p>
          </table:table-cell>
          <table:table-cell table:style-name="ce99" table:formula="of:=IFERROR([.E13]*(1000/[.$B$3]);&quot;&quot;)" office:value-type="float" office:value="5.69169960474308" calcext:value-type="float">
            <text:p>5.6917</text:p>
          </table:table-cell>
          <table:table-cell table:style-name="ce100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formula="of:=IFERROR([.F13]/[.B13]*1000000;&quot;&quot;)" office:value-type="float" office:value="2635.04611330698" calcext:value-type="float">
            <text:p>2635.04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17" calcext:value-type="float">
            <text:p>1317</text:p>
          </table:table-cell>
          <table:table-cell table:style-name="ce99" table:formula="of:=IFERROR([.B14]/[.D14]*[.C14];&quot;&quot;)" office:value-type="float" office:value="3.28018223234624" calcext:value-type="float">
            <text:p>3.2802</text:p>
          </table:table-cell>
          <table:table-cell table:style-name="ce99" table:formula="of:=IFERROR([.E14]*(1000/[.$B$3]);&quot;&quot;)" office:value-type="float" office:value="6.56036446469248" calcext:value-type="float">
            <text:p>6.5604</text:p>
          </table:table-cell>
          <table:table-cell table:style-name="ce100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formula="of:=IFERROR([.F14]/[.B14]*1000000;&quot;&quot;)" office:value-type="float" office:value="3037.20577069096" calcext:value-type="float">
            <text:p>3037.20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3" calcext:value-type="float">
            <text:p>1323</text:p>
          </table:table-cell>
          <table:table-cell table:style-name="ce99" table:formula="of:=IFERROR([.B15]/[.D15]*[.C15];&quot;&quot;)" office:value-type="float" office:value="3.26530612244898" calcext:value-type="float">
            <text:p>3.2653</text:p>
          </table:table-cell>
          <table:table-cell table:style-name="ce99" table:formula="of:=IFERROR([.E15]*(1000/[.$B$3]);&quot;&quot;)" office:value-type="float" office:value="6.53061224489796" calcext:value-type="float">
            <text:p>6.5306</text:p>
          </table:table-cell>
          <table:table-cell table:style-name="ce100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formula="of:=IFERROR([.F15]/[.B15]*1000000;&quot;&quot;)" office:value-type="float" office:value="3023.43159486017" calcext:value-type="float">
            <text:p>3023.43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10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326" calcext:value-type="float">
            <text:p>1326</text:p>
          </table:table-cell>
          <table:table-cell table:style-name="ce99" table:formula="of:=IFERROR([.B16]/[.D16]*[.C16];&quot;&quot;)" office:value-type="float" office:value="3.2579185520362" calcext:value-type="float">
            <text:p>3.2579</text:p>
          </table:table-cell>
          <table:table-cell table:style-name="ce99" table:formula="of:=IFERROR([.E16]*(1000/[.$B$3]);&quot;&quot;)" office:value-type="float" office:value="6.5158371040724" calcext:value-type="float">
            <text:p>6.5158</text:p>
          </table:table-cell>
          <table:table-cell table:style-name="ce100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formula="of:=IFERROR([.F16]/[.B16]*1000000;&quot;&quot;)" office:value-type="float" office:value="3016.59125188537" calcext:value-type="float">
            <text:p>3016.59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0" calcext:value-type="float">
            <text:p>1620</text:p>
          </table:table-cell>
          <table:table-cell table:style-name="ce99" table:formula="of:=IFERROR([.B17]/[.D17]*[.C17];&quot;&quot;)" office:value-type="float" office:value="2.66666666666667" calcext:value-type="float">
            <text:p>2.6667</text:p>
          </table:table-cell>
          <table:table-cell table:style-name="ce99" table:formula="of:=IFERROR([.E17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formula="of:=IFERROR([.F17]/[.B17]*1000000;&quot;&quot;)" office:value-type="float" office:value="2469.13580246914" calcext:value-type="float">
            <text:p>2469.13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18]/[.D18]*[.C18];&quot;&quot;)" office:value-type="float" office:value="2.64705882352941" calcext:value-type="float">
            <text:p>2.6471</text:p>
          </table:table-cell>
          <table:table-cell table:style-name="ce99" table:formula="of:=IFERROR([.E18]*(1000/[.$B$3]);&quot;&quot;)" office:value-type="float" office:value="5.29411764705882" calcext:value-type="float">
            <text:p>5.2941</text:p>
          </table:table-cell>
          <table:table-cell table:style-name="ce100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formula="of:=IFERROR([.F18]/[.B18]*1000000;&quot;&quot;)" office:value-type="float" office:value="2450.98039215686" calcext:value-type="float">
            <text:p>2450.98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8-bit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29" calcext:value-type="float">
            <text:p>1629</text:p>
          </table:table-cell>
          <table:table-cell table:style-name="ce99" table:formula="of:=IFERROR([.B19]/[.D19]*[.C19];&quot;&quot;)" office:value-type="float" office:value="2.65193370165746" calcext:value-type="float">
            <text:p>2.6519</text:p>
          </table:table-cell>
          <table:table-cell table:style-name="ce99" table:formula="of:=IFERROR([.E19]*(1000/[.$B$3]);&quot;&quot;)" office:value-type="float" office:value="5.30386740331492" calcext:value-type="float">
            <text:p>5.3039</text:p>
          </table:table-cell>
          <table:table-cell table:style-name="ce100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formula="of:=IFERROR([.F19]/[.B19]*1000000;&quot;&quot;)" office:value-type="float" office:value="2455.49416820135" calcext:value-type="float">
            <text:p>2455.49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26" calcext:value-type="float">
            <text:p>926</text:p>
          </table:table-cell>
          <table:table-cell table:style-name="ce99" table:formula="of:=IFERROR([.B20]/[.D20]*[.C20];&quot;&quot;)" office:value-type="float" office:value="2.33261339092873" calcext:value-type="float">
            <text:p>2.3326</text:p>
          </table:table-cell>
          <table:table-cell table:style-name="ce99" table:formula="of:=IFERROR([.E20]*(1000/[.$B$3]);&quot;&quot;)" office:value-type="float" office:value="4.66522678185745" calcext:value-type="float">
            <text:p>4.6652</text:p>
          </table:table-cell>
          <table:table-cell table:style-name="ce100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formula="of:=IFERROR([.F20]/[.B20]*1000000;&quot;&quot;)" office:value-type="float" office:value="4319.65442764579" calcext:value-type="float">
            <text:p>4319.65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21]/[.D21]*[.C21];&quot;&quot;)" office:value-type="float" office:value="2.32008592910849" calcext:value-type="float">
            <text:p>2.3201</text:p>
          </table:table-cell>
          <table:table-cell table:style-name="ce99" table:formula="of:=IFERROR([.E21]*(1000/[.$B$3]);&quot;&quot;)" office:value-type="float" office:value="4.64017185821697" calcext:value-type="float">
            <text:p>4.6402</text:p>
          </table:table-cell>
          <table:table-cell table:style-name="ce100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formula="of:=IFERROR([.F21]/[.B21]*1000000;&quot;&quot;)" office:value-type="float" office:value="4296.45542427497" calcext:value-type="float">
            <text:p>4296.45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7" calcext:value-type="float">
            <text:p>927</text:p>
          </table:table-cell>
          <table:table-cell table:style-name="ce99" table:formula="of:=IFERROR([.B22]/[.D22]*[.C22];&quot;&quot;)" office:value-type="float" office:value="3.49514563106796" calcext:value-type="float">
            <text:p>3.4951</text:p>
          </table:table-cell>
          <table:table-cell table:style-name="ce99" table:formula="of:=IFERROR([.E22]*(1000/[.$B$3]);&quot;&quot;)" office:value-type="float" office:value="6.99029126213592" calcext:value-type="float">
            <text:p>6.9903</text:p>
          </table:table-cell>
          <table:table-cell table:style-name="ce100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formula="of:=IFERROR([.F22]/[.B22]*1000000;&quot;&quot;)" office:value-type="float" office:value="6472.49190938511" calcext:value-type="float">
            <text:p>6472.49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3]/[.D23]*[.C23];&quot;&quot;)" office:value-type="float" office:value="3.48387096774194" calcext:value-type="float">
            <text:p>3.4839</text:p>
          </table:table-cell>
          <table:table-cell table:style-name="ce99" table:formula="of:=IFERROR([.E23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formula="of:=IFERROR([.F23]/[.B23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0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28" calcext:value-type="float">
            <text:p>928</text:p>
          </table:table-cell>
          <table:table-cell table:style-name="ce99" table:formula="of:=IFERROR([.B24]/[.D24]*[.C24];&quot;&quot;)" office:value-type="float" office:value="3.49137931034483" calcext:value-type="float">
            <text:p>3.4914</text:p>
          </table:table-cell>
          <table:table-cell table:style-name="ce99" table:formula="of:=IFERROR([.E24]*(1000/[.$B$3]);&quot;&quot;)" office:value-type="float" office:value="6.98275862068966" calcext:value-type="float">
            <text:p>6.9828</text:p>
          </table:table-cell>
          <table:table-cell table:style-name="ce100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formula="of:=IFERROR([.F24]/[.B24]*1000000;&quot;&quot;)" office:value-type="float" office:value="6465.51724137931" calcext:value-type="float">
            <text:p>6465.517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25]/[.D25]*[.C25];&quot;&quot;)" office:value-type="float" office:value="1.77631578947368" calcext:value-type="float">
            <text:p>1.7763</text:p>
          </table:table-cell>
          <table:table-cell table:style-name="ce99" table:formula="of:=IFERROR([.E25]*(1000/[.$B$3]);&quot;&quot;)" office:value-type="float" office:value="3.55263157894737" calcext:value-type="float">
            <text:p>3.5526</text:p>
          </table:table-cell>
          <table:table-cell table:style-name="ce100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formula="of:=IFERROR([.F25]/[.B25]*1000000;&quot;&quot;)" office:value-type="float" office:value="3289.47368421053" calcext:value-type="float">
            <text:p>3289.4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614" calcext:value-type="float">
            <text:p>614</text:p>
          </table:table-cell>
          <table:table-cell table:style-name="ce99" table:formula="of:=IFERROR([.B26]/[.D26]*[.C26];&quot;&quot;)" office:value-type="float" office:value="1.75895765472313" calcext:value-type="float">
            <text:p>1.7590</text:p>
          </table:table-cell>
          <table:table-cell table:style-name="ce99" table:formula="of:=IFERROR([.E26]*(1000/[.$B$3]);&quot;&quot;)" office:value-type="float" office:value="3.51791530944625" calcext:value-type="float">
            <text:p>3.5179</text:p>
          </table:table-cell>
          <table:table-cell table:style-name="ce100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formula="of:=IFERROR([.F26]/[.B26]*1000000;&quot;&quot;)" office:value-type="float" office:value="3257.32899022801" calcext:value-type="float">
            <text:p>3257.3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4" calcext:value-type="float">
            <text:p>804</text:p>
          </table:table-cell>
          <table:table-cell table:style-name="ce99" table:formula="of:=IFERROR([.B27]/[.D27]*[.C27];&quot;&quot;)" office:value-type="float" office:value="2.6865671641791" calcext:value-type="float">
            <text:p>2.6866</text:p>
          </table:table-cell>
          <table:table-cell table:style-name="ce99" table:formula="of:=IFERROR([.E27]*(1000/[.$B$3]);&quot;&quot;)" office:value-type="float" office:value="5.37313432835821" calcext:value-type="float">
            <text:p>5.3731</text:p>
          </table:table-cell>
          <table:table-cell table:style-name="ce100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formula="of:=IFERROR([.F27]/[.B27]*1000000;&quot;&quot;)" office:value-type="float" office:value="4975.12437810945" calcext:value-type="float">
            <text:p>4975.12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0" calcext:value-type="float">
            <text:p>800</text:p>
          </table:table-cell>
          <table:table-cell table:style-name="ce99" table:formula="of:=IFERROR([.B28]/[.D28]*[.C28];&quot;&quot;)" office:value-type="float" office:value="2.7" calcext:value-type="float">
            <text:p>2.7000</text:p>
          </table:table-cell>
          <table:table-cell table:style-name="ce99" table:formula="of:=IFERROR([.E28]*(1000/[.$B$3]);&quot;&quot;)" office:value-type="float" office:value="5.4" calcext:value-type="float">
            <text:p>5.4000</text:p>
          </table:table-cell>
          <table:table-cell table:style-name="ce100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formula="of:=IFERROR([.F28]/[.B28]*1000000;&quot;&quot;)" office:value-type="float" office:value="5000" calcext:value-type="float">
            <text:p>5000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8-bit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5" calcext:value-type="float">
            <text:p>805</text:p>
          </table:table-cell>
          <table:table-cell table:style-name="ce99" table:formula="of:=IFERROR([.B29]/[.D29]*[.C29];&quot;&quot;)" office:value-type="float" office:value="2.6832298136646" calcext:value-type="float">
            <text:p>2.6832</text:p>
          </table:table-cell>
          <table:table-cell table:style-name="ce99" table:formula="of:=IFERROR([.E29]*(1000/[.$B$3]);&quot;&quot;)" office:value-type="float" office:value="5.36645962732919" calcext:value-type="float">
            <text:p>5.3665</text:p>
          </table:table-cell>
          <table:table-cell table:style-name="ce100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formula="of:=IFERROR([.F29]/[.B29]*1000000;&quot;&quot;)" office:value-type="float" office:value="4968.94409937888" calcext:value-type="float">
            <text:p>4968.94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448" calcext:value-type="float">
            <text:p>3448</text:p>
          </table:table-cell>
          <table:table-cell table:style-name="ce96" office:value-type="float" office:value="19" calcext:value-type="float">
            <text:p>19</text:p>
          </table:table-cell>
          <table:table-cell table:style-name="ce96" office:value-type="float" office:value="3266" calcext:value-type="float">
            <text:p>3266</text:p>
          </table:table-cell>
          <table:table-cell table:style-name="ce99" table:formula="of:=IFERROR([.B6]/[.D6]*[.C6];&quot;&quot;)" office:value-type="float" office:value="20.0587875076546" calcext:value-type="float">
            <text:p>20.0588</text:p>
          </table:table-cell>
          <table:table-cell table:style-name="ce99" table:formula="of:=IFERROR([.E6]*(1000/[.$B$3]);&quot;&quot;)" office:value-type="float" office:value="40.1175750153092" calcext:value-type="float">
            <text:p>40.1176</text:p>
          </table:table-cell>
          <table:table-cell table:style-name="ce100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formula="of:=IFERROR([.F6]/[.B6]*1000000;&quot;&quot;)" office:value-type="float" office:value="11635.0275566442" calcext:value-type="float">
            <text:p>11635.027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756" calcext:value-type="float">
            <text:p>1756</text:p>
          </table:table-cell>
          <table:table-cell table:style-name="ce99" table:formula="of:=IFERROR([.B7]/[.D7]*[.C7];&quot;&quot;)" office:value-type="float" office:value="13.5307517084282" calcext:value-type="float">
            <text:p>13.5308</text:p>
          </table:table-cell>
          <table:table-cell table:style-name="ce99" table:formula="of:=IFERROR([.E7]*(1000/[.$B$3]);&quot;&quot;)" office:value-type="float" office:value="27.0615034168565" calcext:value-type="float">
            <text:p>27.0615</text:p>
          </table:table-cell>
          <table:table-cell table:style-name="ce100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formula="of:=IFERROR([.F7]/[.B7]*1000000;&quot;&quot;)" office:value-type="float" office:value="12528.4738041002" calcext:value-type="float">
            <text:p>12528.4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8]/[.D8]*[.C8];&quot;&quot;)" office:value-type="float" office:value="13.5281837160752" calcext:value-type="float">
            <text:p>13.5282</text:p>
          </table:table-cell>
          <table:table-cell table:style-name="ce99" table:formula="of:=IFERROR([.E8]*(1000/[.$B$3]);&quot;&quot;)" office:value-type="float" office:value="27.0563674321503" calcext:value-type="float">
            <text:p>27.0564</text:p>
          </table:table-cell>
          <table:table-cell table:style-name="ce100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formula="of:=IFERROR([.F8]/[.B8]*1000000;&quot;&quot;)" office:value-type="float" office:value="12526.0960334029" calcext:value-type="float">
            <text:p>12526.096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01" calcext:value-type="float">
            <text:p>901</text:p>
          </table:table-cell>
          <table:table-cell table:style-name="ce99" table:formula="of:=IFERROR([.B9]/[.D9]*[.C9];&quot;&quot;)" office:value-type="float" office:value="7.19200887902331" calcext:value-type="float">
            <text:p>7.1920</text:p>
          </table:table-cell>
          <table:table-cell table:style-name="ce99" table:formula="of:=IFERROR([.E9]*(1000/[.$B$3]);&quot;&quot;)" office:value-type="float" office:value="14.3840177580466" calcext:value-type="float">
            <text:p>14.3840</text:p>
          </table:table-cell>
          <table:table-cell table:style-name="ce100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formula="of:=IFERROR([.F9]/[.B9]*1000000;&quot;&quot;)" office:value-type="float" office:value="13318.5349611543" calcext:value-type="float">
            <text:p>13318.53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98" calcext:value-type="float">
            <text:p>898</text:p>
          </table:table-cell>
          <table:table-cell table:style-name="ce99" table:formula="of:=IFERROR([.B10]/[.D10]*[.C10];&quot;&quot;)" office:value-type="float" office:value="7.21603563474388" calcext:value-type="float">
            <text:p>7.2160</text:p>
          </table:table-cell>
          <table:table-cell table:style-name="ce99" table:formula="of:=IFERROR([.E10]*(1000/[.$B$3]);&quot;&quot;)" office:value-type="float" office:value="14.4320712694878" calcext:value-type="float">
            <text:p>14.4321</text:p>
          </table:table-cell>
          <table:table-cell table:style-name="ce100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formula="of:=IFERROR([.F10]/[.B10]*1000000;&quot;&quot;)" office:value-type="float" office:value="13363.0289532294" calcext:value-type="float">
            <text:p>13363.029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VGA 30p</text:p>
          </table:table-cell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422" calcext:value-type="float">
            <text:p>422</text:p>
          </table:table-cell>
          <table:table-cell table:style-name="ce99" table:formula="of:=IFERROR([.B11]/[.D11]*[.C11];&quot;&quot;)" office:value-type="float" office:value="5.68720379146919" calcext:value-type="float">
            <text:p>5.6872</text:p>
          </table:table-cell>
          <table:table-cell table:style-name="ce99" table:formula="of:=IFERROR([.E11]*(1000/[.$B$3]);&quot;&quot;)" office:value-type="float" office:value="11.3744075829384" calcext:value-type="float">
            <text:p>11.3744</text:p>
          </table:table-cell>
          <table:table-cell table:style-name="ce100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formula="of:=IFERROR([.F11]/[.B11]*1000000;&quot;&quot;)" office:value-type="float" office:value="23696.682464455" calcext:value-type="float">
            <text:p>23696.68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5584" calcext:value-type="float">
            <text:p>5584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4674" calcext:value-type="float">
            <text:p>4674</text:p>
          </table:table-cell>
          <table:table-cell table:style-name="ce99" table:formula="of:=IFERROR([.B6]/[.D6]*[.C6];&quot;&quot;)" office:value-type="float" office:value="19.1151048352589" calcext:value-type="float">
            <text:p>19.1151</text:p>
          </table:table-cell>
          <table:table-cell table:style-name="ce99" table:formula="of:=IFERROR([.E6]*(1000/[.$B$3]);&quot;&quot;)" office:value-type="float" office:value="38.2302096705178" calcext:value-type="float">
            <text:p>38.2302</text:p>
          </table:table-cell>
          <table:table-cell table:style-name="ce100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formula="of:=IFERROR([.F6]/[.B6]*1000000;&quot;&quot;)" office:value-type="float" office:value="6846.38425331622" calcext:value-type="float">
            <text:p>6846.384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7" calcext:value-type="float">
            <text:p>1907</text:p>
          </table:table-cell>
          <table:table-cell table:style-name="ce99" table:formula="of:=IFERROR([.B7]/[.D7]*[.C7];&quot;&quot;)" office:value-type="float" office:value="7.92868379653907" calcext:value-type="float">
            <text:p>7.9287</text:p>
          </table:table-cell>
          <table:table-cell table:style-name="ce99" table:formula="of:=IFERROR([.E7]*(1000/[.$B$3]);&quot;&quot;)" office:value-type="float" office:value="15.8573675930781" calcext:value-type="float">
            <text:p>15.8574</text:p>
          </table:table-cell>
          <table:table-cell table:style-name="ce100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formula="of:=IFERROR([.F7]/[.B7]*1000000;&quot;&quot;)" office:value-type="float" office:value="7341.37388568432" calcext:value-type="float">
            <text:p>7341.373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632" calcext:value-type="float">
            <text:p>1632</text:p>
          </table:table-cell>
          <table:table-cell table:style-name="ce99" table:formula="of:=IFERROR([.B8]/[.D8]*[.C8];&quot;&quot;)" office:value-type="float" office:value="7.94117647058824" calcext:value-type="float">
            <text:p>7.9412</text:p>
          </table:table-cell>
          <table:table-cell table:style-name="ce99" table:formula="of:=IFERROR([.E8]*(1000/[.$B$3]);&quot;&quot;)" office:value-type="float" office:value="15.8823529411765" calcext:value-type="float">
            <text:p>15.8824</text:p>
          </table:table-cell>
          <table:table-cell table:style-name="ce100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formula="of:=IFERROR([.F8]/[.B8]*1000000;&quot;&quot;)" office:value-type="float" office:value="7352.94117647059" calcext:value-type="float">
            <text:p>7352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20" calcext:value-type="float">
            <text:p>1920</text:p>
          </table:table-cell>
          <table:table-cell table:style-name="ce99" table:formula="of:=IFERROR([.B9]/[.D9]*[.C9];&quot;&quot;)" office:value-type="float" office:value="7.875" calcext:value-type="float">
            <text:p>7.8750</text:p>
          </table:table-cell>
          <table:table-cell table:style-name="ce99" table:formula="of:=IFERROR([.E9]*(1000/[.$B$3]);&quot;&quot;)" office:value-type="float" office:value="15.75" calcext:value-type="float">
            <text:p>15.7500</text:p>
          </table:table-cell>
          <table:table-cell table:style-name="ce100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formula="of:=IFERROR([.F9]/[.B9]*1000000;&quot;&quot;)" office:value-type="float" office:value="7291.66666666667" calcext:value-type="float">
            <text:p>7291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10]/[.D10]*[.C10];&quot;&quot;)" office:value-type="float" office:value="6.94533762057878" calcext:value-type="float">
            <text:p>6.9453</text:p>
          </table:table-cell>
          <table:table-cell table:style-name="ce99" table:formula="of:=IFERROR([.E10]*(1000/[.$B$3]);&quot;&quot;)" office:value-type="float" office:value="13.8906752411576" calcext:value-type="float">
            <text:p>13.8907</text:p>
          </table:table-cell>
          <table:table-cell table:style-name="ce100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formula="of:=IFERROR([.F10]/[.B10]*1000000;&quot;&quot;)" office:value-type="float" office:value="12861.7363344051" calcext:value-type="float">
            <text:p>12861.7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930" calcext:value-type="float">
            <text:p>930</text:p>
          </table:table-cell>
          <table:table-cell table:style-name="ce99" table:formula="of:=IFERROR([.B11]/[.D11]*[.C11];&quot;&quot;)" office:value-type="float" office:value="6.96774193548387" calcext:value-type="float">
            <text:p>6.9677</text:p>
          </table:table-cell>
          <table:table-cell table:style-name="ce99" table:formula="of:=IFERROR([.E11]*(1000/[.$B$3]);&quot;&quot;)" office:value-type="float" office:value="13.9354838709677" calcext:value-type="float">
            <text:p>13.9355</text:p>
          </table:table-cell>
          <table:table-cell table:style-name="ce100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formula="of:=IFERROR([.F11]/[.B11]*1000000;&quot;&quot;)" office:value-type="float" office:value="12903.2258064516" calcext:value-type="float">
            <text:p>12903.225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30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072" calcext:value-type="float">
            <text:p>3072</text:p>
          </table:table-cell>
          <table:table-cell table:style-name="ce99" table:formula="of:=IFERROR([.B12]/[.D12]*[.C12];&quot;&quot;)" office:value-type="float" office:value="7.3125" calcext:value-type="float">
            <text:p>7.3125</text:p>
          </table:table-cell>
          <table:table-cell table:style-name="ce99" table:formula="of:=IFERROR([.E12]*(1000/[.$B$3]);&quot;&quot;)" office:value-type="float" office:value="14.625" calcext:value-type="float">
            <text:p>14.6250</text:p>
          </table:table-cell>
          <table:table-cell table:style-name="ce100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formula="of:=IFERROR([.F12]/[.B12]*1000000;&quot;&quot;)" office:value-type="float" office:value="3906.25" calcext:value-type="float">
            <text:p>3906.25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5k 24p</text:p>
          </table:table-cell>
          <table:table-cell table:style-name="ce96" office:value-type="float" office:value="3744" calcext:value-type="float">
            <text:p>3744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2972" calcext:value-type="float">
            <text:p>2972</text:p>
          </table:table-cell>
          <table:table-cell table:style-name="ce99" table:formula="of:=IFERROR([.B13]/[.D13]*[.C13];&quot;&quot;)" office:value-type="float" office:value="7.5585464333782" calcext:value-type="float">
            <text:p>7.5585</text:p>
          </table:table-cell>
          <table:table-cell table:style-name="ce99" table:formula="of:=IFERROR([.E13]*(1000/[.$B$3]);&quot;&quot;)" office:value-type="float" office:value="15.1170928667564" calcext:value-type="float">
            <text:p>15.1171</text:p>
          </table:table-cell>
          <table:table-cell table:style-name="ce100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formula="of:=IFERROR([.F13]/[.B13]*1000000;&quot;&quot;)" office:value-type="float" office:value="4037.68506056528" calcext:value-type="float">
            <text:p>4037.68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65" calcext:value-type="float">
            <text:p>465</text:p>
          </table:table-cell>
          <table:table-cell table:style-name="ce99" table:formula="of:=IFERROR([.B14]/[.D14]*[.C14];&quot;&quot;)" office:value-type="float" office:value="2.32258064516129" calcext:value-type="float">
            <text:p>2.3226</text:p>
          </table:table-cell>
          <table:table-cell table:style-name="ce99" table:formula="of:=IFERROR([.E14]*(1000/[.$B$3]);&quot;&quot;)" office:value-type="float" office:value="4.64516129032258" calcext:value-type="float">
            <text:p>4.6452</text:p>
          </table:table-cell>
          <table:table-cell table:style-name="ce100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formula="of:=IFERROR([.F14]/[.B14]*1000000;&quot;&quot;)" office:value-type="float" office:value="4301.0752688172" calcext:value-type="float">
            <text:p>4301.07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912" calcext:value-type="float">
            <text:p>912</text:p>
          </table:table-cell>
          <table:table-cell table:style-name="ce99" table:formula="of:=IFERROR([.B15]/[.D15]*[.C15];&quot;&quot;)" office:value-type="float" office:value="3.55263157894737" calcext:value-type="float">
            <text:p>3.5526</text:p>
          </table:table-cell>
          <table:table-cell table:style-name="ce99" table:formula="of:=IFERROR([.E15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formula="of:=IFERROR([.F15]/[.B15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single-shot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469" calcext:value-type="float">
            <text:p>3469</text:p>
          </table:table-cell>
          <table:table-cell table:style-name="ce99" table:formula="of:=IFERROR([.B6]/[.D6]*[.C6];&quot;&quot;)" office:value-type="float" office:value="25.3675410781205" calcext:value-type="float">
            <text:p>25.3675</text:p>
          </table:table-cell>
          <table:table-cell table:style-name="ce99" table:formula="of:=IFERROR([.E6]*(1000/[.$B$3]);&quot;&quot;)" office:value-type="float" office:value="50.735082156241" calcext:value-type="float">
            <text:p>50.7351</text:p>
          </table:table-cell>
          <table:table-cell table:style-name="ce100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formula="of:=IFERROR([.F6]/[.B6]*1000000;&quot;&quot;)" office:value-type="float" office:value="12683.7705390602" calcext:value-type="float">
            <text:p>12683.77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, L/M/H/SH continuous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039" calcext:value-type="float">
            <text:p>3039</text:p>
          </table:table-cell>
          <table:table-cell table:style-name="ce99" table:formula="of:=IFERROR([.B7]/[.D7]*[.C7];&quot;&quot;)" office:value-type="float" office:value="13.1622244159263" calcext:value-type="float">
            <text:p>13.1622</text:p>
          </table:table-cell>
          <table:table-cell table:style-name="ce99" table:formula="of:=IFERROR([.E7]*(1000/[.$B$3]);&quot;&quot;)" office:value-type="float" office:value="26.3244488318526" calcext:value-type="float">
            <text:p>26.3244</text:p>
          </table:table-cell>
          <table:table-cell table:style-name="ce100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formula="of:=IFERROR([.F7]/[.B7]*1000000;&quot;&quot;)" office:value-type="float" office:value="6581.11220796315" calcext:value-type="float">
            <text:p>6581.1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30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3154" calcext:value-type="float">
            <text:p>3154</text:p>
          </table:table-cell>
          <table:table-cell table:style-name="ce99" table:formula="of:=IFERROR([.B8]/[.D8]*[.C8];&quot;&quot;)" office:value-type="float" office:value="12.5808497146481" calcext:value-type="float">
            <text:p>12.5808</text:p>
          </table:table-cell>
          <table:table-cell table:style-name="ce99" table:formula="of:=IFERROR([.E8]*(1000/[.$B$3]);&quot;&quot;)" office:value-type="float" office:value="25.1616994292961" calcext:value-type="float">
            <text:p>25.1617</text:p>
          </table:table-cell>
          <table:table-cell table:style-name="ce100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formula="of:=IFERROR([.F8]/[.B8]*1000000;&quot;&quot;)" office:value-type="float" office:value="6341.15409004439" calcext:value-type="float">
            <text:p>6341.15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3:2 24p</text:p>
          </table:table-cell>
          <table:table-cell table:style-name="ce96" office:value-type="float" office:value="3968" calcext:value-type="float">
            <text:p>3968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468" calcext:value-type="float">
            <text:p>3468</text:p>
          </table:table-cell>
          <table:table-cell table:style-name="ce99" table:formula="of:=IFERROR([.B9]/[.D9]*[.C9];&quot;&quot;)" office:value-type="float" office:value="12.5859284890427" calcext:value-type="float">
            <text:p>12.5859</text:p>
          </table:table-cell>
          <table:table-cell table:style-name="ce99" table:formula="of:=IFERROR([.E9]*(1000/[.$B$3]);&quot;&quot;)" office:value-type="float" office:value="25.1718569780853" calcext:value-type="float">
            <text:p>25.1719</text:p>
          </table:table-cell>
          <table:table-cell table:style-name="ce100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formula="of:=IFERROR([.F9]/[.B9]*1000000;&quot;&quot;)" office:value-type="float" office:value="6343.7139561707" calcext:value-type="float">
            <text:p>6343.71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1" calcext:value-type="float">
            <text:p>2841</text:p>
          </table:table-cell>
          <table:table-cell table:style-name="ce99" table:formula="of:=IFERROR([.B10]/[.D10]*[.C10];&quot;&quot;)" office:value-type="float" office:value="9.93453009503696" calcext:value-type="float">
            <text:p>9.9345</text:p>
          </table:table-cell>
          <table:table-cell table:style-name="ce99" table:formula="of:=IFERROR([.E10]*(1000/[.$B$3]);&quot;&quot;)" office:value-type="float" office:value="19.8690601900739" calcext:value-type="float">
            <text:p>19.8691</text:p>
          </table:table-cell>
          <table:table-cell table:style-name="ce100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formula="of:=IFERROR([.F10]/[.B10]*1000000;&quot;&quot;)" office:value-type="float" office:value="6335.79725448786" calcext:value-type="float">
            <text:p>6335.79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6K 4:2:0 17:9 30p</text:p>
          </table:table-cell>
          <table:table-cell table:style-name="ce96" office:value-type="float" office:value="3136" calcext:value-type="float">
            <text:p>313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48" calcext:value-type="float">
            <text:p>2848</text:p>
          </table:table-cell>
          <table:table-cell table:style-name="ce99" table:formula="of:=IFERROR([.B11]/[.D11]*[.C11];&quot;&quot;)" office:value-type="float" office:value="9.91011235955056" calcext:value-type="float">
            <text:p>9.9101</text:p>
          </table:table-cell>
          <table:table-cell table:style-name="ce99" table:formula="of:=IFERROR([.E11]*(1000/[.$B$3]);&quot;&quot;)" office:value-type="float" office:value="19.8202247191011" calcext:value-type="float">
            <text:p>19.8202</text:p>
          </table:table-cell>
          <table:table-cell table:style-name="ce100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formula="of:=IFERROR([.F11]/[.B11]*1000000;&quot;&quot;)" office:value-type="float" office:value="6320.22471910112" calcext:value-type="float">
            <text:p>6320.22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30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32" calcext:value-type="float">
            <text:p>2832</text:p>
          </table:table-cell>
          <table:table-cell table:style-name="ce99" table:formula="of:=IFERROR([.B12]/[.D12]*[.C12];&quot;&quot;)" office:value-type="float" office:value="10.5254237288136" calcext:value-type="float">
            <text:p>10.5254</text:p>
          </table:table-cell>
          <table:table-cell table:style-name="ce99" table:formula="of:=IFERROR([.E12]*(1000/[.$B$3]);&quot;&quot;)" office:value-type="float" office:value="21.0508474576271" calcext:value-type="float">
            <text:p>21.0508</text:p>
          </table:table-cell>
          <table:table-cell table:style-name="ce100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formula="of:=IFERROR([.F12]/[.B12]*1000000;&quot;&quot;)" office:value-type="float" office:value="6355.93220338983" calcext:value-type="float">
            <text:p>6355.93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5.9K 4:2:0 16:9 24p</text:p>
          </table:table-cell>
          <table:table-cell table:style-name="ce96" office:value-type="float" office:value="3312" calcext:value-type="float">
            <text:p>3312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2827" calcext:value-type="float">
            <text:p>2827</text:p>
          </table:table-cell>
          <table:table-cell table:style-name="ce99" table:formula="of:=IFERROR([.B13]/[.D13]*[.C13];&quot;&quot;)" office:value-type="float" office:value="10.5440396179696" calcext:value-type="float">
            <text:p>10.5440</text:p>
          </table:table-cell>
          <table:table-cell table:style-name="ce99" table:formula="of:=IFERROR([.E13]*(1000/[.$B$3]);&quot;&quot;)" office:value-type="float" office:value="21.0880792359392" calcext:value-type="float">
            <text:p>21.0881</text:p>
          </table:table-cell>
          <table:table-cell table:style-name="ce100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formula="of:=IFERROR([.F13]/[.B13]*1000000;&quot;&quot;)" office:value-type="float" office:value="6367.17368234878" calcext:value-type="float">
            <text:p>6367.17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88" calcext:value-type="float">
            <text:p>2088</text:p>
          </table:table-cell>
          <table:table-cell table:style-name="ce99" table:formula="of:=IFERROR([.B14]/[.D14]*[.C14];&quot;&quot;)" office:value-type="float" office:value="8.36781609195402" calcext:value-type="float">
            <text:p>8.3678</text:p>
          </table:table-cell>
          <table:table-cell table:style-name="ce99" table:formula="of:=IFERROR([.E14]*(1000/[.$B$3]);&quot;&quot;)" office:value-type="float" office:value="16.7356321839081" calcext:value-type="float">
            <text:p>16.7356</text:p>
          </table:table-cell>
          <table:table-cell table:style-name="ce100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formula="of:=IFERROR([.F14]/[.B14]*1000000;&quot;&quot;)" office:value-type="float" office:value="6704.98084291188" calcext:value-type="float">
            <text:p>6704.98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48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93" calcext:value-type="float">
            <text:p>2093</text:p>
          </table:table-cell>
          <table:table-cell table:style-name="ce99" table:formula="of:=IFERROR([.B15]/[.D15]*[.C15];&quot;&quot;)" office:value-type="float" office:value="8.34782608695652" calcext:value-type="float">
            <text:p>8.3478</text:p>
          </table:table-cell>
          <table:table-cell table:style-name="ce99" table:formula="of:=IFERROR([.E15]*(1000/[.$B$3]);&quot;&quot;)" office:value-type="float" office:value="16.695652173913" calcext:value-type="float">
            <text:p>16.6957</text:p>
          </table:table-cell>
          <table:table-cell table:style-name="ce100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formula="of:=IFERROR([.F15]/[.B15]*1000000;&quot;&quot;)" office:value-type="float" office:value="6688.96321070234" calcext:value-type="float">
            <text:p>6688.963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6]/[.D16]*[.C16];&quot;&quot;)" office:value-type="float" office:value="8.41618497109827" calcext:value-type="float">
            <text:p>8.4162</text:p>
          </table:table-cell>
          <table:table-cell table:style-name="ce99" table:formula="of:=IFERROR([.E16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formula="of:=IFERROR([.F16]/[.B16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30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2" calcext:value-type="float">
            <text:p>2072</text:p>
          </table:table-cell>
          <table:table-cell table:style-name="ce99" table:formula="of:=IFERROR([.B17]/[.D17]*[.C17];&quot;&quot;)" office:value-type="float" office:value="8.43243243243243" calcext:value-type="float">
            <text:p>8.4324</text:p>
          </table:table-cell>
          <table:table-cell table:style-name="ce99" table:formula="of:=IFERROR([.E17]*(1000/[.$B$3]);&quot;&quot;)" office:value-type="float" office:value="16.8648648648649" calcext:value-type="float">
            <text:p>16.8649</text:p>
          </table:table-cell>
          <table:table-cell table:style-name="ce100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formula="of:=IFERROR([.F17]/[.B17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2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8]/[.D18]*[.C18];&quot;&quot;)" office:value-type="float" office:value="8.41618497109827" calcext:value-type="float">
            <text:p>8.4162</text:p>
          </table:table-cell>
          <table:table-cell table:style-name="ce99" table:formula="of:=IFERROR([.E18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formula="of:=IFERROR([.F18]/[.B18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3.3k APS-C 4:2:0 4:3 24p</text:p>
          </table:table-cell>
          <table:table-cell table:style-name="ce96" office:value-type="float" office:value="2496" calcext:value-type="float">
            <text:p>249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076" calcext:value-type="float">
            <text:p>2076</text:p>
          </table:table-cell>
          <table:table-cell table:style-name="ce99" table:formula="of:=IFERROR([.B19]/[.D19]*[.C19];&quot;&quot;)" office:value-type="float" office:value="8.41618497109827" calcext:value-type="float">
            <text:p>8.4162</text:p>
          </table:table-cell>
          <table:table-cell table:style-name="ce99" table:formula="of:=IFERROR([.E19]*(1000/[.$B$3]);&quot;&quot;)" office:value-type="float" office:value="16.8323699421965" calcext:value-type="float">
            <text:p>16.8324</text:p>
          </table:table-cell>
          <table:table-cell table:style-name="ce100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formula="of:=IFERROR([.F19]/[.B19]*1000000;&quot;&quot;)" office:value-type="float" office:value="6743.73795761079" calcext:value-type="float">
            <text:p>6743.73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1" calcext:value-type="float">
            <text:p>1881</text:p>
          </table:table-cell>
          <table:table-cell table:style-name="ce99" table:formula="of:=IFERROR([.B20]/[.D20]*[.C20];&quot;&quot;)" office:value-type="float" office:value="6.88995215311005" calcext:value-type="float">
            <text:p>6.8900</text:p>
          </table:table-cell>
          <table:table-cell table:style-name="ce99" table:formula="of:=IFERROR([.E20]*(1000/[.$B$3]);&quot;&quot;)" office:value-type="float" office:value="13.7799043062201" calcext:value-type="float">
            <text:p>13.7799</text:p>
          </table:table-cell>
          <table:table-cell table:style-name="ce100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formula="of:=IFERROR([.F20]/[.B20]*1000000;&quot;&quot;)" office:value-type="float" office:value="6379.58532695375" calcext:value-type="float">
            <text:p>6379.585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7" calcext:value-type="float">
            <text:p>1887</text:p>
          </table:table-cell>
          <table:table-cell table:style-name="ce99" table:formula="of:=IFERROR([.B21]/[.D21]*[.C21];&quot;&quot;)" office:value-type="float" office:value="6.86804451510334" calcext:value-type="float">
            <text:p>6.8680</text:p>
          </table:table-cell>
          <table:table-cell table:style-name="ce99" table:formula="of:=IFERROR([.E21]*(1000/[.$B$3]);&quot;&quot;)" office:value-type="float" office:value="13.7360890302067" calcext:value-type="float">
            <text:p>13.7361</text:p>
          </table:table-cell>
          <table:table-cell table:style-name="ce100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formula="of:=IFERROR([.F21]/[.B21]*1000000;&quot;&quot;)" office:value-type="float" office:value="6359.30047694754" calcext:value-type="float">
            <text:p>6359.30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2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2]/[.D22]*[.C22];&quot;&quot;)" office:value-type="float" office:value="6.90095846645368" calcext:value-type="float">
            <text:p>6.9010</text:p>
          </table:table-cell>
          <table:table-cell table:style-name="ce99" table:formula="of:=IFERROR([.E22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formula="of:=IFERROR([.F22]/[.B22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APS-C 4:2:0 17:9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78" calcext:value-type="float">
            <text:p>1878</text:p>
          </table:table-cell>
          <table:table-cell table:style-name="ce99" table:formula="of:=IFERROR([.B23]/[.D23]*[.C23];&quot;&quot;)" office:value-type="float" office:value="6.90095846645368" calcext:value-type="float">
            <text:p>6.9010</text:p>
          </table:table-cell>
          <table:table-cell table:style-name="ce99" table:formula="of:=IFERROR([.E23]*(1000/[.$B$3]);&quot;&quot;)" office:value-type="float" office:value="13.8019169329074" calcext:value-type="float">
            <text:p>13.8019</text:p>
          </table:table-cell>
          <table:table-cell table:style-name="ce100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formula="of:=IFERROR([.F23]/[.B23]*1000000;&quot;&quot;)" office:value-type="float" office:value="6389.77635782748" calcext:value-type="float">
            <text:p>6389.77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5" calcext:value-type="float">
            <text:p>1935</text:p>
          </table:table-cell>
          <table:table-cell table:style-name="ce99" table:formula="of:=IFERROR([.B24]/[.D24]*[.C24];&quot;&quot;)" office:value-type="float" office:value="10.046511627907" calcext:value-type="float">
            <text:p>10.0465</text:p>
          </table:table-cell>
          <table:table-cell table:style-name="ce99" table:formula="of:=IFERROR([.E24]*(1000/[.$B$3]);&quot;&quot;)" office:value-type="float" office:value="20.093023255814" calcext:value-type="float">
            <text:p>20.0930</text:p>
          </table:table-cell>
          <table:table-cell table:style-name="ce100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formula="of:=IFERROR([.F24]/[.B24]*1000000;&quot;&quot;)" office:value-type="float" office:value="9302.32558139535" calcext:value-type="float">
            <text:p>9302.32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41" calcext:value-type="float">
            <text:p>1941</text:p>
          </table:table-cell>
          <table:table-cell table:style-name="ce99" table:formula="of:=IFERROR([.B25]/[.D25]*[.C25];&quot;&quot;)" office:value-type="float" office:value="10.015455950541" calcext:value-type="float">
            <text:p>10.0155</text:p>
          </table:table-cell>
          <table:table-cell table:style-name="ce99" table:formula="of:=IFERROR([.E25]*(1000/[.$B$3]);&quot;&quot;)" office:value-type="float" office:value="20.0309119010819" calcext:value-type="float">
            <text:p>20.0309</text:p>
          </table:table-cell>
          <table:table-cell table:style-name="ce100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formula="of:=IFERROR([.F25]/[.B25]*1000000;&quot;&quot;)" office:value-type="float" office:value="9273.57032457496" calcext:value-type="float">
            <text:p>9273.570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2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37" calcext:value-type="float">
            <text:p>1937</text:p>
          </table:table-cell>
          <table:table-cell table:style-name="ce99" table:formula="of:=IFERROR([.B26]/[.D26]*[.C26];&quot;&quot;)" office:value-type="float" office:value="10.036138358286" calcext:value-type="float">
            <text:p>10.0361</text:p>
          </table:table-cell>
          <table:table-cell table:style-name="ce99" table:formula="of:=IFERROR([.E26]*(1000/[.$B$3]);&quot;&quot;)" office:value-type="float" office:value="20.072276716572" calcext:value-type="float">
            <text:p>20.0723</text:p>
          </table:table-cell>
          <table:table-cell table:style-name="ce100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formula="of:=IFERROR([.F26]/[.B26]*1000000;&quot;&quot;)" office:value-type="float" office:value="9292.72070211667" calcext:value-type="float">
            <text:p>9292.72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C4K FF 4:2:0 17:9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26" calcext:value-type="float">
            <text:p>1926</text:p>
          </table:table-cell>
          <table:table-cell table:style-name="ce99" table:formula="of:=IFERROR([.B27]/[.D27]*[.C27];&quot;&quot;)" office:value-type="float" office:value="10.0934579439252" calcext:value-type="float">
            <text:p>10.0935</text:p>
          </table:table-cell>
          <table:table-cell table:style-name="ce99" table:formula="of:=IFERROR([.E27]*(1000/[.$B$3]);&quot;&quot;)" office:value-type="float" office:value="20.1869158878505" calcext:value-type="float">
            <text:p>20.1869</text:p>
          </table:table-cell>
          <table:table-cell table:style-name="ce100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formula="of:=IFERROR([.F27]/[.B27]*1000000;&quot;&quot;)" office:value-type="float" office:value="9345.79439252336" calcext:value-type="float">
            <text:p>9345.79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28]/[.D28]*[.C28];&quot;&quot;)" office:value-type="float" office:value="7.12087912087912" calcext:value-type="float">
            <text:p>7.1209</text:p>
          </table:table-cell>
          <table:table-cell table:style-name="ce99" table:formula="of:=IFERROR([.E28]*(1000/[.$B$3]);&quot;&quot;)" office:value-type="float" office:value="14.2417582417582" calcext:value-type="float">
            <text:p>14.2418</text:p>
          </table:table-cell>
          <table:table-cell table:style-name="ce100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formula="of:=IFERROR([.F28]/[.B28]*1000000;&quot;&quot;)" office:value-type="float" office:value="6593.40659340659" calcext:value-type="float">
            <text:p>6593.40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00" calcext:value-type="float">
            <text:p>1800</text:p>
          </table:table-cell>
          <table:table-cell table:style-name="ce99" table:formula="of:=IFERROR([.B29]/[.D29]*[.C29];&quot;&quot;)" office:value-type="float" office:value="7.2" calcext:value-type="float">
            <text:p>7.2000</text:p>
          </table:table-cell>
          <table:table-cell table:style-name="ce99" table:formula="of:=IFERROR([.E29]*(1000/[.$B$3]);&quot;&quot;)" office:value-type="float" office:value="14.4" calcext:value-type="float">
            <text:p>14.4000</text:p>
          </table:table-cell>
          <table:table-cell table:style-name="ce100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formula="of:=IFERROR([.F29]/[.B29]*1000000;&quot;&quot;)" office:value-type="float" office:value="6666.66666666667" calcext:value-type="float">
            <text:p>6666.66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2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12" calcext:value-type="float">
            <text:p>1812</text:p>
          </table:table-cell>
          <table:table-cell table:style-name="ce99" table:formula="of:=IFERROR([.B30]/[.D30]*[.C30];&quot;&quot;)" office:value-type="float" office:value="7.1523178807947" calcext:value-type="float">
            <text:p>7.1523</text:p>
          </table:table-cell>
          <table:table-cell table:style-name="ce99" table:formula="of:=IFERROR([.E30]*(1000/[.$B$3]);&quot;&quot;)" office:value-type="float" office:value="14.3046357615894" calcext:value-type="float">
            <text:p>14.3046</text:p>
          </table:table-cell>
          <table:table-cell table:style-name="ce100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formula="of:=IFERROR([.F30]/[.B30]*1000000;&quot;&quot;)" office:value-type="float" office:value="6622.51655629139" calcext:value-type="float">
            <text:p>6622.516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APS-C 4:2:0 48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4" calcext:value-type="float">
            <text:p>1824</text:p>
          </table:table-cell>
          <table:table-cell table:style-name="ce99" table:formula="of:=IFERROR([.B31]/[.D31]*[.C31];&quot;&quot;)" office:value-type="float" office:value="7.10526315789474" calcext:value-type="float">
            <text:p>7.1053</text:p>
          </table:table-cell>
          <table:table-cell table:style-name="ce99" table:formula="of:=IFERROR([.E31]*(1000/[.$B$3]);&quot;&quot;)" office:value-type="float" office:value="14.2105263157895" calcext:value-type="float">
            <text:p>14.2105</text:p>
          </table:table-cell>
          <table:table-cell table:style-name="ce100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formula="of:=IFERROR([.F31]/[.B31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10" calcext:value-type="float">
            <text:p>1810</text:p>
          </table:table-cell>
          <table:table-cell table:style-name="ce99" table:formula="of:=IFERROR([.B32]/[.D32]*[.C32];&quot;&quot;)" office:value-type="float" office:value="10.7403314917127" calcext:value-type="float">
            <text:p>10.7403</text:p>
          </table:table-cell>
          <table:table-cell table:style-name="ce99" table:formula="of:=IFERROR([.E3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formula="of:=IFERROR([.F32]/[.B32]*1000000;&quot;&quot;)" office:value-type="float" office:value="9944.75138121547" calcext:value-type="float">
            <text:p>9944.75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33]/[.D33]*[.C33];&quot;&quot;)" office:value-type="float" office:value="10.6813186813187" calcext:value-type="float">
            <text:p>10.6813</text:p>
          </table:table-cell>
          <table:table-cell table:style-name="ce99" table:formula="of:=IFERROR([.E33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formula="of:=IFERROR([.F33]/[.B33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37" calcext:value-type="float">
            <text:p>1837</text:p>
          </table:table-cell>
          <table:table-cell table:style-name="ce99" table:formula="of:=IFERROR([.B34]/[.D34]*[.C34];&quot;&quot;)" office:value-type="float" office:value="10.5824714207948" calcext:value-type="float">
            <text:p>10.5825</text:p>
          </table:table-cell>
          <table:table-cell table:style-name="ce99" table:formula="of:=IFERROR([.E34]*(1000/[.$B$3]);&quot;&quot;)" office:value-type="float" office:value="21.1649428415895" calcext:value-type="float">
            <text:p>21.1649</text:p>
          </table:table-cell>
          <table:table-cell table:style-name="ce100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formula="of:=IFERROR([.F34]/[.B34]*1000000;&quot;&quot;)" office:value-type="float" office:value="9798.58464888405" calcext:value-type="float">
            <text:p>9798.58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7" calcext:value-type="float">
            <text:p>1827</text:p>
          </table:table-cell>
          <table:table-cell table:style-name="ce99" table:formula="of:=IFERROR([.B35]/[.D35]*[.C35];&quot;&quot;)" office:value-type="float" office:value="10.64039408867" calcext:value-type="float">
            <text:p>10.6404</text:p>
          </table:table-cell>
          <table:table-cell table:style-name="ce99" table:formula="of:=IFERROR([.E35]*(1000/[.$B$3]);&quot;&quot;)" office:value-type="float" office:value="21.2807881773399" calcext:value-type="float">
            <text:p>21.2808</text:p>
          </table:table-cell>
          <table:table-cell table:style-name="ce100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formula="of:=IFERROR([.F35]/[.B35]*1000000;&quot;&quot;)" office:value-type="float" office:value="9852.21674876848" calcext:value-type="float">
            <text:p>9852.216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4" calcext:value-type="float">
            <text:p>824</text:p>
          </table:table-cell>
          <table:table-cell table:style-name="ce99" table:formula="of:=IFERROR([.B36]/[.D36]*[.C36];&quot;&quot;)" office:value-type="float" office:value="2.62135922330097" calcext:value-type="float">
            <text:p>2.6214</text:p>
          </table:table-cell>
          <table:table-cell table:style-name="ce99" table:formula="of:=IFERROR([.E36]*(1000/[.$B$3]);&quot;&quot;)" office:value-type="float" office:value="5.24271844660194" calcext:value-type="float">
            <text:p>5.2427</text:p>
          </table:table-cell>
          <table:table-cell table:style-name="ce100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formula="of:=IFERROR([.F36]/[.B36]*1000000;&quot;&quot;)" office:value-type="float" office:value="4854.36893203884" calcext:value-type="float">
            <text:p>4854.36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8" calcext:value-type="float">
            <text:p>828</text:p>
          </table:table-cell>
          <table:table-cell table:style-name="ce99" table:formula="of:=IFERROR([.B37]/[.D37]*[.C37];&quot;&quot;)" office:value-type="float" office:value="2.60869565217391" calcext:value-type="float">
            <text:p>2.6087</text:p>
          </table:table-cell>
          <table:table-cell table:style-name="ce99" table:formula="of:=IFERROR([.E37]*(1000/[.$B$3]);&quot;&quot;)" office:value-type="float" office:value="5.21739130434783" calcext:value-type="float">
            <text:p>5.2174</text:p>
          </table:table-cell>
          <table:table-cell table:style-name="ce100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formula="of:=IFERROR([.F37]/[.B37]*1000000;&quot;&quot;)" office:value-type="float" office:value="4830.91787439613" calcext:value-type="float">
            <text:p>4830.917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38]/[.D38]*[.C38];&quot;&quot;)" office:value-type="float" office:value="5.33992583436341" calcext:value-type="float">
            <text:p>5.3399</text:p>
          </table:table-cell>
          <table:table-cell table:style-name="ce99" table:formula="of:=IFERROR([.E38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formula="of:=IFERROR([.F38]/[.B38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1" calcext:value-type="float">
            <text:p>811</text:p>
          </table:table-cell>
          <table:table-cell table:style-name="ce99" table:formula="of:=IFERROR([.B39]/[.D39]*[.C39];&quot;&quot;)" office:value-type="float" office:value="5.32675709001233" calcext:value-type="float">
            <text:p>5.3268</text:p>
          </table:table-cell>
          <table:table-cell table:style-name="ce99" table:formula="of:=IFERROR([.E39]*(1000/[.$B$3]);&quot;&quot;)" office:value-type="float" office:value="10.6535141800247" calcext:value-type="float">
            <text:p>10.6535</text:p>
          </table:table-cell>
          <table:table-cell table:style-name="ce100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formula="of:=IFERROR([.F39]/[.B39]*1000000;&quot;&quot;)" office:value-type="float" office:value="9864.36498150432" calcext:value-type="float">
            <text:p>9864.3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40]/[.D40]*[.C40];&quot;&quot;)" office:value-type="float" office:value="5.35980148883375" calcext:value-type="float">
            <text:p>5.3598</text:p>
          </table:table-cell>
          <table:table-cell table:style-name="ce99" table:formula="of:=IFERROR([.E40]*(1000/[.$B$3]);&quot;&quot;)" office:value-type="float" office:value="10.7196029776675" calcext:value-type="float">
            <text:p>10.7196</text:p>
          </table:table-cell>
          <table:table-cell table:style-name="ce100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formula="of:=IFERROR([.F40]/[.B40]*1000000;&quot;&quot;)" office:value-type="float" office:value="9925.55831265509" calcext:value-type="float">
            <text:p>9925.558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48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41]/[.D41]*[.C41];&quot;&quot;)" office:value-type="float" office:value="5.33992583436341" calcext:value-type="float">
            <text:p>5.3399</text:p>
          </table:table-cell>
          <table:table-cell table:style-name="ce99" table:formula="of:=IFERROR([.E41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formula="of:=IFERROR([.F41]/[.B41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5" calcext:value-type="float">
            <text:p>905</text:p>
          </table:table-cell>
          <table:table-cell table:style-name="ce99" table:formula="of:=IFERROR([.B42]/[.D42]*[.C42];&quot;&quot;)" office:value-type="float" office:value="10.7403314917127" calcext:value-type="float">
            <text:p>10.7403</text:p>
          </table:table-cell>
          <table:table-cell table:style-name="ce99" table:formula="of:=IFERROR([.E42]*(1000/[.$B$3]);&quot;&quot;)" office:value-type="float" office:value="21.4806629834254" calcext:value-type="float">
            <text:p>21.4807</text:p>
          </table:table-cell>
          <table:table-cell table:style-name="ce100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formula="of:=IFERROR([.F42]/[.B42]*1000000;&quot;&quot;)" office:value-type="float" office:value="19889.5027624309" calcext:value-type="float">
            <text:p>19889.50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8" calcext:value-type="float">
            <text:p>908</text:p>
          </table:table-cell>
          <table:table-cell table:style-name="ce99" table:formula="of:=IFERROR([.B43]/[.D43]*[.C43];&quot;&quot;)" office:value-type="float" office:value="10.704845814978" calcext:value-type="float">
            <text:p>10.7048</text:p>
          </table:table-cell>
          <table:table-cell table:style-name="ce99" table:formula="of:=IFERROR([.E43]*(1000/[.$B$3]);&quot;&quot;)" office:value-type="float" office:value="21.4096916299559" calcext:value-type="float">
            <text:p>21.4097</text:p>
          </table:table-cell>
          <table:table-cell table:style-name="ce100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formula="of:=IFERROR([.F43]/[.B43]*1000000;&quot;&quot;)" office:value-type="float" office:value="19823.7885462555" calcext:value-type="float">
            <text:p>19823.788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7" calcext:value-type="float">
            <text:p>907</text:p>
          </table:table-cell>
          <table:table-cell table:style-name="ce99" table:formula="of:=IFERROR([.B44]/[.D44]*[.C44];&quot;&quot;)" office:value-type="float" office:value="10.7166482910695" calcext:value-type="float">
            <text:p>10.7166</text:p>
          </table:table-cell>
          <table:table-cell table:style-name="ce99" table:formula="of:=IFERROR([.E44]*(1000/[.$B$3]);&quot;&quot;)" office:value-type="float" office:value="21.4332965821389" calcext:value-type="float">
            <text:p>21.4333</text:p>
          </table:table-cell>
          <table:table-cell table:style-name="ce100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formula="of:=IFERROR([.F44]/[.B44]*1000000;&quot;&quot;)" office:value-type="float" office:value="19845.644983462" calcext:value-type="float">
            <text:p>19845.6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904" calcext:value-type="float">
            <text:p>904</text:p>
          </table:table-cell>
          <table:table-cell table:style-name="ce99" table:formula="of:=IFERROR([.B45]/[.D45]*[.C45];&quot;&quot;)" office:value-type="float" office:value="10.7522123893805" calcext:value-type="float">
            <text:p>10.7522</text:p>
          </table:table-cell>
          <table:table-cell table:style-name="ce99" table:formula="of:=IFERROR([.E45]*(1000/[.$B$3]);&quot;&quot;)" office:value-type="float" office:value="21.5044247787611" calcext:value-type="float">
            <text:p>21.5044</text:p>
          </table:table-cell>
          <table:table-cell table:style-name="ce100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formula="of:=IFERROR([.F45]/[.B45]*1000000;&quot;&quot;)" office:value-type="float" office:value="19911.5044247788" calcext:value-type="float">
            <text:p>19911.50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933" calcext:value-type="float">
            <text:p>933</text:p>
          </table:table-cell>
          <table:table-cell table:style-name="ce99" table:formula="of:=IFERROR([.B46]/[.D46]*[.C46];&quot;&quot;)" office:value-type="float" office:value="2.31511254019293" calcext:value-type="float">
            <text:p>2.3151</text:p>
          </table:table-cell>
          <table:table-cell table:style-name="ce99" table:formula="of:=IFERROR([.E46]*(1000/[.$B$3]);&quot;&quot;)" office:value-type="float" office:value="4.63022508038585" calcext:value-type="float">
            <text:p>4.6302</text:p>
          </table:table-cell>
          <table:table-cell table:style-name="ce100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formula="of:=IFERROR([.F46]/[.B46]*1000000;&quot;&quot;)" office:value-type="float" office:value="4287.24544480172" calcext:value-type="float">
            <text:p>4287.24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47]/[.D47]*[.C47];&quot;&quot;)" office:value-type="float" office:value="2.59303721488595" calcext:value-type="float">
            <text:p>2.5930</text:p>
          </table:table-cell>
          <table:table-cell table:style-name="ce99" table:formula="of:=IFERROR([.E47]*(1000/[.$B$3]);&quot;&quot;)" office:value-type="float" office:value="5.18607442977191" calcext:value-type="float">
            <text:p>5.1861</text:p>
          </table:table-cell>
          <table:table-cell table:style-name="ce100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formula="of:=IFERROR([.F47]/[.B47]*1000000;&quot;&quot;)" office:value-type="float" office:value="4801.92076830732" calcext:value-type="float">
            <text:p>4801.920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25" calcext:value-type="float">
            <text:p>825</text:p>
          </table:table-cell>
          <table:table-cell table:style-name="ce99" table:formula="of:=IFERROR([.B48]/[.D48]*[.C48];&quot;&quot;)" office:value-type="float" office:value="2.61818181818182" calcext:value-type="float">
            <text:p>2.6182</text:p>
          </table:table-cell>
          <table:table-cell table:style-name="ce99" table:formula="of:=IFERROR([.E48]*(1000/[.$B$3]);&quot;&quot;)" office:value-type="float" office:value="5.23636363636364" calcext:value-type="float">
            <text:p>5.2364</text:p>
          </table:table-cell>
          <table:table-cell table:style-name="ce100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formula="of:=IFERROR([.F48]/[.B48]*1000000;&quot;&quot;)" office:value-type="float" office:value="4848.48484848485" calcext:value-type="float">
            <text:p>4848.484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3" calcext:value-type="float">
            <text:p>773</text:p>
          </table:table-cell>
          <table:table-cell table:style-name="ce99" table:formula="of:=IFERROR([.B49]/[.D49]*[.C49];&quot;&quot;)" office:value-type="float" office:value="2.79430789133247" calcext:value-type="float">
            <text:p>2.7943</text:p>
          </table:table-cell>
          <table:table-cell table:style-name="ce99" table:formula="of:=IFERROR([.E49]*(1000/[.$B$3]);&quot;&quot;)" office:value-type="float" office:value="5.58861578266494" calcext:value-type="float">
            <text:p>5.5886</text:p>
          </table:table-cell>
          <table:table-cell table:style-name="ce100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formula="of:=IFERROR([.F49]/[.B49]*1000000;&quot;&quot;)" office:value-type="float" office:value="5174.64424320828" calcext:value-type="float">
            <text:p>5174.64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931" calcext:value-type="float">
            <text:p>931</text:p>
          </table:table-cell>
          <table:table-cell table:style-name="ce99" table:formula="of:=IFERROR([.B50]/[.D50]*[.C50];&quot;&quot;)" office:value-type="float" office:value="5.80021482277121" calcext:value-type="float">
            <text:p>5.8002</text:p>
          </table:table-cell>
          <table:table-cell table:style-name="ce99" table:formula="of:=IFERROR([.E50]*(1000/[.$B$3]);&quot;&quot;)" office:value-type="float" office:value="11.6004296455424" calcext:value-type="float">
            <text:p>11.6004</text:p>
          </table:table-cell>
          <table:table-cell table:style-name="ce100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formula="of:=IFERROR([.F50]/[.B50]*1000000;&quot;&quot;)" office:value-type="float" office:value="10741.1385606874" calcext:value-type="float">
            <text:p>10741.13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15" calcext:value-type="float">
            <text:p>815</text:p>
          </table:table-cell>
          <table:table-cell table:style-name="ce99" table:formula="of:=IFERROR([.B51]/[.D51]*[.C51];&quot;&quot;)" office:value-type="float" office:value="5.30061349693252" calcext:value-type="float">
            <text:p>5.3006</text:p>
          </table:table-cell>
          <table:table-cell table:style-name="ce99" table:formula="of:=IFERROR([.E51]*(1000/[.$B$3]);&quot;&quot;)" office:value-type="float" office:value="10.601226993865" calcext:value-type="float">
            <text:p>10.6012</text:p>
          </table:table-cell>
          <table:table-cell table:style-name="ce100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formula="of:=IFERROR([.F51]/[.B51]*1000000;&quot;&quot;)" office:value-type="float" office:value="9815.9509202454" calcext:value-type="float">
            <text:p>9815.95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5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2]/[.D52]*[.C52];&quot;&quot;)" office:value-type="float" office:value="5.33992583436341" calcext:value-type="float">
            <text:p>5.3399</text:p>
          </table:table-cell>
          <table:table-cell table:style-name="ce99" table:formula="of:=IFERROR([.E52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formula="of:=IFERROR([.F52]/[.B52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:2:0 1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809" calcext:value-type="float">
            <text:p>809</text:p>
          </table:table-cell>
          <table:table-cell table:style-name="ce99" table:formula="of:=IFERROR([.B53]/[.D53]*[.C53];&quot;&quot;)" office:value-type="float" office:value="5.33992583436341" calcext:value-type="float">
            <text:p>5.3399</text:p>
          </table:table-cell>
          <table:table-cell table:style-name="ce99" table:formula="of:=IFERROR([.E53]*(1000/[.$B$3]);&quot;&quot;)" office:value-type="float" office:value="10.6798516687268" calcext:value-type="float">
            <text:p>10.6799</text:p>
          </table:table-cell>
          <table:table-cell table:style-name="ce100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formula="of:=IFERROR([.F53]/[.B53]*1000000;&quot;&quot;)" office:value-type="float" office:value="9888.75154511743" calcext:value-type="float">
            <text:p>9888.75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Full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820" calcext:value-type="float">
            <text:p>1820</text:p>
          </table:table-cell>
          <table:table-cell table:style-name="ce99" table:formula="of:=IFERROR([.B54]/[.D54]*[.C54];&quot;&quot;)" office:value-type="float" office:value="10.6813186813187" calcext:value-type="float">
            <text:p>10.6813</text:p>
          </table:table-cell>
          <table:table-cell table:style-name="ce99" table:formula="of:=IFERROR([.E54]*(1000/[.$B$3]);&quot;&quot;)" office:value-type="float" office:value="21.3626373626374" calcext:value-type="float">
            <text:p>21.3626</text:p>
          </table:table-cell>
          <table:table-cell table:style-name="ce100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formula="of:=IFERROR([.F54]/[.B54]*1000000;&quot;&quot;)" office:value-type="float" office:value="9890.10989010989" calcext:value-type="float">
            <text:p>9890.109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APS-C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26" calcext:value-type="float">
            <text:p>1826</text:p>
          </table:table-cell>
          <table:table-cell table:style-name="ce99" table:formula="of:=IFERROR([.B55]/[.D55]*[.C55];&quot;&quot;)" office:value-type="float" office:value="7.09748083242059" calcext:value-type="float">
            <text:p>7.0975</text:p>
          </table:table-cell>
          <table:table-cell table:style-name="ce99" table:formula="of:=IFERROR([.E55]*(1000/[.$B$3]);&quot;&quot;)" office:value-type="float" office:value="14.1949616648412" calcext:value-type="float">
            <text:p>14.1950</text:p>
          </table:table-cell>
          <table:table-cell table:style-name="ce100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formula="of:=IFERROR([.F55]/[.B55]*1000000;&quot;&quot;)" office:value-type="float" office:value="6571.74151150055" calcext:value-type="float">
            <text:p>6571.7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FF 4:2:2 30p 1:1 Readout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886" calcext:value-type="float">
            <text:p>1886</text:p>
          </table:table-cell>
          <table:table-cell table:style-name="ce99" table:formula="of:=IFERROR([.B56]/[.D56]*[.C56];&quot;&quot;)" office:value-type="float" office:value="6.87168610816543" calcext:value-type="float">
            <text:p>6.8717</text:p>
          </table:table-cell>
          <table:table-cell table:style-name="ce99" table:formula="of:=IFERROR([.E56]*(1000/[.$B$3]);&quot;&quot;)" office:value-type="float" office:value="13.7433722163309" calcext:value-type="float">
            <text:p>13.7434</text:p>
          </table:table-cell>
          <table:table-cell table:style-name="ce100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formula="of:=IFERROR([.F56]/[.B56]*1000000;&quot;&quot;)" office:value-type="float" office:value="6362.6723223754" calcext:value-type="float">
            <text:p>6362.672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28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5" calcext:value-type="float">
            <text:p>2945</text:p>
          </table:table-cell>
          <table:table-cell table:style-name="ce99" table:formula="of:=IFERROR([.B6]/[.D6]*[.C6];&quot;&quot;)" office:value-type="float" office:value="1.95585738539898" calcext:value-type="float">
            <text:p>1.9559</text:p>
          </table:table-cell>
          <table:table-cell table:style-name="ce99" table:formula="of:=IFERROR([.E6]*(1000/[.$B$3]);&quot;&quot;)" office:value-type="float" office:value="3.91171477079796" calcext:value-type="float">
            <text:p>3.9117</text:p>
          </table:table-cell>
          <table:table-cell table:style-name="ce100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formula="of:=IFERROR([.F6]/[.B6]*1000000;&quot;&quot;)" office:value-type="float" office:value="679.11714770798" calcext:value-type="float">
            <text:p>679.117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16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65" calcext:value-type="float">
            <text:p>2965</text:p>
          </table:table-cell>
          <table:table-cell table:style-name="ce99" table:formula="of:=IFERROR([.B7]/[.D7]*[.C7];&quot;&quot;)" office:value-type="float" office:value="1.94266441821248" calcext:value-type="float">
            <text:p>1.9427</text:p>
          </table:table-cell>
          <table:table-cell table:style-name="ce99" table:formula="of:=IFERROR([.E7]*(1000/[.$B$3]);&quot;&quot;)" office:value-type="float" office:value="3.88532883642496" calcext:value-type="float">
            <text:p>3.8853</text:p>
          </table:table-cell>
          <table:table-cell table:style-name="ce100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formula="of:=IFERROR([.F7]/[.B7]*1000000;&quot;&quot;)" office:value-type="float" office:value="674.536256323777" calcext:value-type="float">
            <text:p>674.53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ISO 32000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3" calcext:value-type="float">
            <text:p>2953</text:p>
          </table:table-cell>
          <table:table-cell table:style-name="ce99" table:formula="of:=IFERROR([.B8]/[.D8]*[.C8];&quot;&quot;)" office:value-type="float" office:value="1.95055875380969" calcext:value-type="float">
            <text:p>1.9506</text:p>
          </table:table-cell>
          <table:table-cell table:style-name="ce99" table:formula="of:=IFERROR([.E8]*(1000/[.$B$3]);&quot;&quot;)" office:value-type="float" office:value="3.90111750761937" calcext:value-type="float">
            <text:p>3.9011</text:p>
          </table:table-cell>
          <table:table-cell table:style-name="ce100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formula="of:=IFERROR([.F8]/[.B8]*1000000;&quot;&quot;)" office:value-type="float" office:value="677.277345072807" calcext:value-type="float">
            <text:p>677.277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9]/[.D9]*[.C9];&quot;&quot;)" office:value-type="float" office:value="1.94660358229131" calcext:value-type="float">
            <text:p>1.9466</text:p>
          </table:table-cell>
          <table:table-cell table:style-name="ce99" table:formula="of:=IFERROR([.E9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formula="of:=IFERROR([.F9]/[.B9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5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48" calcext:value-type="float">
            <text:p>2948</text:p>
          </table:table-cell>
          <table:table-cell table:style-name="ce99" table:formula="of:=IFERROR([.B10]/[.D10]*[.C10];&quot;&quot;)" office:value-type="float" office:value="1.95386702849389" calcext:value-type="float">
            <text:p>1.9539</text:p>
          </table:table-cell>
          <table:table-cell table:style-name="ce99" table:formula="of:=IFERROR([.E10]*(1000/[.$B$3]);&quot;&quot;)" office:value-type="float" office:value="3.90773405698779" calcext:value-type="float">
            <text:p>3.9077</text:p>
          </table:table-cell>
          <table:table-cell table:style-name="ce100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formula="of:=IFERROR([.F10]/[.B10]*1000000;&quot;&quot;)" office:value-type="float" office:value="678.42605156038" calcext:value-type="float">
            <text:p>678.426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30fps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9" calcext:value-type="float">
            <text:p>2959</text:p>
          </table:table-cell>
          <table:table-cell table:style-name="ce99" table:formula="of:=IFERROR([.B11]/[.D11]*[.C11];&quot;&quot;)" office:value-type="float" office:value="1.94660358229131" calcext:value-type="float">
            <text:p>1.9466</text:p>
          </table:table-cell>
          <table:table-cell table:style-name="ce99" table:formula="of:=IFERROR([.E11]*(1000/[.$B$3]);&quot;&quot;)" office:value-type="float" office:value="3.89320716458263" calcext:value-type="float">
            <text:p>3.8932</text:p>
          </table:table-cell>
          <table:table-cell table:style-name="ce100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formula="of:=IFERROR([.F11]/[.B11]*1000000;&quot;&quot;)" office:value-type="float" office:value="675.904021628929" calcext:value-type="float">
            <text:p>675.904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5760" calcext:value-type="float">
            <text:p>576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952" calcext:value-type="float">
            <text:p>2952</text:p>
          </table:table-cell>
          <table:table-cell table:style-name="ce99" table:formula="of:=IFERROR([.B12]/[.D12]*[.C12];&quot;&quot;)" office:value-type="float" office:value="1.95121951219512" calcext:value-type="float">
            <text:p>1.9512</text:p>
          </table:table-cell>
          <table:table-cell table:style-name="ce99" table:formula="of:=IFERROR([.E12]*(1000/[.$B$3]);&quot;&quot;)" office:value-type="float" office:value="3.90243902439024" calcext:value-type="float">
            <text:p>3.9024</text:p>
          </table:table-cell>
          <table:table-cell table:style-name="ce100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formula="of:=IFERROR([.F12]/[.B12]*1000000;&quot;&quot;)" office:value-type="float" office:value="677.506775067751" calcext:value-type="float">
            <text:p>677.50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5" calcext:value-type="float">
            <text:p>3365</text:p>
          </table:table-cell>
          <table:table-cell table:style-name="ce99" table:formula="of:=IFERROR([.B13]/[.D13]*[.C13];&quot;&quot;)" office:value-type="float" office:value="7.70282317979198" calcext:value-type="float">
            <text:p>7.7028</text:p>
          </table:table-cell>
          <table:table-cell table:style-name="ce99" table:formula="of:=IFERROR([.E13]*(1000/[.$B$3]);&quot;&quot;)" office:value-type="float" office:value="15.405646359584" calcext:value-type="float">
            <text:p>15.4056</text:p>
          </table:table-cell>
          <table:table-cell table:style-name="ce100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formula="of:=IFERROR([.F13]/[.B13]*1000000;&quot;&quot;)" office:value-type="float" office:value="3566.12184249629" calcext:value-type="float">
            <text:p>3566.12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30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4" calcext:value-type="float">
            <text:p>3364</text:p>
          </table:table-cell>
          <table:table-cell table:style-name="ce99" table:formula="of:=IFERROR([.B14]/[.D14]*[.C14];&quot;&quot;)" office:value-type="float" office:value="7.705112960761" calcext:value-type="float">
            <text:p>7.7051</text:p>
          </table:table-cell>
          <table:table-cell table:style-name="ce99" table:formula="of:=IFERROR([.E14]*(1000/[.$B$3]);&quot;&quot;)" office:value-type="float" office:value="15.410225921522" calcext:value-type="float">
            <text:p>15.4102</text:p>
          </table:table-cell>
          <table:table-cell table:style-name="ce100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formula="of:=IFERROR([.F14]/[.B14]*1000000;&quot;&quot;)" office:value-type="float" office:value="3567.18192627824" calcext:value-type="float">
            <text:p>3567.18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2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366" calcext:value-type="float">
            <text:p>3366</text:p>
          </table:table-cell>
          <table:table-cell table:style-name="ce99" table:formula="of:=IFERROR([.B15]/[.D15]*[.C15];&quot;&quot;)" office:value-type="float" office:value="7.70053475935829" calcext:value-type="float">
            <text:p>7.7005</text:p>
          </table:table-cell>
          <table:table-cell table:style-name="ce99" table:formula="of:=IFERROR([.E15]*(1000/[.$B$3]);&quot;&quot;)" office:value-type="float" office:value="15.4010695187166" calcext:value-type="float">
            <text:p>15.4011</text:p>
          </table:table-cell>
          <table:table-cell table:style-name="ce100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formula="of:=IFERROR([.F15]/[.B15]*1000000;&quot;&quot;)" office:value-type="float" office:value="3565.0623885918" calcext:value-type="float">
            <text:p>3565.06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10-bit 4:2:0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3920" calcext:value-type="float">
            <text:p>3920</text:p>
          </table:table-cell>
          <table:table-cell table:style-name="ce99" table:formula="of:=IFERROR([.B16]/[.D16]*[.C16];&quot;&quot;)" office:value-type="float" office:value="7.71428571428571" calcext:value-type="float">
            <text:p>7.7143</text:p>
          </table:table-cell>
          <table:table-cell table:style-name="ce99" table:formula="of:=IFERROR([.E16]*(1000/[.$B$3]);&quot;&quot;)" office:value-type="float" office:value="15.4285714285714" calcext:value-type="float">
            <text:p>15.4286</text:p>
          </table:table-cell>
          <table:table-cell table:style-name="ce100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formula="of:=IFERROR([.F16]/[.B16]*1000000;&quot;&quot;)" office:value-type="float" office:value="3571.42857142857" calcext:value-type="float">
            <text:p>3571.42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7]/[.D17]*[.C17];&quot;&quot;)" office:value-type="float" office:value="3.04225352112676" calcext:value-type="float">
            <text:p>3.0423</text:p>
          </table:table-cell>
          <table:table-cell table:style-name="ce99" table:formula="of:=IFERROR([.E17]*(1000/[.$B$3]);&quot;&quot;)" office:value-type="float" office:value="6.08450704225352" calcext:value-type="float">
            <text:p>6.0845</text:p>
          </table:table-cell>
          <table:table-cell table:style-name="ce100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formula="of:=IFERROR([.F17]/[.B17]*1000000;&quot;&quot;)" office:value-type="float" office:value="2816.9014084507" calcext:value-type="float">
            <text:p>2816.90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12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424" calcext:value-type="float">
            <text:p>1424</text:p>
          </table:table-cell>
          <table:table-cell table:style-name="ce99" table:formula="of:=IFERROR([.B18]/[.D18]*[.C18];&quot;&quot;)" office:value-type="float" office:value="3.03370786516854" calcext:value-type="float">
            <text:p>3.0337</text:p>
          </table:table-cell>
          <table:table-cell table:style-name="ce99" table:formula="of:=IFERROR([.E18]*(1000/[.$B$3]);&quot;&quot;)" office:value-type="float" office:value="6.06741573033708" calcext:value-type="float">
            <text:p>6.0674</text:p>
          </table:table-cell>
          <table:table-cell table:style-name="ce100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formula="of:=IFERROR([.F18]/[.B18]*1000000;&quot;&quot;)" office:value-type="float" office:value="2808.98876404494" calcext:value-type="float">
            <text:p>2808.988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19]/[.D19]*[.C19];&quot;&quot;)" office:value-type="float" office:value="4.01985111662531" calcext:value-type="float">
            <text:p>4.0199</text:p>
          </table:table-cell>
          <table:table-cell table:style-name="ce99" table:formula="of:=IFERROR([.E19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formula="of:=IFERROR([.F19]/[.B19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0]/[.D20]*[.C20];&quot;&quot;)" office:value-type="float" office:value="4.00990099009901" calcext:value-type="float">
            <text:p>4.0099</text:p>
          </table:table-cell>
          <table:table-cell table:style-name="ce99" table:formula="of:=IFERROR([.E20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formula="of:=IFERROR([.F20]/[.B20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1]/[.D21]*[.C21];&quot;&quot;)" office:value-type="float" office:value="4.00990099009901" calcext:value-type="float">
            <text:p>4.0099</text:p>
          </table:table-cell>
          <table:table-cell table:style-name="ce99" table:formula="of:=IFERROR([.E21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formula="of:=IFERROR([.F21]/[.B21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8" calcext:value-type="float">
            <text:p>1618</text:p>
          </table:table-cell>
          <table:table-cell table:style-name="ce99" table:formula="of:=IFERROR([.B22]/[.D22]*[.C22];&quot;&quot;)" office:value-type="float" office:value="4.00494437577256" calcext:value-type="float">
            <text:p>4.0049</text:p>
          </table:table-cell>
          <table:table-cell table:style-name="ce99" table:formula="of:=IFERROR([.E22]*(1000/[.$B$3]);&quot;&quot;)" office:value-type="float" office:value="8.00988875154512" calcext:value-type="float">
            <text:p>8.0099</text:p>
          </table:table-cell>
          <table:table-cell table:style-name="ce100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formula="of:=IFERROR([.F22]/[.B22]*1000000;&quot;&quot;)" office:value-type="float" office:value="3708.28182941904" calcext:value-type="float">
            <text:p>3708.281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3]/[.D23]*[.C23];&quot;&quot;)" office:value-type="float" office:value="4.00990099009901" calcext:value-type="float">
            <text:p>4.0099</text:p>
          </table:table-cell>
          <table:table-cell table:style-name="ce99" table:formula="of:=IFERROR([.E23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formula="of:=IFERROR([.F23]/[.B23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2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6" calcext:value-type="float">
            <text:p>1616</text:p>
          </table:table-cell>
          <table:table-cell table:style-name="ce99" table:formula="of:=IFERROR([.B24]/[.D24]*[.C24];&quot;&quot;)" office:value-type="float" office:value="4.00990099009901" calcext:value-type="float">
            <text:p>4.0099</text:p>
          </table:table-cell>
          <table:table-cell table:style-name="ce99" table:formula="of:=IFERROR([.E24]*(1000/[.$B$3]);&quot;&quot;)" office:value-type="float" office:value="8.01980198019802" calcext:value-type="float">
            <text:p>8.0198</text:p>
          </table:table-cell>
          <table:table-cell table:style-name="ce100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formula="of:=IFERROR([.F24]/[.B24]*1000000;&quot;&quot;)" office:value-type="float" office:value="3712.87128712871" calcext:value-type="float">
            <text:p>3712.871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10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4" calcext:value-type="float">
            <text:p>1614</text:p>
          </table:table-cell>
          <table:table-cell table:style-name="ce99" table:formula="of:=IFERROR([.B25]/[.D25]*[.C25];&quot;&quot;)" office:value-type="float" office:value="4.01486988847584" calcext:value-type="float">
            <text:p>4.0149</text:p>
          </table:table-cell>
          <table:table-cell table:style-name="ce99" table:formula="of:=IFERROR([.E25]*(1000/[.$B$3]);&quot;&quot;)" office:value-type="float" office:value="8.02973977695167" calcext:value-type="float">
            <text:p>8.0297</text:p>
          </table:table-cell>
          <table:table-cell table:style-name="ce100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formula="of:=IFERROR([.F25]/[.B25]*1000000;&quot;&quot;)" office:value-type="float" office:value="3717.47211895911" calcext:value-type="float">
            <text:p>3717.472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8-bit 4:2:0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12" calcext:value-type="float">
            <text:p>1612</text:p>
          </table:table-cell>
          <table:table-cell table:style-name="ce99" table:formula="of:=IFERROR([.B26]/[.D26]*[.C26];&quot;&quot;)" office:value-type="float" office:value="4.01985111662531" calcext:value-type="float">
            <text:p>4.0199</text:p>
          </table:table-cell>
          <table:table-cell table:style-name="ce99" table:formula="of:=IFERROR([.E26]*(1000/[.$B$3]);&quot;&quot;)" office:value-type="float" office:value="8.03970223325062" calcext:value-type="float">
            <text:p>8.0397</text:p>
          </table:table-cell>
          <table:table-cell table:style-name="ce100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formula="of:=IFERROR([.F26]/[.B26]*1000000;&quot;&quot;)" office:value-type="float" office:value="3722.08436724566" calcext:value-type="float">
            <text:p>3722.0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6" calcext:value-type="float">
            <text:p>806</text:p>
          </table:table-cell>
          <table:table-cell table:style-name="ce99" table:formula="of:=IFERROR([.B27]/[.D27]*[.C27];&quot;&quot;)" office:value-type="float" office:value="2.67990074441687" calcext:value-type="float">
            <text:p>2.6799</text:p>
          </table:table-cell>
          <table:table-cell table:style-name="ce99" table:formula="of:=IFERROR([.E27]*(1000/[.$B$3]);&quot;&quot;)" office:value-type="float" office:value="5.35980148883375" calcext:value-type="float">
            <text:p>5.3598</text:p>
          </table:table-cell>
          <table:table-cell table:style-name="ce100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formula="of:=IFERROR([.F27]/[.B27]*1000000;&quot;&quot;)" office:value-type="float" office:value="4962.77915632754" calcext:value-type="float">
            <text:p>4962.779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28]/[.D28]*[.C28];&quot;&quot;)" office:value-type="float" office:value="2.66666666666667" calcext:value-type="float">
            <text:p>2.6667</text:p>
          </table:table-cell>
          <table:table-cell table:style-name="ce99" table:formula="of:=IFERROR([.E28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formula="of:=IFERROR([.F28]/[.B28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7" calcext:value-type="float">
            <text:p>807</text:p>
          </table:table-cell>
          <table:table-cell table:style-name="ce99" table:formula="of:=IFERROR([.B29]/[.D29]*[.C29];&quot;&quot;)" office:value-type="float" office:value="2.67657992565056" calcext:value-type="float">
            <text:p>2.6766</text:p>
          </table:table-cell>
          <table:table-cell table:style-name="ce99" table:formula="of:=IFERROR([.E29]*(1000/[.$B$3]);&quot;&quot;)" office:value-type="float" office:value="5.35315985130112" calcext:value-type="float">
            <text:p>5.3532</text:p>
          </table:table-cell>
          <table:table-cell table:style-name="ce100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formula="of:=IFERROR([.F29]/[.B29]*1000000;&quot;&quot;)" office:value-type="float" office:value="4956.62949194548" calcext:value-type="float">
            <text:p>4956.62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1" calcext:value-type="float">
            <text:p>401</text:p>
          </table:table-cell>
          <table:table-cell table:style-name="ce99" table:formula="of:=IFERROR([.B30]/[.D30]*[.C30];&quot;&quot;)" office:value-type="float" office:value="2.69326683291771" calcext:value-type="float">
            <text:p>2.6933</text:p>
          </table:table-cell>
          <table:table-cell table:style-name="ce99" table:formula="of:=IFERROR([.E30]*(1000/[.$B$3]);&quot;&quot;)" office:value-type="float" office:value="5.38653366583541" calcext:value-type="float">
            <text:p>5.3865</text:p>
          </table:table-cell>
          <table:table-cell table:style-name="ce100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formula="of:=IFERROR([.F30]/[.B30]*1000000;&quot;&quot;)" office:value-type="float" office:value="4987.53117206983" calcext:value-type="float">
            <text:p>4987.53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08" calcext:value-type="float">
            <text:p>808</text:p>
          </table:table-cell>
          <table:table-cell table:style-name="ce99" table:formula="of:=IFERROR([.B31]/[.D31]*[.C31];&quot;&quot;)" office:value-type="float" office:value="2.67326732673267" calcext:value-type="float">
            <text:p>2.6733</text:p>
          </table:table-cell>
          <table:table-cell table:style-name="ce99" table:formula="of:=IFERROR([.E31]*(1000/[.$B$3]);&quot;&quot;)" office:value-type="float" office:value="5.34653465346535" calcext:value-type="float">
            <text:p>5.3465</text:p>
          </table:table-cell>
          <table:table-cell table:style-name="ce100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formula="of:=IFERROR([.F31]/[.B31]*1000000;&quot;&quot;)" office:value-type="float" office:value="4950.49504950495" calcext:value-type="float">
            <text:p>4950.49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0-bit 4:2:2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810" calcext:value-type="float">
            <text:p>810</text:p>
          </table:table-cell>
          <table:table-cell table:style-name="ce99" table:formula="of:=IFERROR([.B32]/[.D32]*[.C32];&quot;&quot;)" office:value-type="float" office:value="2.66666666666667" calcext:value-type="float">
            <text:p>2.6667</text:p>
          </table:table-cell>
          <table:table-cell table:style-name="ce99" table:formula="of:=IFERROR([.E32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formula="of:=IFERROR([.F32]/[.B32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8-bit 4:2: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405" calcext:value-type="float">
            <text:p>405</text:p>
          </table:table-cell>
          <table:table-cell table:style-name="ce99" table:formula="of:=IFERROR([.B33]/[.D33]*[.C33];&quot;&quot;)" office:value-type="float" office:value="2.66666666666667" calcext:value-type="float">
            <text:p>2.6667</text:p>
          </table:table-cell>
          <table:table-cell table:style-name="ce99" table:formula="of:=IFERROR([.E33]*(1000/[.$B$3]);&quot;&quot;)" office:value-type="float" office:value="5.33333333333333" calcext:value-type="float">
            <text:p>5.3333</text:p>
          </table:table-cell>
          <table:table-cell table:style-name="ce100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formula="of:=IFERROR([.F33]/[.B33]*1000000;&quot;&quot;)" office:value-type="float" office:value="4938.27160493827" calcext:value-type="float">
            <text:p>4938.271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6]/[.D6]*[.C6];&quot;&quot;)" office:value-type="float" office:value="31.1385014596173" calcext:value-type="float">
            <text:p>31.1385</text:p>
          </table:table-cell>
          <table:table-cell table:style-name="ce99" table:formula="of:=IFERROR([.E6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formula="of:=IFERROR([.F6]/[.B6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8" calcext:value-type="float">
            <text:p>3088</text:p>
          </table:table-cell>
          <table:table-cell table:style-name="ce99" table:formula="of:=IFERROR([.B7]/[.D7]*[.C7];&quot;&quot;)" office:value-type="float" office:value="31.0880829015544" calcext:value-type="float">
            <text:p>31.0881</text:p>
          </table:table-cell>
          <table:table-cell table:style-name="ce99" table:formula="of:=IFERROR([.E7]*(1000/[.$B$3]);&quot;&quot;)" office:value-type="float" office:value="62.1761658031088" calcext:value-type="float">
            <text:p>62.1762</text:p>
          </table:table-cell>
          <table:table-cell table:style-name="ce100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formula="of:=IFERROR([.F7]/[.B7]*1000000;&quot;&quot;)" office:value-type="float" office:value="15544.0414507772" calcext:value-type="float">
            <text:p>15544.04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3" calcext:value-type="float">
            <text:p>3083</text:p>
          </table:table-cell>
          <table:table-cell table:style-name="ce99" table:formula="of:=IFERROR([.B8]/[.D8]*[.C8];&quot;&quot;)" office:value-type="float" office:value="31.1385014596173" calcext:value-type="float">
            <text:p>31.1385</text:p>
          </table:table-cell>
          <table:table-cell table:style-name="ce99" table:formula="of:=IFERROR([.E8]*(1000/[.$B$3]);&quot;&quot;)" office:value-type="float" office:value="62.2770029192345" calcext:value-type="float">
            <text:p>62.2770</text:p>
          </table:table-cell>
          <table:table-cell table:style-name="ce100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formula="of:=IFERROR([.F8]/[.B8]*1000000;&quot;&quot;)" office:value-type="float" office:value="15569.2507298086" calcext:value-type="float">
            <text:p>15569.250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3" calcext:value-type="float">
            <text:p>13</text:p>
          </table:table-cell>
          <table:table-cell table:style-name="ce96" office:value-type="float" office:value="2939" calcext:value-type="float">
            <text:p>2939</text:p>
          </table:table-cell>
          <table:table-cell table:style-name="ce99" table:formula="of:=IFERROR([.B9]/[.D9]*[.C9];&quot;&quot;)" office:value-type="float" office:value="17.6930928887377" calcext:value-type="float">
            <text:p>17.6931</text:p>
          </table:table-cell>
          <table:table-cell table:style-name="ce99" table:formula="of:=IFERROR([.E9]*(1000/[.$B$3]);&quot;&quot;)" office:value-type="float" office:value="35.3861857774753" calcext:value-type="float">
            <text:p>35.3862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54644436884" calcext:value-type="float">
            <text:p>8846.54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5536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6" calcext:value-type="float">
            <text:p>3086</text:p>
          </table:table-cell>
          <table:table-cell table:style-name="ce99" table:formula="of:=IFERROR([.B11]/[.D11]*[.C11];&quot;&quot;)" office:value-type="float" office:value="31.1082307193778" calcext:value-type="float">
            <text:p>31.1082</text:p>
          </table:table-cell>
          <table:table-cell table:style-name="ce99" table:formula="of:=IFERROR([.E11]*(1000/[.$B$3]);&quot;&quot;)" office:value-type="float" office:value="62.2164614387557" calcext:value-type="float">
            <text:p>62.2165</text:p>
          </table:table-cell>
          <table:table-cell table:style-name="ce100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formula="of:=IFERROR([.F11]/[.B11]*1000000;&quot;&quot;)" office:value-type="float" office:value="15554.1153596889" calcext:value-type="float">
            <text:p>15554.115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2571" calcext:value-type="float">
            <text:p>2571</text:p>
          </table:table-cell>
          <table:table-cell table:style-name="ce99" table:formula="of:=IFERROR([.B12]/[.D12]*[.C12];&quot;&quot;)" office:value-type="float" office:value="20.4122909373784" calcext:value-type="float">
            <text:p>20.4123</text:p>
          </table:table-cell>
          <table:table-cell table:style-name="ce99" table:formula="of:=IFERROR([.E12]*(1000/[.$B$3]);&quot;&quot;)" office:value-type="float" office:value="40.8245818747569" calcext:value-type="float">
            <text:p>40.8246</text:p>
          </table:table-cell>
          <table:table-cell table:style-name="ce100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formula="of:=IFERROR([.F12]/[.B12]*1000000;&quot;&quot;)" office:value-type="float" office:value="15558.1485803189" calcext:value-type="float">
            <text:p>15558.148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RAW APS-C Continuous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2525" calcext:value-type="float">
            <text:p>2525</text:p>
          </table:table-cell>
          <table:table-cell table:style-name="ce99" table:formula="of:=IFERROR([.B13]/[.D13]*[.C13];&quot;&quot;)" office:value-type="float" office:value="14.5489108910891" calcext:value-type="float">
            <text:p>14.5489</text:p>
          </table:table-cell>
          <table:table-cell table:style-name="ce99" table:formula="of:=IFERROR([.E13]*(1000/[.$B$3]);&quot;&quot;)" office:value-type="float" office:value="29.0978217821782" calcext:value-type="float">
            <text:p>29.0978</text:p>
          </table:table-cell>
          <table:table-cell table:style-name="ce100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formula="of:=IFERROR([.F13]/[.B13]*1000000;&quot;&quot;)" office:value-type="float" office:value="11089.1089108911" calcext:value-type="float">
            <text:p>11089.10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30" calcext:value-type="float">
            <text:p>2030</text:p>
          </table:table-cell>
          <table:table-cell table:style-name="ce99" table:formula="of:=IFERROR([.B14]/[.D14]*[.C14];&quot;&quot;)" office:value-type="float" office:value="8.51231527093596" calcext:value-type="float">
            <text:p>8.5123</text:p>
          </table:table-cell>
          <table:table-cell table:style-name="ce99" table:formula="of:=IFERROR([.E14]*(1000/[.$B$3]);&quot;&quot;)" office:value-type="float" office:value="17.0246305418719" calcext:value-type="float">
            <text:p>17.0246</text:p>
          </table:table-cell>
          <table:table-cell table:style-name="ce100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formula="of:=IFERROR([.F14]/[.B14]*1000000;&quot;&quot;)" office:value-type="float" office:value="7881.77339901478" calcext:value-type="float">
            <text:p>7881.77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611" calcext:value-type="float">
            <text:p>1611</text:p>
          </table:table-cell>
          <table:table-cell table:style-name="ce99" table:formula="of:=IFERROR([.B15]/[.D15]*[.C15];&quot;&quot;)" office:value-type="float" office:value="12.0670391061453" calcext:value-type="float">
            <text:p>12.0670</text:p>
          </table:table-cell>
          <table:table-cell table:style-name="ce99" table:formula="of:=IFERROR([.E15]*(1000/[.$B$3]);&quot;&quot;)" office:value-type="float" office:value="24.1340782122905" calcext:value-type="float">
            <text:p>24.1341</text:p>
          </table:table-cell>
          <table:table-cell table:style-name="ce100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formula="of:=IFERROR([.F15]/[.B15]*1000000;&quot;&quot;)" office:value-type="float" office:value="11173.1843575419" calcext:value-type="float">
            <text:p>11173.1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6]/[.D16]*[.C16];&quot;&quot;)" office:value-type="float" office:value="6.76409185803758" calcext:value-type="float">
            <text:p>6.7641</text:p>
          </table:table-cell>
          <table:table-cell table:style-name="ce99" table:formula="of:=IFERROR([.E16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formula="of:=IFERROR([.F16]/[.B16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APS-C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916" calcext:value-type="float">
            <text:p>1916</text:p>
          </table:table-cell>
          <table:table-cell table:style-name="ce99" table:formula="of:=IFERROR([.B17]/[.D17]*[.C17];&quot;&quot;)" office:value-type="float" office:value="6.76409185803758" calcext:value-type="float">
            <text:p>6.7641</text:p>
          </table:table-cell>
          <table:table-cell table:style-name="ce99" table:formula="of:=IFERROR([.E17]*(1000/[.$B$3]);&quot;&quot;)" office:value-type="float" office:value="13.5281837160752" calcext:value-type="float">
            <text:p>13.5282</text:p>
          </table:table-cell>
          <table:table-cell table:style-name="ce100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formula="of:=IFERROR([.F17]/[.B17]*1000000;&quot;&quot;)" office:value-type="float" office:value="6263.04801670146" calcext:value-type="float">
            <text:p>6263.048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18]/[.D18]*[.C18];&quot;&quot;)" office:value-type="float" office:value="3.48387096774194" calcext:value-type="float">
            <text:p>3.4839</text:p>
          </table:table-cell>
          <table:table-cell table:style-name="ce99" table:formula="of:=IFERROR([.E18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formula="of:=IFERROR([.F18]/[.B18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2" calcext:value-type="float">
            <text:p>622</text:p>
          </table:table-cell>
          <table:table-cell table:style-name="ce99" table:formula="of:=IFERROR([.B19]/[.D19]*[.C19];&quot;&quot;)" office:value-type="float" office:value="3.47266881028939" calcext:value-type="float">
            <text:p>3.4727</text:p>
          </table:table-cell>
          <table:table-cell table:style-name="ce99" table:formula="of:=IFERROR([.E19]*(1000/[.$B$3]);&quot;&quot;)" office:value-type="float" office:value="6.94533762057878" calcext:value-type="float">
            <text:p>6.9453</text:p>
          </table:table-cell>
          <table:table-cell table:style-name="ce100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formula="of:=IFERROR([.F19]/[.B19]*1000000;&quot;&quot;)" office:value-type="float" office:value="6430.86816720257" calcext:value-type="float">
            <text:p>6430.86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0]/[.D20]*[.C20];&quot;&quot;)" office:value-type="float" office:value="3.48387096774194" calcext:value-type="float">
            <text:p>3.4839</text:p>
          </table:table-cell>
          <table:table-cell table:style-name="ce99" table:formula="of:=IFERROR([.E20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formula="of:=IFERROR([.F20]/[.B20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20" calcext:value-type="float">
            <text:p>620</text:p>
          </table:table-cell>
          <table:table-cell table:style-name="ce99" table:formula="of:=IFERROR([.B21]/[.D21]*[.C21];&quot;&quot;)" office:value-type="float" office:value="3.48387096774194" calcext:value-type="float">
            <text:p>3.4839</text:p>
          </table:table-cell>
          <table:table-cell table:style-name="ce99" table:formula="of:=IFERROR([.E21]*(1000/[.$B$3]);&quot;&quot;)" office:value-type="float" office:value="6.96774193548387" calcext:value-type="float">
            <text:p>6.9677</text:p>
          </table:table-cell>
          <table:table-cell table:style-name="ce100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formula="of:=IFERROR([.F21]/[.B21]*1000000;&quot;&quot;)" office:value-type="float" office:value="6451.61290322581" calcext:value-type="float">
            <text:p>6451.612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2]/[.D22]*[.C22];&quot;&quot;)" office:value-type="float" office:value="3.38557993730408" calcext:value-type="float">
            <text:p>3.3856</text:p>
          </table:table-cell>
          <table:table-cell table:style-name="ce99" table:formula="of:=IFERROR([.E22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formula="of:=IFERROR([.F22]/[.B22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3]/[.D23]*[.C23];&quot;&quot;)" office:value-type="float" office:value="3.38557993730408" calcext:value-type="float">
            <text:p>3.3856</text:p>
          </table:table-cell>
          <table:table-cell table:style-name="ce99" table:formula="of:=IFERROR([.E23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formula="of:=IFERROR([.F23]/[.B23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8" calcext:value-type="float">
            <text:p>638</text:p>
          </table:table-cell>
          <table:table-cell table:style-name="ce99" table:formula="of:=IFERROR([.B24]/[.D24]*[.C24];&quot;&quot;)" office:value-type="float" office:value="3.38557993730408" calcext:value-type="float">
            <text:p>3.3856</text:p>
          </table:table-cell>
          <table:table-cell table:style-name="ce99" table:formula="of:=IFERROR([.E24]*(1000/[.$B$3]);&quot;&quot;)" office:value-type="float" office:value="6.77115987460815" calcext:value-type="float">
            <text:p>6.7712</text:p>
          </table:table-cell>
          <table:table-cell table:style-name="ce100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formula="of:=IFERROR([.F24]/[.B24]*1000000;&quot;&quot;)" office:value-type="float" office:value="6269.59247648903" calcext:value-type="float">
            <text:p>6269.592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APS-C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39" calcext:value-type="float">
            <text:p>639</text:p>
          </table:table-cell>
          <table:table-cell table:style-name="ce99" table:formula="of:=IFERROR([.B25]/[.D25]*[.C25];&quot;&quot;)" office:value-type="float" office:value="3.38028169014084" calcext:value-type="float">
            <text:p>3.3803</text:p>
          </table:table-cell>
          <table:table-cell table:style-name="ce99" table:formula="of:=IFERROR([.E25]*(1000/[.$B$3]);&quot;&quot;)" office:value-type="float" office:value="6.76056338028169" calcext:value-type="float">
            <text:p>6.7606</text:p>
          </table:table-cell>
          <table:table-cell table:style-name="ce100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formula="of:=IFERROR([.F25]/[.B25]*1000000;&quot;&quot;)" office:value-type="float" office:value="6259.78090766823" calcext:value-type="float">
            <text:p>6259.780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37" calcext:value-type="float">
            <text:p>3337</text:p>
          </table:table-cell>
          <table:table-cell table:style-name="ce99" table:formula="of:=IFERROR([.B6]/[.D6]*[.C6];&quot;&quot;)" office:value-type="float" office:value="31.1657177105184" calcext:value-type="float">
            <text:p>31.1657</text:p>
          </table:table-cell>
          <table:table-cell table:style-name="ce99" table:formula="of:=IFERROR([.E6]*(1000/[.$B$3]);&quot;&quot;)" office:value-type="float" office:value="62.3314354210369" calcext:value-type="float">
            <text:p>62.3314</text:p>
          </table:table-cell>
          <table:table-cell table:style-name="ce100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formula="of:=IFERROR([.F6]/[.B6]*1000000;&quot;&quot;)" office:value-type="float" office:value="15582.8588552592" calcext:value-type="float">
            <text:p>15582.858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6" calcext:value-type="float">
            <text:p>26</text:p>
          </table:table-cell>
          <table:table-cell table:style-name="ce96" office:value-type="float" office:value="3328" calcext:value-type="float">
            <text:p>3328</text:p>
          </table:table-cell>
          <table:table-cell table:style-name="ce99" table:formula="of:=IFERROR([.B7]/[.D7]*[.C7];&quot;&quot;)" office:value-type="float" office:value="31.25" calcext:value-type="float">
            <text:p>31.2500</text:p>
          </table:table-cell>
          <table:table-cell table:style-name="ce99" table:formula="of:=IFERROR([.E7]*(1000/[.$B$3]);&quot;&quot;)" office:value-type="float" office:value="62.5" calcext:value-type="float">
            <text:p>62.5000</text:p>
          </table:table-cell>
          <table:table-cell table:style-name="ce100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formula="of:=IFERROR([.F7]/[.B7]*1000000;&quot;&quot;)" office:value-type="float" office:value="15625" calcext:value-type="float">
            <text:p>15625.000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6" calcext:value-type="float">
            <text:p>3216</text:p>
          </table:table-cell>
          <table:table-cell table:style-name="ce99" table:formula="of:=IFERROR([.B8]/[.D8]*[.C8];&quot;&quot;)" office:value-type="float" office:value="31.0945273631841" calcext:value-type="float">
            <text:p>31.0945</text:p>
          </table:table-cell>
          <table:table-cell table:style-name="ce99" table:formula="of:=IFERROR([.E8]*(1000/[.$B$3]);&quot;&quot;)" office:value-type="float" office:value="62.1890547263682" calcext:value-type="float">
            <text:p>62.1891</text:p>
          </table:table-cell>
          <table:table-cell table:style-name="ce100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formula="of:=IFERROR([.F8]/[.B8]*1000000;&quot;&quot;)" office:value-type="float" office:value="15547.263681592" calcext:value-type="float">
            <text:p>15547.263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5" calcext:value-type="float">
            <text:p>3165</text:p>
          </table:table-cell>
          <table:table-cell table:style-name="ce99" table:formula="of:=IFERROR([.B9]/[.D9]*[.C9];&quot;&quot;)" office:value-type="float" office:value="17.693522906793" calcext:value-type="float">
            <text:p>17.6935</text:p>
          </table:table-cell>
          <table:table-cell table:style-name="ce99" table:formula="of:=IFERROR([.E9]*(1000/[.$B$3]);&quot;&quot;)" office:value-type="float" office:value="35.3870458135861" calcext:value-type="float">
            <text:p>35.3870</text:p>
          </table:table-cell>
          <table:table-cell table:style-name="ce100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formula="of:=IFERROR([.F9]/[.B9]*1000000;&quot;&quot;)" office:value-type="float" office:value="8846.76145339652" calcext:value-type="float">
            <text:p>8846.761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4" calcext:value-type="float">
            <text:p>24</text:p>
          </table:table-cell>
          <table:table-cell table:style-name="ce96" office:value-type="float" office:value="3080" calcext:value-type="float">
            <text:p>3080</text:p>
          </table:table-cell>
          <table:table-cell table:style-name="ce99" table:formula="of:=IFERROR([.B10]/[.D10]*[.C10];&quot;&quot;)" office:value-type="float" office:value="31.1688311688312" calcext:value-type="float">
            <text:p>31.1688</text:p>
          </table:table-cell>
          <table:table-cell table:style-name="ce99" table:formula="of:=IFERROR([.E10]*(1000/[.$B$3]);&quot;&quot;)" office:value-type="float" office:value="62.3376623376623" calcext:value-type="float">
            <text:p>62.3377</text:p>
          </table:table-cell>
          <table:table-cell table:style-name="ce100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formula="of:=IFERROR([.F10]/[.B10]*1000000;&quot;&quot;)" office:value-type="float" office:value="15584.4155844156" calcext:value-type="float">
            <text:p>15584.415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51.2k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3212" calcext:value-type="float">
            <text:p>3212</text:p>
          </table:table-cell>
          <table:table-cell table:style-name="ce99" table:formula="of:=IFERROR([.B11]/[.D11]*[.C11];&quot;&quot;)" office:value-type="float" office:value="31.1332503113325" calcext:value-type="float">
            <text:p>31.1333</text:p>
          </table:table-cell>
          <table:table-cell table:style-name="ce99" table:formula="of:=IFERROR([.E11]*(1000/[.$B$3]);&quot;&quot;)" office:value-type="float" office:value="62.266500622665" calcext:value-type="float">
            <text:p>62.2665</text:p>
          </table:table-cell>
          <table:table-cell table:style-name="ce100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1" table:formula="of:=IFERROR([.F11]/[.B11]*1000000;&quot;&quot;)" office:value-type="float" office:value="15566.6251556663" calcext:value-type="float">
            <text:p>15566.62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3164" calcext:value-type="float">
            <text:p>3164</text:p>
          </table:table-cell>
          <table:table-cell table:style-name="ce99" table:formula="of:=IFERROR([.B12]/[.D12]*[.C12];&quot;&quot;)" office:value-type="float" office:value="17.6991150442478" calcext:value-type="float">
            <text:p>17.6991</text:p>
          </table:table-cell>
          <table:table-cell table:style-name="ce99" table:formula="of:=IFERROR([.E12]*(1000/[.$B$3]);&quot;&quot;)" office:value-type="float" office:value="35.3982300884956" calcext:value-type="float">
            <text:p>35.3982</text:p>
          </table:table-cell>
          <table:table-cell table:style-name="ce100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1" table:formula="of:=IFERROR([.F12]/[.B12]*1000000;&quot;&quot;)" office:value-type="float" office:value="8849.55752212389" calcext:value-type="float">
            <text:p>8849.55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08" calcext:value-type="float">
            <text:p>2008</text:p>
          </table:table-cell>
          <table:table-cell table:style-name="ce99" table:formula="of:=IFERROR([.B13]/[.D13]*[.C13];&quot;&quot;)" office:value-type="float" office:value="8.60557768924303" calcext:value-type="float">
            <text:p>8.6056</text:p>
          </table:table-cell>
          <table:table-cell table:style-name="ce99" table:formula="of:=IFERROR([.E13]*(1000/[.$B$3]);&quot;&quot;)" office:value-type="float" office:value="17.2111553784861" calcext:value-type="float">
            <text:p>17.2112</text:p>
          </table:table-cell>
          <table:table-cell table:style-name="ce100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1" table:formula="of:=IFERROR([.F13]/[.B13]*1000000;&quot;&quot;)" office:value-type="float" office:value="7968.12749003984" calcext:value-type="float">
            <text:p>7968.127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1928" calcext:value-type="float">
            <text:p>1928</text:p>
          </table:table-cell>
          <table:table-cell table:style-name="ce99" table:formula="of:=IFERROR([.B14]/[.D14]*[.C14];&quot;&quot;)" office:value-type="float" office:value="12.3236514522822" calcext:value-type="float">
            <text:p>12.3237</text:p>
          </table:table-cell>
          <table:table-cell table:style-name="ce99" table:formula="of:=IFERROR([.E14]*(1000/[.$B$3]);&quot;&quot;)" office:value-type="float" office:value="24.6473029045643" calcext:value-type="float">
            <text:p>24.6473</text:p>
          </table:table-cell>
          <table:table-cell table:style-name="ce100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1" table:formula="of:=IFERROR([.F14]/[.B14]*1000000;&quot;&quot;)" office:value-type="float" office:value="11410.7883817427" calcext:value-type="float">
            <text:p>11410.788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5" calcext:value-type="float">
            <text:p>605</text:p>
          </table:table-cell>
          <table:table-cell table:style-name="ce99" table:formula="of:=IFERROR([.B15]/[.D15]*[.C15];&quot;&quot;)" office:value-type="float" office:value="3.5702479338843" calcext:value-type="float">
            <text:p>3.5702</text:p>
          </table:table-cell>
          <table:table-cell table:style-name="ce99" table:formula="of:=IFERROR([.E15]*(1000/[.$B$3]);&quot;&quot;)" office:value-type="float" office:value="7.1404958677686" calcext:value-type="float">
            <text:p>7.1405</text:p>
          </table:table-cell>
          <table:table-cell table:style-name="ce100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1" table:formula="of:=IFERROR([.F15]/[.B15]*1000000;&quot;&quot;)" office:value-type="float" office:value="6611.57024793388" calcext:value-type="float">
            <text:p>6611.570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9" calcext:value-type="float">
            <text:p>609</text:p>
          </table:table-cell>
          <table:table-cell table:style-name="ce99" table:formula="of:=IFERROR([.B16]/[.D16]*[.C16];&quot;&quot;)" office:value-type="float" office:value="3.54679802955665" calcext:value-type="float">
            <text:p>3.5468</text:p>
          </table:table-cell>
          <table:table-cell table:style-name="ce99" table:formula="of:=IFERROR([.E16]*(1000/[.$B$3]);&quot;&quot;)" office:value-type="float" office:value="7.0935960591133" calcext:value-type="float">
            <text:p>7.0936</text:p>
          </table:table-cell>
          <table:table-cell table:style-name="ce100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1" table:formula="of:=IFERROR([.F16]/[.B16]*1000000;&quot;&quot;)" office:value-type="float" office:value="6568.14449917898" calcext:value-type="float">
            <text:p>6568.144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8" calcext:value-type="float">
            <text:p>608</text:p>
          </table:table-cell>
          <table:table-cell table:style-name="ce99" table:formula="of:=IFERROR([.B17]/[.D17]*[.C17];&quot;&quot;)" office:value-type="float" office:value="3.55263157894737" calcext:value-type="float">
            <text:p>3.5526</text:p>
          </table:table-cell>
          <table:table-cell table:style-name="ce99" table:formula="of:=IFERROR([.E17]*(1000/[.$B$3]);&quot;&quot;)" office:value-type="float" office:value="7.10526315789474" calcext:value-type="float">
            <text:p>7.1053</text:p>
          </table:table-cell>
          <table:table-cell table:style-name="ce100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1" table:formula="of:=IFERROR([.F17]/[.B17]*1000000;&quot;&quot;)" office:value-type="float" office:value="6578.94736842105" calcext:value-type="float">
            <text:p>6578.94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6" calcext:value-type="float">
            <text:p>606</text:p>
          </table:table-cell>
          <table:table-cell table:style-name="ce99" table:formula="of:=IFERROR([.B18]/[.D18]*[.C18];&quot;&quot;)" office:value-type="float" office:value="3.56435643564356" calcext:value-type="float">
            <text:p>3.5644</text:p>
          </table:table-cell>
          <table:table-cell table:style-name="ce99" table:formula="of:=IFERROR([.E18]*(1000/[.$B$3]);&quot;&quot;)" office:value-type="float" office:value="7.12871287128713" calcext:value-type="float">
            <text:p>7.1287</text:p>
          </table:table-cell>
          <table:table-cell table:style-name="ce100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1" table:formula="of:=IFERROR([.F18]/[.B18]*1000000;&quot;&quot;)" office:value-type="float" office:value="6600.6600660066" calcext:value-type="float">
            <text:p>6600.660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2" calcext:value-type="float">
            <text:p>4422</text:p>
          </table:table-cell>
          <table:table-cell table:style-name="ce99" table:formula="of:=IFERROR([.B6]/[.D6]*[.C6];&quot;&quot;)" office:value-type="float" office:value="50.1492537313433" calcext:value-type="float">
            <text:p>50.1493</text:p>
          </table:table-cell>
          <table:table-cell table:style-name="ce99" table:formula="of:=IFERROR([.E6]*(1000/[.$B$3]);&quot;&quot;)" office:value-type="float" office:value="100.298507462687" calcext:value-type="float">
            <text:p>100.2985</text:p>
          </table:table-cell>
          <table:table-cell table:style-name="ce100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formula="of:=IFERROR([.F6]/[.B6]*1000000;&quot;&quot;)" office:value-type="float" office:value="15829.9412030755" calcext:value-type="float">
            <text:p>15829.94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6" calcext:value-type="float">
            <text:p>4426</text:p>
          </table:table-cell>
          <table:table-cell table:style-name="ce99" table:formula="of:=IFERROR([.B7]/[.D7]*[.C7];&quot;&quot;)" office:value-type="float" office:value="50.1039313149571" calcext:value-type="float">
            <text:p>50.1039</text:p>
          </table:table-cell>
          <table:table-cell table:style-name="ce99" table:formula="of:=IFERROR([.E7]*(1000/[.$B$3]);&quot;&quot;)" office:value-type="float" office:value="100.207862629914" calcext:value-type="float">
            <text:p>100.2079</text:p>
          </table:table-cell>
          <table:table-cell table:style-name="ce100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formula="of:=IFERROR([.F7]/[.B7]*1000000;&quot;&quot;)" office:value-type="float" office:value="15815.6348847718" calcext:value-type="float">
            <text:p>15815.634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5" calcext:value-type="float">
            <text:p>4165</text:p>
          </table:table-cell>
          <table:table-cell table:style-name="ce99" table:formula="of:=IFERROR([.B8]/[.D8]*[.C8];&quot;&quot;)" office:value-type="float" office:value="27.3824729891957" calcext:value-type="float">
            <text:p>27.3825</text:p>
          </table:table-cell>
          <table:table-cell table:style-name="ce99" table:formula="of:=IFERROR([.E8]*(1000/[.$B$3]);&quot;&quot;)" office:value-type="float" office:value="54.7649459783914" calcext:value-type="float">
            <text:p>54.7649</text:p>
          </table:table-cell>
          <table:table-cell table:style-name="ce100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formula="of:=IFERROR([.F8]/[.B8]*1000000;&quot;&quot;)" office:value-type="float" office:value="8643.45738295318" calcext:value-type="float">
            <text:p>8643.457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4" calcext:value-type="float">
            <text:p>34</text:p>
          </table:table-cell>
          <table:table-cell table:style-name="ce96" office:value-type="float" office:value="4298" calcext:value-type="float">
            <text:p>4298</text:p>
          </table:table-cell>
          <table:table-cell table:style-name="ce99" table:formula="of:=IFERROR([.B9]/[.D9]*[.C9];&quot;&quot;)" office:value-type="float" office:value="50.1219171707771" calcext:value-type="float">
            <text:p>50.1219</text:p>
          </table:table-cell>
          <table:table-cell table:style-name="ce99" table:formula="of:=IFERROR([.E9]*(1000/[.$B$3]);&quot;&quot;)" office:value-type="float" office:value="100.243834341554" calcext:value-type="float">
            <text:p>100.2438</text:p>
          </table:table-cell>
          <table:table-cell table:style-name="ce100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formula="of:=IFERROR([.F9]/[.B9]*1000000;&quot;&quot;)" office:value-type="float" office:value="15821.3122382503" calcext:value-type="float">
            <text:p>15821.312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428" calcext:value-type="float">
            <text:p>4428</text:p>
          </table:table-cell>
          <table:table-cell table:style-name="ce99" table:formula="of:=IFERROR([.B10]/[.D10]*[.C10];&quot;&quot;)" office:value-type="float" office:value="50.0813008130081" calcext:value-type="float">
            <text:p>50.0813</text:p>
          </table:table-cell>
          <table:table-cell table:style-name="ce99" table:formula="of:=IFERROR([.E10]*(1000/[.$B$3]);&quot;&quot;)" office:value-type="float" office:value="100.162601626016" calcext:value-type="float">
            <text:p>100.1626</text:p>
          </table:table-cell>
          <table:table-cell table:style-name="ce100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formula="of:=IFERROR([.F10]/[.B10]*1000000;&quot;&quot;)" office:value-type="float" office:value="15808.4914182475" calcext:value-type="float">
            <text:p>15808.491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18" calcext:value-type="float">
            <text:p>18</text:p>
          </table:table-cell>
          <table:table-cell table:style-name="ce96" office:value-type="float" office:value="4161" calcext:value-type="float">
            <text:p>4161</text:p>
          </table:table-cell>
          <table:table-cell table:style-name="ce99" table:formula="of:=IFERROR([.B11]/[.D11]*[.C11];&quot;&quot;)" office:value-type="float" office:value="27.408795962509" calcext:value-type="float">
            <text:p>27.4088</text:p>
          </table:table-cell>
          <table:table-cell table:style-name="ce99" table:formula="of:=IFERROR([.E11]*(1000/[.$B$3]);&quot;&quot;)" office:value-type="float" office:value="54.817591925018" calcext:value-type="float">
            <text:p>54.8176</text:p>
          </table:table-cell>
          <table:table-cell table:style-name="ce100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formula="of:=IFERROR([.F11]/[.B11]*1000000;&quot;&quot;)" office:value-type="float" office:value="8651.76640230714" calcext:value-type="float">
            <text:p>8651.76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2066" calcext:value-type="float">
            <text:p>2066</text:p>
          </table:table-cell>
          <table:table-cell table:style-name="ce99" table:formula="of:=IFERROR([.B12]/[.D12]*[.C12];&quot;&quot;)" office:value-type="float" office:value="12.5459825750242" calcext:value-type="float">
            <text:p>12.5460</text:p>
          </table:table-cell>
          <table:table-cell table:style-name="ce99" table:formula="of:=IFERROR([.E12]*(1000/[.$B$3]);&quot;&quot;)" office:value-type="float" office:value="25.0919651500484" calcext:value-type="float">
            <text:p>25.0920</text:p>
          </table:table-cell>
          <table:table-cell table:style-name="ce100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formula="of:=IFERROR([.F12]/[.B12]*1000000;&quot;&quot;)" office:value-type="float" office:value="11616.6505324298" calcext:value-type="float">
            <text:p>11616.650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2036" calcext:value-type="float">
            <text:p>2036</text:p>
          </table:table-cell>
          <table:table-cell table:style-name="ce99" table:formula="of:=IFERROR([.B13]/[.D13]*[.C13];&quot;&quot;)" office:value-type="float" office:value="15.9135559921415" calcext:value-type="float">
            <text:p>15.9136</text:p>
          </table:table-cell>
          <table:table-cell table:style-name="ce99" table:formula="of:=IFERROR([.E13]*(1000/[.$B$3]);&quot;&quot;)" office:value-type="float" office:value="31.8271119842829" calcext:value-type="float">
            <text:p>31.8271</text:p>
          </table:table-cell>
          <table:table-cell table:style-name="ce100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formula="of:=IFERROR([.F13]/[.B13]*1000000;&quot;&quot;)" office:value-type="float" office:value="14734.7740667976" calcext:value-type="float">
            <text:p>14734.774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1" calcext:value-type="float">
            <text:p>591</text:p>
          </table:table-cell>
          <table:table-cell table:style-name="ce99" table:formula="of:=IFERROR([.B14]/[.D14]*[.C14];&quot;&quot;)" office:value-type="float" office:value="3.65482233502538" calcext:value-type="float">
            <text:p>3.6548</text:p>
          </table:table-cell>
          <table:table-cell table:style-name="ce99" table:formula="of:=IFERROR([.E14]*(1000/[.$B$3]);&quot;&quot;)" office:value-type="float" office:value="7.30964467005076" calcext:value-type="float">
            <text:p>7.3096</text:p>
          </table:table-cell>
          <table:table-cell table:style-name="ce100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formula="of:=IFERROR([.F14]/[.B14]*1000000;&quot;&quot;)" office:value-type="float" office:value="6768.18950930626" calcext:value-type="float">
            <text:p>6768.1895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833" calcext:value-type="float">
            <text:p>833</text:p>
          </table:table-cell>
          <table:table-cell table:style-name="ce99" table:formula="of:=IFERROR([.B15]/[.D15]*[.C15];&quot;&quot;)" office:value-type="float" office:value="6.48259303721489" calcext:value-type="float">
            <text:p>6.4826</text:p>
          </table:table-cell>
          <table:table-cell table:style-name="ce99" table:formula="of:=IFERROR([.E15]*(1000/[.$B$3]);&quot;&quot;)" office:value-type="float" office:value="12.9651860744298" calcext:value-type="float">
            <text:p>12.9652</text:p>
          </table:table-cell>
          <table:table-cell table:style-name="ce100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formula="of:=IFERROR([.F15]/[.B15]*1000000;&quot;&quot;)" office:value-type="float" office:value="12004.8019207683" calcext:value-type="float">
            <text:p>12004.8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6]/[.D16]*[.C16];&quot;&quot;)" office:value-type="float" office:value="6.4767616191904" calcext:value-type="float">
            <text:p>6.4768</text:p>
          </table:table-cell>
          <table:table-cell table:style-name="ce99" table:formula="of:=IFERROR([.E16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formula="of:=IFERROR([.F16]/[.B16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7" calcext:value-type="float">
            <text:p>667</text:p>
          </table:table-cell>
          <table:table-cell table:style-name="ce99" table:formula="of:=IFERROR([.B17]/[.D17]*[.C17];&quot;&quot;)" office:value-type="float" office:value="6.4767616191904" calcext:value-type="float">
            <text:p>6.4768</text:p>
          </table:table-cell>
          <table:table-cell table:style-name="ce99" table:formula="of:=IFERROR([.E17]*(1000/[.$B$3]);&quot;&quot;)" office:value-type="float" office:value="12.9535232383808" calcext:value-type="float">
            <text:p>12.9535</text:p>
          </table:table-cell>
          <table:table-cell table:style-name="ce100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formula="of:=IFERROR([.F17]/[.B17]*1000000;&quot;&quot;)" office:value-type="float" office:value="11994.0029985008" calcext:value-type="float">
            <text:p>11994.00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18" calcext:value-type="float">
            <text:p>4918</text:p>
          </table:table-cell>
          <table:table-cell table:style-name="ce99" table:formula="of:=IFERROR([.B6]/[.D6]*[.C6];&quot;&quot;)" office:value-type="float" office:value="50.2448149654331" calcext:value-type="float">
            <text:p>50.2448</text:p>
          </table:table-cell>
          <table:table-cell table:style-name="ce99" table:formula="of:=IFERROR([.E6]*(1000/[.$B$3]);&quot;&quot;)" office:value-type="float" office:value="100.489629930866" calcext:value-type="float">
            <text:p>100.4896</text:p>
          </table:table-cell>
          <table:table-cell table:style-name="ce100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1" table:formula="of:=IFERROR([.F6]/[.B6]*1000000;&quot;&quot;)" office:value-type="float" office:value="15860.1057340382" calcext:value-type="float">
            <text:p>15860.1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39" calcext:value-type="float">
            <text:p>39</text:p>
          </table:table-cell>
          <table:table-cell table:style-name="ce96" office:value-type="float" office:value="4921" calcext:value-type="float">
            <text:p>4921</text:p>
          </table:table-cell>
          <table:table-cell table:style-name="ce99" table:formula="of:=IFERROR([.B7]/[.D7]*[.C7];&quot;&quot;)" office:value-type="float" office:value="50.2141841089209" calcext:value-type="float">
            <text:p>50.2142</text:p>
          </table:table-cell>
          <table:table-cell table:style-name="ce99" table:formula="of:=IFERROR([.E7]*(1000/[.$B$3]);&quot;&quot;)" office:value-type="float" office:value="100.428368217842" calcext:value-type="float">
            <text:p>100.4284</text:p>
          </table:table-cell>
          <table:table-cell table:style-name="ce100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1" table:formula="of:=IFERROR([.F7]/[.B7]*1000000;&quot;&quot;)" office:value-type="float" office:value="15850.4369030685" calcext:value-type="float">
            <text:p>15850.436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9" calcext:value-type="float">
            <text:p>5059</text:p>
          </table:table-cell>
          <table:table-cell table:style-name="ce99" table:formula="of:=IFERROR([.B8]/[.D8]*[.C8];&quot;&quot;)" office:value-type="float" office:value="50.0968570863807" calcext:value-type="float">
            <text:p>50.0969</text:p>
          </table:table-cell>
          <table:table-cell table:style-name="ce99" table:formula="of:=IFERROR([.E8]*(1000/[.$B$3]);&quot;&quot;)" office:value-type="float" office:value="100.193714172761" calcext:value-type="float">
            <text:p>100.1937</text:p>
          </table:table-cell>
          <table:table-cell table:style-name="ce100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1" table:formula="of:=IFERROR([.F8]/[.B8]*1000000;&quot;&quot;)" office:value-type="float" office:value="15813.4018580747" calcext:value-type="float">
            <text:p>15813.4019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9" calcext:value-type="float">
            <text:p>5049</text:p>
          </table:table-cell>
          <table:table-cell table:style-name="ce99" table:formula="of:=IFERROR([.B9]/[.D9]*[.C9];&quot;&quot;)" office:value-type="float" office:value="50.1960784313726" calcext:value-type="float">
            <text:p>50.1961</text:p>
          </table:table-cell>
          <table:table-cell table:style-name="ce99" table:formula="of:=IFERROR([.E9]*(1000/[.$B$3]);&quot;&quot;)" office:value-type="float" office:value="100.392156862745" calcext:value-type="float">
            <text:p>100.3922</text:p>
          </table:table-cell>
          <table:table-cell table:style-name="ce100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1" table:formula="of:=IFERROR([.F9]/[.B9]*1000000;&quot;&quot;)" office:value-type="float" office:value="15844.7217270747" calcext:value-type="float">
            <text:p>15844.721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32k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50" calcext:value-type="float">
            <text:p>5050</text:p>
          </table:table-cell>
          <table:table-cell table:style-name="ce99" table:formula="of:=IFERROR([.B10]/[.D10]*[.C10];&quot;&quot;)" office:value-type="float" office:value="50.1861386138614" calcext:value-type="float">
            <text:p>50.1861</text:p>
          </table:table-cell>
          <table:table-cell table:style-name="ce99" table:formula="of:=IFERROR([.E10]*(1000/[.$B$3]);&quot;&quot;)" office:value-type="float" office:value="100.372277227723" calcext:value-type="float">
            <text:p>100.3723</text:p>
          </table:table-cell>
          <table:table-cell table:style-name="ce100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1" table:formula="of:=IFERROR([.F10]/[.B10]*1000000;&quot;&quot;)" office:value-type="float" office:value="15841.5841584158" calcext:value-type="float">
            <text:p>15841.584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6336" calcext:value-type="float">
            <text:p>6336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5045" calcext:value-type="float">
            <text:p>5045</text:p>
          </table:table-cell>
          <table:table-cell table:style-name="ce99" table:formula="of:=IFERROR([.B11]/[.D11]*[.C11];&quot;&quot;)" office:value-type="float" office:value="50.2358771060456" calcext:value-type="float">
            <text:p>50.2359</text:p>
          </table:table-cell>
          <table:table-cell table:style-name="ce99" table:formula="of:=IFERROR([.E11]*(1000/[.$B$3]);&quot;&quot;)" office:value-type="float" office:value="100.471754212091" calcext:value-type="float">
            <text:p>100.4718</text:p>
          </table:table-cell>
          <table:table-cell table:style-name="ce100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1" table:formula="of:=IFERROR([.F11]/[.B11]*1000000;&quot;&quot;)" office:value-type="float" office:value="15857.2844400396" calcext:value-type="float">
            <text:p>15857.284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8k 24p</text:p>
          </table:table-cell>
          <table:table-cell table:style-name="ce96" office:value-type="float" office:value="4320" calcext:value-type="float">
            <text:p>4320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461" calcext:value-type="float">
            <text:p>3461</text:p>
          </table:table-cell>
          <table:table-cell table:style-name="ce99" table:formula="of:=IFERROR([.B12]/[.D12]*[.C12];&quot;&quot;)" office:value-type="float" office:value="18.7229124530483" calcext:value-type="float">
            <text:p>18.7229</text:p>
          </table:table-cell>
          <table:table-cell table:style-name="ce99" table:formula="of:=IFERROR([.E12]*(1000/[.$B$3]);&quot;&quot;)" office:value-type="float" office:value="37.4458249060965" calcext:value-type="float">
            <text:p>37.4458</text:p>
          </table:table-cell>
          <table:table-cell table:style-name="ce100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1" table:formula="of:=IFERROR([.F12]/[.B12]*1000000;&quot;&quot;)" office:value-type="float" office:value="8668.01502455938" calcext:value-type="float">
            <text:p>8668.01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466" calcext:value-type="float">
            <text:p>1466</text:p>
          </table:table-cell>
          <table:table-cell table:style-name="ce99" table:formula="of:=IFERROR([.B13]/[.D13]*[.C13];&quot;&quot;)" office:value-type="float" office:value="7.36698499317872" calcext:value-type="float">
            <text:p>7.3670</text:p>
          </table:table-cell>
          <table:table-cell table:style-name="ce99" table:formula="of:=IFERROR([.E13]*(1000/[.$B$3]);&quot;&quot;)" office:value-type="float" office:value="14.7339699863574" calcext:value-type="float">
            <text:p>14.7340</text:p>
          </table:table-cell>
          <table:table-cell table:style-name="ce100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1" table:formula="of:=IFERROR([.F13]/[.B13]*1000000;&quot;&quot;)" office:value-type="float" office:value="6821.28240109141" calcext:value-type="float">
            <text:p>6821.282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56" calcext:value-type="float">
            <text:p>1656</text:p>
          </table:table-cell>
          <table:table-cell table:style-name="ce99" table:formula="of:=IFERROR([.B14]/[.D14]*[.C14];&quot;&quot;)" office:value-type="float" office:value="9.1304347826087" calcext:value-type="float">
            <text:p>9.1304</text:p>
          </table:table-cell>
          <table:table-cell table:style-name="ce99" table:formula="of:=IFERROR([.E14]*(1000/[.$B$3]);&quot;&quot;)" office:value-type="float" office:value="18.2608695652174" calcext:value-type="float">
            <text:p>18.2609</text:p>
          </table:table-cell>
          <table:table-cell table:style-name="ce100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1" table:formula="of:=IFERROR([.F14]/[.B14]*1000000;&quot;&quot;)" office:value-type="float" office:value="8454.10628019324" calcext:value-type="float">
            <text:p>8454.106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418" calcext:value-type="float">
            <text:p>1418</text:p>
          </table:table-cell>
          <table:table-cell table:style-name="ce99" table:formula="of:=IFERROR([.B15]/[.D15]*[.C15];&quot;&quot;)" office:value-type="float" office:value="9.13963328631876" calcext:value-type="float">
            <text:p>9.1396</text:p>
          </table:table-cell>
          <table:table-cell table:style-name="ce99" table:formula="of:=IFERROR([.E15]*(1000/[.$B$3]);&quot;&quot;)" office:value-type="float" office:value="18.2792665726375" calcext:value-type="float">
            <text:p>18.2793</text:p>
          </table:table-cell>
          <table:table-cell table:style-name="ce100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1" table:formula="of:=IFERROR([.F15]/[.B15]*1000000;&quot;&quot;)" office:value-type="float" office:value="8462.62341325811" calcext:value-type="float">
            <text:p>8462.623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92" calcext:value-type="float">
            <text:p>592</text:p>
          </table:table-cell>
          <table:table-cell table:style-name="ce99" table:formula="of:=IFERROR([.B16]/[.D16]*[.C16];&quot;&quot;)" office:value-type="float" office:value="3.64864864864865" calcext:value-type="float">
            <text:p>3.6486</text:p>
          </table:table-cell>
          <table:table-cell table:style-name="ce99" table:formula="of:=IFERROR([.E16]*(1000/[.$B$3]);&quot;&quot;)" office:value-type="float" office:value="7.2972972972973" calcext:value-type="float">
            <text:p>7.2973</text:p>
          </table:table-cell>
          <table:table-cell table:style-name="ce100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1" table:formula="of:=IFERROR([.F16]/[.B16]*1000000;&quot;&quot;)" office:value-type="float" office:value="6756.75675675676" calcext:value-type="float">
            <text:p>6756.756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4" calcext:value-type="float">
            <text:p>664</text:p>
          </table:table-cell>
          <table:table-cell table:style-name="ce99" table:formula="of:=IFERROR([.B17]/[.D17]*[.C17];&quot;&quot;)" office:value-type="float" office:value="6.50602409638554" calcext:value-type="float">
            <text:p>6.5060</text:p>
          </table:table-cell>
          <table:table-cell table:style-name="ce99" table:formula="of:=IFERROR([.E17]*(1000/[.$B$3]);&quot;&quot;)" office:value-type="float" office:value="13.0120481927711" calcext:value-type="float">
            <text:p>13.0120</text:p>
          </table:table-cell>
          <table:table-cell table:style-name="ce100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1" table:formula="of:=IFERROR([.F17]/[.B17]*1000000;&quot;&quot;)" office:value-type="float" office:value="12048.1927710843" calcext:value-type="float">
            <text:p>12048.19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5" calcext:value-type="float">
            <text:p>665</text:p>
          </table:table-cell>
          <table:table-cell table:style-name="ce99" table:formula="of:=IFERROR([.B18]/[.D18]*[.C18];&quot;&quot;)" office:value-type="float" office:value="6.49624060150376" calcext:value-type="float">
            <text:p>6.4962</text:p>
          </table:table-cell>
          <table:table-cell table:style-name="ce99" table:formula="of:=IFERROR([.E18]*(1000/[.$B$3]);&quot;&quot;)" office:value-type="float" office:value="12.9924812030075" calcext:value-type="float">
            <text:p>12.9925</text:p>
          </table:table-cell>
          <table:table-cell table:style-name="ce100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1" table:formula="of:=IFERROR([.F18]/[.B18]*1000000;&quot;&quot;)" office:value-type="float" office:value="12030.0751879699" calcext:value-type="float">
            <text:p>12030.075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666" calcext:value-type="float">
            <text:p>666</text:p>
          </table:table-cell>
          <table:table-cell table:style-name="ce99" table:formula="of:=IFERROR([.B19]/[.D19]*[.C19];&quot;&quot;)" office:value-type="float" office:value="6.48648648648649" calcext:value-type="float">
            <text:p>6.4865</text:p>
          </table:table-cell>
          <table:table-cell table:style-name="ce99" table:formula="of:=IFERROR([.E19]*(1000/[.$B$3]);&quot;&quot;)" office:value-type="float" office:value="12.972972972973" calcext:value-type="float">
            <text:p>12.9730</text:p>
          </table:table-cell>
          <table:table-cell table:style-name="ce100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1" table:formula="of:=IFERROR([.F19]/[.B19]*1000000;&quot;&quot;)" office:value-type="float" office:value="12012.012012012" calcext:value-type="float">
            <text:p>12012.012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4000" calcext:value-type="float">
            <text:p>400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2424" calcext:value-type="float">
            <text:p>2424</text:p>
          </table:table-cell>
          <table:table-cell table:style-name="ce99" table:formula="of:=IFERROR([.B6]/[.D6]*[.C6];&quot;&quot;)" office:value-type="float" office:value="3.3003300330033" calcext:value-type="float">
            <text:p>3.3003</text:p>
          </table:table-cell>
          <table:table-cell table:style-name="ce99" table:formula="of:=IFERROR([.E6]*(1000/[.$B$3]);&quot;&quot;)" office:value-type="float" office:value="6.6006600660066" calcext:value-type="float">
            <text:p>6.6007</text:p>
          </table:table-cell>
          <table:table-cell table:style-name="ce100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formula="of:=IFERROR([.F6]/[.B6]*1000000;&quot;&quot;)" office:value-type="float" office:value="1650.16501650165" calcext:value-type="float">
            <text:p>1650.16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APS-C image</text:p>
          </table:table-cell>
          <table:table-cell table:style-name="ce96" office:value-type="float" office:value="2624" calcext:value-type="float">
            <text:p>2624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13" calcext:value-type="float">
            <text:p>1213</text:p>
          </table:table-cell>
          <table:table-cell table:style-name="ce99" table:formula="of:=IFERROR([.B7]/[.D7]*[.C7];&quot;&quot;)" office:value-type="float" office:value="2.16323165704864" calcext:value-type="float">
            <text:p>2.1632</text:p>
          </table:table-cell>
          <table:table-cell table:style-name="ce99" table:formula="of:=IFERROR([.E7]*(1000/[.$B$3]);&quot;&quot;)" office:value-type="float" office:value="4.32646331409728" calcext:value-type="float">
            <text:p>4.3265</text:p>
          </table:table-cell>
          <table:table-cell table:style-name="ce100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formula="of:=IFERROR([.F7]/[.B7]*1000000;&quot;&quot;)" office:value-type="float" office:value="1648.80461665293" calcext:value-type="float">
            <text:p>1648.8046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672" calcext:value-type="float">
            <text:p>1672</text:p>
          </table:table-cell>
          <table:table-cell table:style-name="ce99" table:formula="of:=IFERROR([.B8]/[.D8]*[.C8];&quot;&quot;)" office:value-type="float" office:value="9.04306220095694" calcext:value-type="float">
            <text:p>9.0431</text:p>
          </table:table-cell>
          <table:table-cell table:style-name="ce99" table:formula="of:=IFERROR([.E8]*(1000/[.$B$3]);&quot;&quot;)" office:value-type="float" office:value="18.0861244019139" calcext:value-type="float">
            <text:p>18.0861</text:p>
          </table:table-cell>
          <table:table-cell table:style-name="ce100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formula="of:=IFERROR([.F8]/[.B8]*1000000;&quot;&quot;)" office:value-type="float" office:value="8373.20574162679" calcext:value-type="float">
            <text:p>8373.205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893" calcext:value-type="float">
            <text:p>1893</text:p>
          </table:table-cell>
          <table:table-cell table:style-name="ce99" table:formula="of:=IFERROR([.B9]/[.D9]*[.C9];&quot;&quot;)" office:value-type="float" office:value="11.4104595879556" calcext:value-type="float">
            <text:p>11.4105</text:p>
          </table:table-cell>
          <table:table-cell table:style-name="ce99" table:formula="of:=IFERROR([.E9]*(1000/[.$B$3]);&quot;&quot;)" office:value-type="float" office:value="22.8209191759113" calcext:value-type="float">
            <text:p>22.8209</text:p>
          </table:table-cell>
          <table:table-cell table:style-name="ce100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formula="of:=IFERROR([.F9]/[.B9]*1000000;&quot;&quot;)" office:value-type="float" office:value="10565.2403592182" calcext:value-type="float">
            <text:p>10565.24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0]/[.D10]*[.C10];&quot;&quot;)" office:value-type="float" office:value="3.20950965824666" calcext:value-type="float">
            <text:p>3.2095</text:p>
          </table:table-cell>
          <table:table-cell table:style-name="ce99" table:formula="of:=IFERROR([.E10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formula="of:=IFERROR([.F10]/[.B10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4" calcext:value-type="float">
            <text:p>674</text:p>
          </table:table-cell>
          <table:table-cell table:style-name="ce99" table:formula="of:=IFERROR([.B11]/[.D11]*[.C11];&quot;&quot;)" office:value-type="float" office:value="3.20474777448071" calcext:value-type="float">
            <text:p>3.2047</text:p>
          </table:table-cell>
          <table:table-cell table:style-name="ce99" table:formula="of:=IFERROR([.E11]*(1000/[.$B$3]);&quot;&quot;)" office:value-type="float" office:value="6.40949554896142" calcext:value-type="float">
            <text:p>6.4095</text:p>
          </table:table-cell>
          <table:table-cell table:style-name="ce100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formula="of:=IFERROR([.F11]/[.B11]*1000000;&quot;&quot;)" office:value-type="float" office:value="5934.71810089021" calcext:value-type="float">
            <text:p>5934.718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2" calcext:value-type="float">
            <text:p>672</text:p>
          </table:table-cell>
          <table:table-cell table:style-name="ce99" table:formula="of:=IFERROR([.B12]/[.D12]*[.C12];&quot;&quot;)" office:value-type="float" office:value="3.21428571428571" calcext:value-type="float">
            <text:p>3.2143</text:p>
          </table:table-cell>
          <table:table-cell table:style-name="ce99" table:formula="of:=IFERROR([.E12]*(1000/[.$B$3]);&quot;&quot;)" office:value-type="float" office:value="6.42857142857143" calcext:value-type="float">
            <text:p>6.4286</text:p>
          </table:table-cell>
          <table:table-cell table:style-name="ce100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formula="of:=IFERROR([.F12]/[.B12]*1000000;&quot;&quot;)" office:value-type="float" office:value="5952.38095238095" calcext:value-type="float">
            <text:p>5952.381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73" calcext:value-type="float">
            <text:p>673</text:p>
          </table:table-cell>
          <table:table-cell table:style-name="ce99" table:formula="of:=IFERROR([.B13]/[.D13]*[.C13];&quot;&quot;)" office:value-type="float" office:value="3.20950965824666" calcext:value-type="float">
            <text:p>3.2095</text:p>
          </table:table-cell>
          <table:table-cell table:style-name="ce99" table:formula="of:=IFERROR([.E13]*(1000/[.$B$3]);&quot;&quot;)" office:value-type="float" office:value="6.41901931649331" calcext:value-type="float">
            <text:p>6.4190</text:p>
          </table:table-cell>
          <table:table-cell table:style-name="ce100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formula="of:=IFERROR([.F13]/[.B13]*1000000;&quot;&quot;)" office:value-type="float" office:value="5943.53640416048" calcext:value-type="float">
            <text:p>5943.536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Any image</text:p>
          </table:table-cell>
          <table:table-cell table:style-name="ce96" office:value-type="float" office:value="3648" calcext:value-type="float">
            <text:p>3648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875" calcext:value-type="float">
            <text:p>1875</text:p>
          </table:table-cell>
          <table:table-cell table:style-name="ce99" table:formula="of:=IFERROR([.B6]/[.D6]*[.C6];&quot;&quot;)" office:value-type="float" office:value="3.8912" calcext:value-type="float">
            <text:p>3.8912</text:p>
          </table:table-cell>
          <table:table-cell table:style-name="ce99" table:formula="of:=IFERROR([.E6]*(1000/[.$B$3]);&quot;&quot;)" office:value-type="float" office:value="7.7824" calcext:value-type="float">
            <text:p>7.7824</text:p>
          </table:table-cell>
          <table:table-cell table:style-name="ce100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formula="of:=IFERROR([.F6]/[.B6]*1000000;&quot;&quot;)" office:value-type="float" office:value="2133.33333333333" calcext:value-type="float">
            <text:p>2133.3333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99" calcext:value-type="float">
            <text:p>1599</text:p>
          </table:table-cell>
          <table:table-cell table:style-name="ce99" table:formula="of:=IFERROR([.B7]/[.D7]*[.C7];&quot;&quot;)" office:value-type="float" office:value="8.10506566604128" calcext:value-type="float">
            <text:p>8.1051</text:p>
          </table:table-cell>
          <table:table-cell table:style-name="ce99" table:formula="of:=IFERROR([.E7]*(1000/[.$B$3]);&quot;&quot;)" office:value-type="float" office:value="16.2101313320826" calcext:value-type="float">
            <text:p>16.2101</text:p>
          </table:table-cell>
          <table:table-cell table:style-name="ce100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formula="of:=IFERROR([.F7]/[.B7]*1000000;&quot;&quot;)" office:value-type="float" office:value="7504.6904315197" calcext:value-type="float">
            <text:p>7504.6904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1574" calcext:value-type="float">
            <text:p>1574</text:p>
          </table:table-cell>
          <table:table-cell table:style-name="ce99" table:formula="of:=IFERROR([.B8]/[.D8]*[.C8];&quot;&quot;)" office:value-type="float" office:value="8.23379923761118" calcext:value-type="float">
            <text:p>8.2338</text:p>
          </table:table-cell>
          <table:table-cell table:style-name="ce99" table:formula="of:=IFERROR([.E8]*(1000/[.$B$3]);&quot;&quot;)" office:value-type="float" office:value="16.4675984752224" calcext:value-type="float">
            <text:p>16.4676</text:p>
          </table:table-cell>
          <table:table-cell table:style-name="ce100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formula="of:=IFERROR([.F8]/[.B8]*1000000;&quot;&quot;)" office:value-type="float" office:value="7623.88818297332" calcext:value-type="float">
            <text:p>7623.888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4" calcext:value-type="float">
            <text:p>814</text:p>
          </table:table-cell>
          <table:table-cell table:style-name="ce99" table:formula="of:=IFERROR([.B9]/[.D9]*[.C9];&quot;&quot;)" office:value-type="float" office:value="7.96068796068796" calcext:value-type="float">
            <text:p>7.9607</text:p>
          </table:table-cell>
          <table:table-cell table:style-name="ce99" table:formula="of:=IFERROR([.E9]*(1000/[.$B$3]);&quot;&quot;)" office:value-type="float" office:value="15.9213759213759" calcext:value-type="float">
            <text:p>15.9214</text:p>
          </table:table-cell>
          <table:table-cell table:style-name="ce100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formula="of:=IFERROR([.F9]/[.B9]*1000000;&quot;&quot;)" office:value-type="float" office:value="14742.0147420147" calcext:value-type="float">
            <text:p>14742.0147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812" calcext:value-type="float">
            <text:p>812</text:p>
          </table:table-cell>
          <table:table-cell table:style-name="ce99" table:formula="of:=IFERROR([.B10]/[.D10]*[.C10];&quot;&quot;)" office:value-type="float" office:value="7.98029556650246" calcext:value-type="float">
            <text:p>7.9803</text:p>
          </table:table-cell>
          <table:table-cell table:style-name="ce99" table:formula="of:=IFERROR([.E10]*(1000/[.$B$3]);&quot;&quot;)" office:value-type="float" office:value="15.9605911330049" calcext:value-type="float">
            <text:p>15.9606</text:p>
          </table:table-cell>
          <table:table-cell table:style-name="ce100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formula="of:=IFERROR([.F10]/[.B10]*1000000;&quot;&quot;)" office:value-type="float" office:value="14778.3251231527" calcext:value-type="float">
            <text:p>14778.3251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61" calcext:value-type="float">
            <text:p>661</text:p>
          </table:table-cell>
          <table:table-cell table:style-name="ce99" table:formula="of:=IFERROR([.B11]/[.D11]*[.C11];&quot;&quot;)" office:value-type="float" office:value="8.16944024205749" calcext:value-type="float">
            <text:p>8.1694</text:p>
          </table:table-cell>
          <table:table-cell table:style-name="ce99" table:formula="of:=IFERROR([.E11]*(1000/[.$B$3]);&quot;&quot;)" office:value-type="float" office:value="16.338880484115" calcext:value-type="float">
            <text:p>16.3389</text:p>
          </table:table-cell>
          <table:table-cell table:style-name="ce100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formula="of:=IFERROR([.F11]/[.B11]*1000000;&quot;&quot;)" office:value-type="float" office:value="15128.5930408472" calcext:value-type="float">
            <text:p>15128.59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42" calcext:value-type="float">
            <text:p>542</text:p>
          </table:table-cell>
          <table:table-cell table:style-name="ce99" table:formula="of:=IFERROR([.B12]/[.D12]*[.C12];&quot;&quot;)" office:value-type="float" office:value="3.98523985239852" calcext:value-type="float">
            <text:p>3.9852</text:p>
          </table:table-cell>
          <table:table-cell table:style-name="ce99" table:formula="of:=IFERROR([.E12]*(1000/[.$B$3]);&quot;&quot;)" office:value-type="float" office:value="7.97047970479705" calcext:value-type="float">
            <text:p>7.9705</text:p>
          </table:table-cell>
          <table:table-cell table:style-name="ce100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formula="of:=IFERROR([.F12]/[.B12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9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581" calcext:value-type="float">
            <text:p>581</text:p>
          </table:table-cell>
          <table:table-cell table:style-name="ce99" table:formula="of:=IFERROR([.B13]/[.D13]*[.C13];&quot;&quot;)" office:value-type="float" office:value="1.85886402753873" calcext:value-type="float">
            <text:p>1.8589</text:p>
          </table:table-cell>
          <table:table-cell table:style-name="ce99" table:formula="of:=IFERROR([.E13]*(1000/2000);&quot;&quot;)" office:value-type="float" office:value="0.929432013769363" calcext:value-type="float">
            <text:p>0.9294</text:p>
          </table:table-cell>
          <table:table-cell table:style-name="ce100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table:formula="of:=IFERROR([.F13]/[.B13]*1000000;&quot;&quot;)" office:value-type="float" office:value="860.585197934596" calcext:value-type="float">
            <text:p>860.5852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48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602" calcext:value-type="float">
            <text:p>602</text:p>
          </table:table-cell>
          <table:table-cell table:style-name="ce99" table:formula="of:=IFERROR([.B14]/[.D14]*[.C14];&quot;&quot;)" office:value-type="float" office:value="3.58803986710963" calcext:value-type="float">
            <text:p>3.5880</text:p>
          </table:table-cell>
          <table:table-cell table:style-name="ce99" table:formula="of:=IFERROR([.E14]*(1000/2000);&quot;&quot;)" office:value-type="float" office:value="1.79401993355482" calcext:value-type="float">
            <text:p>1.7940</text:p>
          </table:table-cell>
          <table:table-cell table:style-name="ce100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table:formula="of:=IFERROR([.F14]/[.B14]*1000000;&quot;&quot;)" office:value-type="float" office:value="1661.12956810631" calcext:value-type="float">
            <text:p>1661.129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1080 24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700" calcext:value-type="float">
            <text:p>700</text:p>
          </table:table-cell>
          <table:table-cell table:style-name="ce99" table:formula="of:=IFERROR([.B15]/[.D15]*[.C15];&quot;&quot;)" office:value-type="float" office:value="7.71428571428571" calcext:value-type="float">
            <text:p>7.7143</text:p>
          </table:table-cell>
          <table:table-cell table:style-name="ce99" table:formula="of:=IFERROR([.E15]*(1000/2000);&quot;&quot;)" office:value-type="float" office:value="3.85714285714286" calcext:value-type="float">
            <text:p>3.8571</text:p>
          </table:table-cell>
          <table:table-cell table:style-name="ce100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table:formula="of:=IFERROR([.F15]/[.B15]*1000000;&quot;&quot;)" office:value-type="float" office:value="3571.42857142857" calcext:value-type="float">
            <text:p>3571.4286</text:p>
          </table:table-cell>
          <table:table-cell table:style-name="ce103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4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0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97"/>
        <table:table-column table:style-name="co10" table:default-cell-style-name="ce97"/>
        <table:table-column table:style-name="co11" table:default-cell-style-name="ce51"/>
        <table:table-column table:style-name="co12" table:default-cell-style-name="ce97"/>
        <table:table-column table:style-name="co3" table:number-columns-repeated="9" table:default-cell-style-name="Default"/>
        <table:table-row table:style-name="ro4">
          <table:table-cell table:style-name="ce69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4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3" office:value-type="string" calcext:value-type="string">
            <text:p>Description</text:p>
          </table:table-cell>
          <table:table-cell table:style-name="ce95" office:value-type="string" calcext:value-type="string">
            <text:p># Rows in Image</text:p>
          </table:table-cell>
          <table:table-cell table:style-name="ce95" office:value-type="string" calcext:value-type="string">
            <text:p># Bands in Measurement</text:p>
          </table:table-cell>
          <table:table-cell table:style-name="ce95" office:value-type="string" calcext:value-type="string">
            <text:p>Pixel height of Measurement</text:p>
          </table:table-cell>
          <table:table-cell table:style-name="ce98" office:value-type="string" calcext:value-type="string">
            <text:p>Total# bands in image</text:p>
          </table:table-cell>
          <table:table-cell table:style-name="ce98" office:value-type="string" calcext:value-type="string">
            <text:p>Readout Speed (ms)</text:p>
          </table:table-cell>
          <table:table-cell table:style-name="ce95" office:value-type="string" calcext:value-type="string">
            <text:p>Readout Speed (sec)</text:p>
          </table:table-cell>
          <table:table-cell table:style-name="ce98" office:value-type="string" calcext:value-type="string">
            <text:p>Readout Per-Row (ns)</text:p>
          </table:table-cell>
          <table:table-cell table:style-name="ce102" office:value-type="string" calcext:value-type="string" table:number-columns-spanned="9" table:number-rows-spanned="1">
            <text:p>Notes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6" calcext:value-type="float">
            <text:p>1896</text:p>
          </table:table-cell>
          <table:table-cell table:style-name="ce99" table:formula="of:=IFERROR([.B6]/[.D6]*[.C6];&quot;&quot;)" office:value-type="float" office:value="10.4556962025316" calcext:value-type="float">
            <text:p>10.4557</text:p>
          </table:table-cell>
          <table:table-cell table:style-name="ce99" table:formula="of:=IFERROR([.E6]*(1000/[.$B$3]);&quot;&quot;)" office:value-type="float" office:value="20.9113924050633" calcext:value-type="float">
            <text:p>20.9114</text:p>
          </table:table-cell>
          <table:table-cell table:style-name="ce100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1" table:formula="of:=IFERROR([.F6]/[.B6]*1000000;&quot;&quot;)" office:value-type="float" office:value="7383.96624472574" calcext:value-type="float">
            <text:p>7383.966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 Lossless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5" calcext:value-type="float">
            <text:p>1895</text:p>
          </table:table-cell>
          <table:table-cell table:style-name="ce99" table:formula="of:=IFERROR([.B7]/[.D7]*[.C7];&quot;&quot;)" office:value-type="float" office:value="10.4612137203166" calcext:value-type="float">
            <text:p>10.4612</text:p>
          </table:table-cell>
          <table:table-cell table:style-name="ce99" table:formula="of:=IFERROR([.E7]*(1000/[.$B$3]);&quot;&quot;)" office:value-type="float" office:value="20.9224274406332" calcext:value-type="float">
            <text:p>20.9224</text:p>
          </table:table-cell>
          <table:table-cell table:style-name="ce100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1" table:formula="of:=IFERROR([.F7]/[.B7]*1000000;&quot;&quot;)" office:value-type="float" office:value="7387.86279683377" calcext:value-type="float">
            <text:p>7387.862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8]/[.D8]*[.C8];&quot;&quot;)" office:value-type="float" office:value="10.450184501845" calcext:value-type="float">
            <text:p>10.4502</text:p>
          </table:table-cell>
          <table:table-cell table:style-name="ce99" table:formula="of:=IFERROR([.E8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1" table:formula="of:=IFERROR([.F8]/[.B8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Un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7" calcext:value-type="float">
            <text:p>1897</text:p>
          </table:table-cell>
          <table:table-cell table:style-name="ce99" table:formula="of:=IFERROR([.B9]/[.D9]*[.C9];&quot;&quot;)" office:value-type="float" office:value="10.450184501845" calcext:value-type="float">
            <text:p>10.4502</text:p>
          </table:table-cell>
          <table:table-cell table:style-name="ce99" table:formula="of:=IFERROR([.E9]*(1000/[.$B$3]);&quot;&quot;)" office:value-type="float" office:value="20.90036900369" calcext:value-type="float">
            <text:p>20.9004</text:p>
          </table:table-cell>
          <table:table-cell table:style-name="ce100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1" table:formula="of:=IFERROR([.F9]/[.B9]*1000000;&quot;&quot;)" office:value-type="float" office:value="7380.07380073801" calcext:value-type="float">
            <text:p>7380.0738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Continuous Compressed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2" calcext:value-type="float">
            <text:p>1902</text:p>
          </table:table-cell>
          <table:table-cell table:style-name="ce99" table:formula="of:=IFERROR([.B10]/[.D10]*[.C10];&quot;&quot;)" office:value-type="float" office:value="10.4227129337539" calcext:value-type="float">
            <text:p>10.4227</text:p>
          </table:table-cell>
          <table:table-cell table:style-name="ce99" table:formula="of:=IFERROR([.E10]*(1000/[.$B$3]);&quot;&quot;)" office:value-type="float" office:value="20.8454258675079" calcext:value-type="float">
            <text:p>20.8454</text:p>
          </table:table-cell>
          <table:table-cell table:style-name="ce100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1" table:formula="of:=IFERROR([.F10]/[.B10]*1000000;&quot;&quot;)" office:value-type="float" office:value="7360.67297581493" calcext:value-type="float">
            <text:p>7360.673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1600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01" calcext:value-type="float">
            <text:p>1901</text:p>
          </table:table-cell>
          <table:table-cell table:style-name="ce99" table:formula="of:=IFERROR([.B11]/[.D11]*[.C11];&quot;&quot;)" office:value-type="float" office:value="10.4281956864808" calcext:value-type="float">
            <text:p>10.4282</text:p>
          </table:table-cell>
          <table:table-cell table:style-name="ce99" table:formula="of:=IFERROR([.E11]*(1000/[.$B$3]);&quot;&quot;)" office:value-type="float" office:value="20.8563913729616" calcext:value-type="float">
            <text:p>20.8564</text:p>
          </table:table-cell>
          <table:table-cell table:style-name="ce100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1" table:formula="of:=IFERROR([.F11]/[.B11]*1000000;&quot;&quot;)" office:value-type="float" office:value="7364.54497632825" calcext:value-type="float">
            <text:p>7364.5450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Raw ISO 64k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899" calcext:value-type="float">
            <text:p>1899</text:p>
          </table:table-cell>
          <table:table-cell table:style-name="ce99" table:formula="of:=IFERROR([.B12]/[.D12]*[.C12];&quot;&quot;)" office:value-type="float" office:value="10.4391785150079" calcext:value-type="float">
            <text:p>10.4392</text:p>
          </table:table-cell>
          <table:table-cell table:style-name="ce99" table:formula="of:=IFERROR([.E12]*(1000/[.$B$3]);&quot;&quot;)" office:value-type="float" office:value="20.8783570300158" calcext:value-type="float">
            <text:p>20.8784</text:p>
          </table:table-cell>
          <table:table-cell table:style-name="ce100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1" table:formula="of:=IFERROR([.F12]/[.B12]*1000000;&quot;&quot;)" office:value-type="float" office:value="7372.30121116377" calcext:value-type="float">
            <text:p>7372.3012</text:p>
          </table:table-cell>
          <table:table-cell table:style-name="ce103" table:number-columns-spanned="9" table:number-rows-spanned="1"/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JPEG</text:p>
          </table:table-cell>
          <table:table-cell table:style-name="ce96" office:value-type="float" office:value="2832" calcext:value-type="float">
            <text:p>2832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1942" calcext:value-type="float">
            <text:p>1942</text:p>
          </table:table-cell>
          <table:table-cell table:style-name="ce99" table:formula="of:=IFERROR([.B13]/[.D13]*[.C13];&quot;&quot;)" office:value-type="float" office:value="10.2080329557158" calcext:value-type="float">
            <text:p>10.2080</text:p>
          </table:table-cell>
          <table:table-cell table:style-name="ce99" table:formula="of:=IFERROR([.E13]*(1000/[.$B$3]);&quot;&quot;)" office:value-type="float" office:value="20.4160659114315" calcext:value-type="float">
            <text:p>20.4161</text:p>
          </table:table-cell>
          <table:table-cell table:style-name="ce100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1" table:formula="of:=IFERROR([.F13]/[.B13]*1000000;&quot;&quot;)" office:value-type="float" office:value="7209.06282183316" calcext:value-type="float">
            <text:p>7209.0628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04"/>
        </table:table-row>
        <table:table-row table:style-name="ro2">
          <table:table-cell table:style-name="ce87" office:value-type="string" calcext:value-type="string">
            <text:p>4k 6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15" calcext:value-type="float">
            <text:p>1415</text:p>
          </table:table-cell>
          <table:table-cell table:style-name="ce99" table:formula="of:=IFERROR([.B14]/[.D14]*[.C14];&quot;&quot;)" office:value-type="float" office:value="4.57950530035336" calcext:value-type="float">
            <text:p>4.5795</text:p>
          </table:table-cell>
          <table:table-cell table:style-name="ce99" table:formula="of:=IFERROR([.E14]*(1000/[.$B$3]);&quot;&quot;)" office:value-type="float" office:value="9.15901060070671" calcext:value-type="float">
            <text:p>9.1590</text:p>
          </table:table-cell>
          <table:table-cell table:style-name="ce100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1" table:formula="of:=IFERROR([.F14]/[.B14]*1000000;&quot;&quot;)" office:value-type="float" office:value="4240.28268551237" calcext:value-type="float">
            <text:p>4240.2827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30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0" calcext:value-type="float">
            <text:p>1420</text:p>
          </table:table-cell>
          <table:table-cell table:style-name="ce99" table:formula="of:=IFERROR([.B15]/[.D15]*[.C15];&quot;&quot;)" office:value-type="float" office:value="4.56338028169014" calcext:value-type="float">
            <text:p>4.5634</text:p>
          </table:table-cell>
          <table:table-cell table:style-name="ce99" table:formula="of:=IFERROR([.E15]*(1000/[.$B$3]);&quot;&quot;)" office:value-type="float" office:value="9.12676056338028" calcext:value-type="float">
            <text:p>9.1268</text:p>
          </table:table-cell>
          <table:table-cell table:style-name="ce100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1" table:formula="of:=IFERROR([.F15]/[.B15]*1000000;&quot;&quot;)" office:value-type="float" office:value="4225.35211267606" calcext:value-type="float">
            <text:p>4225.352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4k 24p</text:p>
          </table:table-cell>
          <table:table-cell table:style-name="ce96" office:value-type="float" office:value="2160" calcext:value-type="float">
            <text:p>216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421" calcext:value-type="float">
            <text:p>1421</text:p>
          </table:table-cell>
          <table:table-cell table:style-name="ce99" table:formula="of:=IFERROR([.B16]/[.D16]*[.C16];&quot;&quot;)" office:value-type="float" office:value="4.56016889514427" calcext:value-type="float">
            <text:p>4.5602</text:p>
          </table:table-cell>
          <table:table-cell table:style-name="ce99" table:formula="of:=IFERROR([.E16]*(1000/[.$B$3]);&quot;&quot;)" office:value-type="float" office:value="9.12033779028853" calcext:value-type="float">
            <text:p>9.1203</text:p>
          </table:table-cell>
          <table:table-cell table:style-name="ce100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1" table:formula="of:=IFERROR([.F16]/[.B16]*1000000;&quot;&quot;)" office:value-type="float" office:value="4222.37860661506" calcext:value-type="float">
            <text:p>4222.3786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12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579" calcext:value-type="float">
            <text:p>579</text:p>
          </table:table-cell>
          <table:table-cell table:style-name="ce99" table:formula="of:=IFERROR([.B17]/[.D17]*[.C17];&quot;&quot;)" office:value-type="float" office:value="3.73056994818653" calcext:value-type="float">
            <text:p>3.7306</text:p>
          </table:table-cell>
          <table:table-cell table:style-name="ce99" table:formula="of:=IFERROR([.E17]*(1000/[.$B$3]);&quot;&quot;)" office:value-type="float" office:value="7.46113989637306" calcext:value-type="float">
            <text:p>7.4611</text:p>
          </table:table-cell>
          <table:table-cell table:style-name="ce100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1" table:formula="of:=IFERROR([.F17]/[.B17]*1000000;&quot;&quot;)" office:value-type="float" office:value="6908.46286701209" calcext:value-type="float">
            <text:p>6908.4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6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6" calcext:value-type="float">
            <text:p>766</text:p>
          </table:table-cell>
          <table:table-cell table:style-name="ce99" table:formula="of:=IFERROR([.B18]/[.D18]*[.C18];&quot;&quot;)" office:value-type="float" office:value="4.22976501305483" calcext:value-type="float">
            <text:p>4.2298</text:p>
          </table:table-cell>
          <table:table-cell table:style-name="ce99" table:formula="of:=IFERROR([.E18]*(1000/[.$B$3]);&quot;&quot;)" office:value-type="float" office:value="8.45953002610966" calcext:value-type="float">
            <text:p>8.4595</text:p>
          </table:table-cell>
          <table:table-cell table:style-name="ce100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1" table:formula="of:=IFERROR([.F18]/[.B18]*1000000;&quot;&quot;)" office:value-type="float" office:value="7832.89817232376" calcext:value-type="float">
            <text:p>7832.8982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30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64" calcext:value-type="float">
            <text:p>764</text:p>
          </table:table-cell>
          <table:table-cell table:style-name="ce99" table:formula="of:=IFERROR([.B19]/[.D19]*[.C19];&quot;&quot;)" office:value-type="float" office:value="4.24083769633508" calcext:value-type="float">
            <text:p>4.2408</text:p>
          </table:table-cell>
          <table:table-cell table:style-name="ce99" table:formula="of:=IFERROR([.E19]*(1000/[.$B$3]);&quot;&quot;)" office:value-type="float" office:value="8.48167539267016" calcext:value-type="float">
            <text:p>8.4817</text:p>
          </table:table-cell>
          <table:table-cell table:style-name="ce100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1" table:formula="of:=IFERROR([.F19]/[.B19]*1000000;&quot;&quot;)" office:value-type="float" office:value="7853.40314136126" calcext:value-type="float">
            <text:p>7853.4031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>
          <table:table-cell table:style-name="ce93" office:value-type="string" calcext:value-type="string">
            <text:p>1080 24p</text:p>
          </table:table-cell>
          <table:table-cell table:style-name="ce96" office:value-type="float" office:value="1080" calcext:value-type="float">
            <text:p>108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07" calcext:value-type="float">
            <text:p>707</text:p>
          </table:table-cell>
          <table:table-cell table:style-name="ce99" table:formula="of:=IFERROR([.B20]/[.D20]*[.C20];&quot;&quot;)" office:value-type="float" office:value="4.58274398868458" calcext:value-type="float">
            <text:p>4.5827</text:p>
          </table:table-cell>
          <table:table-cell table:style-name="ce99" table:formula="of:=IFERROR([.E20]*(1000/[.$B$3]);&quot;&quot;)" office:value-type="float" office:value="9.16548797736916" calcext:value-type="float">
            <text:p>9.1655</text:p>
          </table:table-cell>
          <table:table-cell table:style-name="ce100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1" table:formula="of:=IFERROR([.F20]/[.B20]*1000000;&quot;&quot;)" office:value-type="float" office:value="8486.56294200849" calcext:value-type="float">
            <text:p>8486.5629</text:p>
          </table:table-cell>
          <table:table-cell table:style-name="ce103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04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2" number:min-decimal-places="2" number:min-integer-digits="1" number:grouping="true"/>
      <number:text> ns</number:text>
    </number:number-style>
    <number:number-style style:name="N131">
      <number:number number:decimal-places="2" number:min-decimal-places="2" number:min-integer-digits="3" number:grouping="true"/>
      <number:text> ns</number:text>
    </number:number-style>
    <number:number-style style:name="N130">
      <number:number number:decimal-places="2" number:min-decimal-places="2" number:min-integer-digits="1"/>
      <number:text> ns</number:text>
    </number:number-style>
    <number:number-style style:name="N129">
      <number:number number:decimal-places="2" number:min-decimal-places="2" number:min-integer-digits="1"/>
      <number:text> ms</number:text>
    </number:number-style>
    <number:number-style style:name="N128">
      <number:number number:decimal-places="2" number:min-decimal-places="2" number:min-integer-digits="1"/>
      <number:text>ms</number:text>
    </number:number-style>
    <number:number-style style:name="N127">
      <number:number number:decimal-places="2" number:min-decimal-places="2" number:min-integer-digits="1"/>
      <number:text> &amp; ms</number:text>
    </number:number-style>
    <number:date-style style:name="N126">
      <number:text>=T</number:text>
      <number:year number:calendar="jewish"/>
      <number:text>XT(0.00) &amp; ms</number:text>
    </number:date-style>
    <number:number-style style:name="N125">
      <number:fraction number:min-integer-digits="0" number:min-numerator-digits="1" loext:max-numerator-digits="1" number:denominator-value="1000"/>
    </number:number-style>
    <number:number-style style:name="N124">
      <number:fraction number:min-numerator-digits="1" loext:max-numerator-digits="1" number:min-denominator-digits="3" number:max-denominator-value="999"/>
    </number:number-style>
    <number:number-style style:name="N123P0" style:volatile="true">
      <number:text/>
    </number:number-style>
    <number:number-style style:name="N123">
      <number:number number:decimal-places="4" number:min-decimal-places="4" number:min-integer-digits="1"/>
      <style:map style:condition="value()=0" style:apply-style-name="N123P0"/>
    </number:number-style>
    <number:number-style style:name="N122P0" style:volatile="true">
      <number:text/>
    </number:number-style>
    <number:number-style style:name="N122">
      <number:number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9" meta:cell-count="4002" meta:object-count="0"/>
  </office:meta>
</office:document-meta>
</file>